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" svg:font-family="&quot;No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put_dat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0.111109791978521" table:style-name="Default_1">
            <text:p>0,111109792</text:p>
          </table:table-cell>
          <table:table-cell office:value-type="float" office:value="0.45181313012650098" table:style-name="Default_1">
            <text:p>0,45181313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office:value-type="float" office:value="0.68859910024808701" table:style-name="Default_1">
            <text:p>0,6885991</text:p>
          </table:table-cell>
          <table:table-cell office:value-type="float" office:value="0.71010419494570098" table:style-name="Default_1">
            <text:p>0,710104195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office:value-type="float" office:value="0.83685414231878097" table:style-name="Default_1">
            <text:p>0,836854142</text:p>
          </table:table-cell>
          <table:table-cell office:value-type="float" office:value="0.12546550202821399" table:style-name="Default_1">
            <text:p>0,125465502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office:value-type="float" office:value="0.60840549763660901" table:style-name="Default_1">
            <text:p>0,608405498</text:p>
          </table:table-cell>
          <table:table-cell office:value-type="float" office:value="0.84091789389624005" table:style-name="Default_1">
            <text:p>0,840917894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office:value-type="float" office:value="0.36090544632418498" table:style-name="Default_1">
            <text:p>0,360905446</text:p>
          </table:table-cell>
          <table:table-cell office:value-type="float" office:value="0.114794391863328" table:style-name="Default_1">
            <text:p>0,114794392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office:value-type="float" office:value="0.529786158492623" table:style-name="Default_1">
            <text:p>0,529786158</text:p>
          </table:table-cell>
          <table:table-cell office:value-type="float" office:value="6.6414675460727601E-2" table:style-name="Default_1">
            <text:p>0,066414675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table:number-columns-repeated="6" table:style-name="Default_1"/>
          <table:table-cell table:number-columns-repeated="16378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" table:style-name="Default_1">
            <text:p>2</text:p>
          </table:table-cell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weights_init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0.29958858853214998" table:style-name="Default_1">
            <text:p>0,299588589</text:p>
          </table:table-cell>
          <table:table-cell office:value-type="float" office:value="0.92138454936367897" table:style-name="Default_1">
            <text:p>0,921384549</text:p>
          </table:table-cell>
          <table:table-cell office:value-type="float" office:value="0.48134944575442501" table:style-name="Default_1">
            <text:p>0,481349446</text:p>
          </table:table-cell>
          <table:table-cell table:number-columns-repeated="16381"/>
        </table:table-row>
        <table:table-row table:style-name="ro1">
          <table:table-cell office:value-type="float" office:value="0.71012667441118704" table:style-name="Default_1">
            <text:p>0,710126674</text:p>
          </table:table-cell>
          <table:table-cell office:value-type="float" office:value="0.676536175650993" table:style-name="Default_1">
            <text:p>0,676536176</text:p>
          </table:table-cell>
          <table:table-cell office:value-type="float" office:value="0.45897751673895498" table:style-name="Default_1">
            <text:p>0,458977517</text:p>
          </table:table-cell>
          <table:table-cell table:number-columns-repeated="16381"/>
        </table:table-row>
        <table:table-row table:style-name="ro1">
          <table:table-cell table:number-columns-repeated="3" table:style-name="Default_1"/>
          <table:table-cell table:number-columns-repeated="16381"/>
        </table:table-row>
        <table:table-row table:style-name="ro1">
          <table:table-cell office:value-type="float" office:value="0.55491769016021797" table:style-name="Default_1">
            <text:p>0,55491769</text:p>
          </table:table-cell>
          <table:table-cell office:value-type="float" office:value="0.30065833030489097" table:style-name="Default_1">
            <text:p>0,30065833</text:p>
          </table:table-cell>
          <table:table-cell office:value-type="float" office:value="0.851414649045376" table:style-name="Default_1">
            <text:p>0,851414649</text:p>
          </table:table-cell>
          <table:table-cell table:number-columns-repeated="16381"/>
        </table:table-row>
        <table:table-row table:style-name="ro1">
          <table:table-cell office:value-type="float" office:value="0.846399391320794" table:style-name="Default_1">
            <text:p>0,846399391</text:p>
          </table:table-cell>
          <table:table-cell office:value-type="float" office:value="0.89023840715907399" table:style-name="Default_1">
            <text:p>0,890238407</text:p>
          </table:table-cell>
          <table:table-cell office:value-type="float" office:value="0.18852743360061999" table:style-name="Default_1">
            <text:p>0,188527434</text:p>
          </table:table-cell>
          <table:table-cell table:number-columns-repeated="16381"/>
        </table:table-row>
        <table:table-row table:style-name="ro1">
          <table:table-cell office:value-type="float" office:value="0.16733271532640101" table:style-name="Default_1">
            <text:p>0,167332715</text:p>
          </table:table-cell>
          <table:table-cell office:value-type="float" office:value="0.40627643035980798" table:style-name="Default_1">
            <text:p>0,40627643</text:p>
          </table:table-cell>
          <table:table-cell office:value-type="float" office:value="0.59845677422867405" table:style-name="Default_1">
            <text:p>0,598456774</text:p>
          </table:table-cell>
          <table:table-cell table:number-columns-repeated="16381"/>
        </table:table-row>
        <table:table-row table:style-name="ro1">
          <table:table-cell table:number-columns-repeated="3" table:style-name="Default_1"/>
          <table:table-cell table:number-columns-repeated="16381"/>
        </table:table-row>
        <table:table-row table:style-name="ro1">
          <table:table-cell office:value-type="float" office:value="0.81416614524410602" table:style-name="Default_1">
            <text:p>0,814166145</text:p>
          </table:table-cell>
          <table:table-cell office:value-type="float" office:value="0.92067652708652303" table:style-name="Default_1">
            <text:p>0,920676527</text:p>
          </table:table-cell>
          <table:table-cell office:value-type="float" office:value="8.0931155763436902E-2" table:style-name="Default_1">
            <text:p>0,080931156</text:p>
          </table:table-cell>
          <table:table-cell table:number-columns-repeated="16381"/>
        </table:table-row>
        <table:table-row table:style-name="ro1">
          <table:table-cell office:value-type="float" office:value="0.64826345125098905" table:style-name="Default_1">
            <text:p>0,648263451</text:p>
          </table:table-cell>
          <table:table-cell office:value-type="float" office:value="0.23910093352678999" table:style-name="Default_1">
            <text:p>0,239100934</text:p>
          </table:table-cell>
          <table:table-cell office:value-type="float" office:value="0.570400831049233" table:style-name="Default_1">
            <text:p>0,570400831</text:p>
          </table:table-cell>
          <table:table-cell table:number-columns-repeated="16381"/>
        </table:table-row>
        <table:table-row table:style-name="ro1">
          <table:table-cell office:value-type="float" office:value="0.25959603407863702" table:style-name="Default_1">
            <text:p>0,259596034</text:p>
          </table:table-cell>
          <table:table-cell office:value-type="float" office:value="0.97701884363791103" table:style-name="Default_1">
            <text:p>0,977018844</text:p>
          </table:table-cell>
          <table:table-cell office:value-type="float" office:value="0.97935659270745301" table:style-name="Default_1">
            <text:p>0,97935659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expected_param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Default_1"/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float" office:value="0.29958858853214998" table:style-name="Default_1">
            <text:p>0,299588589</text:p>
          </table:table-cell>
          <table:table-cell office:value-type="float" office:value="0.92138454936367897" table:style-name="Default_1">
            <text:p>0,921384549</text:p>
          </table:table-cell>
          <table:table-cell office:value-type="float" office:value="0.48134944575442501" table:style-name="Default_1">
            <text:p>0,481349446</text:p>
          </table:table-cell>
          <table:table-cell office:value-type="string" table:style-name="Default_1">
            <text:p>w1</text:p>
          </table:table-cell>
          <table:table-cell table:style-name="Default_1"/>
          <table:table-cell office:value-type="float" office:value="0.111109791978521" table:style-name="Default_1">
            <text:p>0,111109792</text:p>
          </table:table-cell>
          <table:table-cell office:value-type="float" office:value="0.45181313012650098" table:style-name="Default_1">
            <text:p>0,45181313</text:p>
          </table:table-cell>
          <table:table-cell table:style-name="Default_1"/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style-name="Default_1"/>
          <table:table-cell office:value-type="float" office:value="1" table:style-name="Default_1">
            <text:p>1</text:p>
          </table:table-cell>
          <table:table-cell table:number-columns-repeated="2" table:style-name="Default_1"/>
          <table:table-cell office:value-type="string" table:style-name="Default_1">
            <text:p>reg</text:p>
          </table:table-cell>
          <table:table-cell office:value-type="float" office:value="1E-3" table:style-name="Default_1">
            <text:p>0,001</text:p>
          </table:table-cell>
          <table:table-cell table:style-name="Default_1"/>
          <table:table-cell table:number-columns-repeated="16366"/>
        </table:table-row>
        <table:table-row table:style-name="ro1">
          <table:table-cell office:value-type="float" office:value="0.71012667441118704" table:style-name="Default_1">
            <text:p>0,710126674</text:p>
          </table:table-cell>
          <table:table-cell office:value-type="float" office:value="0.676536175650993" table:style-name="Default_1">
            <text:p>0,676536176</text:p>
          </table:table-cell>
          <table:table-cell office:value-type="float" office:value="0.45897751673895498" table:style-name="Default_1">
            <text:p>0,458977517</text:p>
          </table:table-cell>
          <table:table-cell table:number-columns-repeated="2" table:style-name="Default_1"/>
          <table:table-cell office:value-type="float" office:value="0.68859910024808701" table:style-name="Default_1">
            <text:p>0,6885991</text:p>
          </table:table-cell>
          <table:table-cell office:value-type="float" office:value="-0.71010419494570098" table:style-name="Default_1">
            <text:p>-0,710104195</text:p>
          </table:table-cell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style-name="Default_1"/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office:value-type="string" table:style-name="Default_1">
            <text:p>step</text:p>
          </table:table-cell>
          <table:table-cell office:value-type="float" office:value="0.1" table:style-name="Default_1">
            <text:p>0,1</text:p>
          </table:table-cell>
          <table:table-cell table:style-name="Default_1"/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float" office:value="0.83685414231878097" table:style-name="Default_1">
            <text:p>0,836854142</text:p>
          </table:table-cell>
          <table:table-cell office:value-type="float" office:value="0.12546550202821399" table:style-name="Default_1">
            <text:p>0,125465502</text:p>
          </table:table-cell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style-name="Default_1"/>
          <table:table-cell office:value-type="float" office:value="0" table:style-name="Default_1">
            <text:p>0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string" table:style-name="Default_1">
            <text:p>b1</text:p>
          </table:table-cell>
          <table:table-cell table:style-name="Default_1"/>
          <table:table-cell office:value-type="float" office:value="-0.60840549763660901" table:style-name="Default_1">
            <text:p>-0,608405498</text:p>
          </table:table-cell>
          <table:table-cell office:value-type="float" office:value="-0.84091789389624005" table:style-name="Default_1">
            <text:p>-0,840917894</text:p>
          </table:table-cell>
          <table:table-cell table:style-name="Default_1"/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style-name="Default_1"/>
          <table:table-cell office:value-type="float" office:value="2" table:style-name="Default_1">
            <text:p>2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float" office:value="0.36090544632418498" table:style-name="Default_1">
            <text:p>0,360905446</text:p>
          </table:table-cell>
          <table:table-cell office:value-type="float" office:value="0.114794391863328" table:style-name="Default_1">
            <text:p>0,114794392</text:p>
          </table:table-cell>
          <table:table-cell table:style-name="Default_1"/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table:style-name="Default_1"/>
          <table:table-cell office:value-type="float" office:value="2" table:style-name="Default_1">
            <text:p>2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55491769016021797" table:style-name="Default_1">
            <text:p>0,55491769</text:p>
          </table:table-cell>
          <table:table-cell office:value-type="float" office:value="0.30065833030489097" table:style-name="Default_1">
            <text:p>0,30065833</text:p>
          </table:table-cell>
          <table:table-cell office:value-type="float" office:value="0.851414649045376" table:style-name="Default_1">
            <text:p>0,851414649</text:p>
          </table:table-cell>
          <table:table-cell office:value-type="string" table:style-name="Default_1">
            <text:p>w2</text:p>
          </table:table-cell>
          <table:table-cell table:style-name="Default_1"/>
          <table:table-cell office:value-type="float" office:value="0.529786158492623" table:style-name="Default_1">
            <text:p>0,529786158</text:p>
          </table:table-cell>
          <table:table-cell office:value-type="float" office:value="-6.6414675460727601E-2" table:style-name="Default_1">
            <text:p>-0,066414675</text:p>
          </table:table-cell>
          <table:table-cell table:style-name="Default_1"/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table:style-name="Default_1"/>
          <table:table-cell office:value-type="float" office:value="1" table:style-name="Default_1">
            <text:p>1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846399391320794" table:style-name="Default_1">
            <text:p>0,846399391</text:p>
          </table:table-cell>
          <table:table-cell office:value-type="float" office:value="0.89023840715907399" table:style-name="Default_1">
            <text:p>0,890238407</text:p>
          </table:table-cell>
          <table:table-cell office:value-type="float" office:value="0.18852743360061999" table:style-name="Default_1">
            <text:p>0,188527434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16733271532640101" table:style-name="Default_1">
            <text:p>0,167332715</text:p>
          </table:table-cell>
          <table:table-cell office:value-type="float" office:value="0.40627643035980798" table:style-name="Default_1">
            <text:p>0,40627643</text:p>
          </table:table-cell>
          <table:table-cell office:value-type="float" office:value="0.59845677422867405" table:style-name="Default_1">
            <text:p>0,598456774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string" table:style-name="Default_1">
            <text:p>b2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string" table:style-name="Default_1">
            <text:p>W.X + b</text:p>
          </table:table-cell>
          <table:table-cell table:number-columns-repeated="4" table:style-name="Default_1"/>
          <table:table-cell office:value-type="string" table:style-name="Default_1">
            <text:p>W.X</text:p>
          </table:table-cell>
          <table:table-cell table:number-columns-repeated="4" table:style-name="Default_1"/>
          <table:table-cell office:value-type="string" table:style-name="Default_1">
            <text:p>W1 ^ 2</text:p>
          </table:table-cell>
          <table:table-cell table:number-columns-repeated="2" table:style-name="Default_1"/>
          <table:table-cell table:number-columns-repeated="16366"/>
        </table:table-row>
        <table:table-row table:style-name="ro1">
          <table:table-cell office:value-type="float" office:value="0.81416614524410602" table:style-name="Default_1">
            <text:p>0,814166145</text:p>
          </table:table-cell>
          <table:table-cell office:value-type="float" office:value="0.92067652708652303" table:style-name="Default_1">
            <text:p>0,920676527</text:p>
          </table:table-cell>
          <table:table-cell office:value-type="float" office:value="8.0931155763436902E-2" table:style-name="Default_1">
            <text:p>0,080931156</text:p>
          </table:table-cell>
          <table:table-cell office:value-type="string" table:style-name="Default_1">
            <text:p>w3</text:p>
          </table:table-cell>
          <table:table-cell table:style-name="Default_1"/>
          <table:table-cell office:value-type="float" office:value="0.35413178130298695" table:formula="of:=[.K12]+[.A$4]" table:style-name="Default_1">
            <text:p>0,354131781</text:p>
          </table:table-cell>
          <table:table-cell office:value-type="float" office:value="0.40804277277670914" table:formula="of:=[.L12]+[.B$4]" table:style-name="Default_1">
            <text:p>0,408042773</text:p>
          </table:table-cell>
          <table:table-cell office:value-type="float" office:value="0.26085470528226629" table:formula="of:=[.M12]+[.C$4]" table:style-name="Default_1">
            <text:p>0,260854705</text:p>
          </table:table-cell>
          <table:table-cell table:number-columns-repeated="2" table:style-name="Default_1"/>
          <table:table-cell office:value-type="float" office:value="0.35413178130298695" table:formula="of:=MMULT([.F1:.G6];[.A1:.C2] )" table:number-matrix-columns-spanned="3" table:number-matrix-rows-spanned="6" table:style-name="Default_1">
            <text:p>0,354131781</text:p>
          </table:table-cell>
          <table:table-cell office:value-type="float" office:value="0.40804277277670914" table:style-name="Default_1">
            <text:p>0,408042773</text:p>
          </table:table-cell>
          <table:table-cell office:value-type="float" office:value="0.26085470528226629" table:style-name="Default_1">
            <text:p>0,260854705</text:p>
          </table:table-cell>
          <table:table-cell table:number-columns-repeated="2" table:style-name="Default_1"/>
          <table:table-cell office:value-type="float" office:value="8.9753322378685871E-2" table:formula="of:=POWER([.A1];2)" table:style-name="Default_1">
            <text:p>0,089753322</text:p>
          </table:table-cell>
          <table:table-cell office:value-type="float" office:value="0.84894948780610979" table:formula="of:=POWER([.B1];2)" table:style-name="Default_1">
            <text:p>0,848949488</text:p>
          </table:table-cell>
          <table:table-cell office:value-type="float" office:value="0.23169728892809213" table:formula="of:=POWER([.C1];2)" table:style-name="Default_1">
            <text:p>0,231697289</text:p>
          </table:table-cell>
          <table:table-cell table:number-columns-repeated="16366"/>
        </table:table-row>
        <table:table-row table:style-name="ro1">
          <table:table-cell office:value-type="float" office:value="0.64826345125098905" table:style-name="Default_1">
            <text:p>0,648263451</text:p>
          </table:table-cell>
          <table:table-cell office:value-type="float" office:value="0.23910093352678999" table:style-name="Default_1">
            <text:p>0,239100934</text:p>
          </table:table-cell>
          <table:table-cell office:value-type="float" office:value="0.570400831049233" table:style-name="Default_1">
            <text:p>0,570400831</text:p>
          </table:table-cell>
          <table:table-cell table:number-columns-repeated="2" table:style-name="Default_1"/>
          <table:table-cell office:value-type="float" office:value="-0.29796749793439103" table:formula="of:=[.K13]+[.A$4]" table:style-name="Default_1">
            <text:p>-0,297967498</text:p>
          </table:table-cell>
          <table:table-cell office:value-type="float" office:value="0.15405339531202672" table:formula="of:=[.L13]+[.B$4]" table:style-name="Default_1">
            <text:p>0,154053395</text:p>
          </table:table-cell>
          <table:table-cell office:value-type="float" office:value="5.534935229319804E-3" table:formula="of:=[.M13]+[.C$4]" table:style-name="Default_1">
            <text:p>0,005534935</text:p>
          </table:table-cell>
          <table:table-cell table:number-columns-repeated="2" table:style-name="Default_1"/>
          <table:table-cell office:value-type="float" office:value="-0.29796749793439103" table:style-name="Default_1">
            <text:p>-0,297967498</text:p>
          </table:table-cell>
          <table:table-cell office:value-type="float" office:value="0.15405339531202672" table:style-name="Default_1">
            <text:p>0,154053395</text:p>
          </table:table-cell>
          <table:table-cell office:value-type="float" office:value="5.534935229319804E-3" table:style-name="Default_1">
            <text:p>0,005534935</text:p>
          </table:table-cell>
          <table:table-cell table:number-columns-repeated="2" table:style-name="Default_1"/>
          <table:table-cell office:value-type="float" office:value="0.50427989371029203" table:formula="of:=POWER([.A2];2)" table:style-name="Default_1">
            <text:p>0,504279894</text:p>
          </table:table-cell>
          <table:table-cell office:value-type="float" office:value="0.45770119696447126" table:formula="of:=POWER([.B2];2)" table:style-name="Default_1">
            <text:p>0,457701197</text:p>
          </table:table-cell>
          <table:table-cell office:value-type="float" office:value="0.21066036087185769" table:formula="of:=POWER([.C2];2)" table:style-name="Default_1">
            <text:p>0,210660361</text:p>
          </table:table-cell>
          <table:table-cell table:number-columns-repeated="16366"/>
        </table:table-row>
        <table:table-row table:style-name="ro1">
          <table:table-cell office:value-type="float" office:value="0.25959603407863702" table:style-name="Default_1">
            <text:p>0,259596034</text:p>
          </table:table-cell>
          <table:table-cell office:value-type="float" office:value="0.97701884363791103" table:style-name="Default_1">
            <text:p>0,977018844</text:p>
          </table:table-cell>
          <table:table-cell office:value-type="float" office:value="0.97935659270745301" table:style-name="Default_1">
            <text:p>0,979356593</text:p>
          </table:table-cell>
          <table:table-cell table:number-columns-repeated="2" table:style-name="Default_1"/>
          <table:table-cell office:value-type="float" office:value="0.33980835101319218" table:formula="of:=[.K14]+[.A$4]" table:style-name="Default_1">
            <text:p>0,339808351</text:p>
          </table:table-cell>
          <table:table-cell office:value-type="float" office:value="0.85594642772181784" table:formula="of:=[.L14]+[.B$4]" table:style-name="Default_1">
            <text:p>0,855946428</text:p>
          </table:table-cell>
          <table:table-cell office:value-type="float" office:value="0.46040512213975587" table:formula="of:=[.M14]+[.C$4]" table:style-name="Default_1">
            <text:p>0,460405122</text:p>
          </table:table-cell>
          <table:table-cell table:number-columns-repeated="2" table:style-name="Default_1"/>
          <table:table-cell office:value-type="float" office:value="0.33980835101319218" table:style-name="Default_1">
            <text:p>0,339808351</text:p>
          </table:table-cell>
          <table:table-cell office:value-type="float" office:value="0.85594642772181784" table:style-name="Default_1">
            <text:p>0,855946428</text:p>
          </table:table-cell>
          <table:table-cell office:value-type="float" office:value="0.46040512213975587" table:style-name="Default_1">
            <text:p>0,460405122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float" office:value="-0.77942957173754834" table:formula="of:=[.K15]+[.A$4]" table:style-name="Default_1">
            <text:p>-0,779429572</text:p>
          </table:table-cell>
          <table:table-cell office:value-type="float" office:value="-1.1294868012433414" table:formula="of:=[.L15]+[.B$4]" table:style-name="Default_1">
            <text:p>-1,129486801</text:p>
          </table:table-cell>
          <table:table-cell office:value-type="float" office:value="-0.67881805580317511" table:formula="of:=[.M15]+[.C$4]" table:style-name="Default_1">
            <text:p>-0,678818056</text:p>
          </table:table-cell>
          <table:table-cell table:number-columns-repeated="2" table:style-name="Default_1"/>
          <table:table-cell office:value-type="float" office:value="-0.77942957173754834" table:style-name="Default_1">
            <text:p>-0,779429572</text:p>
          </table:table-cell>
          <table:table-cell office:value-type="float" office:value="-1.1294868012433414" table:style-name="Default_1">
            <text:p>-1,129486801</text:p>
          </table:table-cell>
          <table:table-cell office:value-type="float" office:value="-0.67881805580317511" table:style-name="Default_1">
            <text:p>-0,678818056</text:p>
          </table:table-cell>
          <table:table-cell table:number-columns-repeated="2" table:style-name="Default_1"/>
          <table:table-cell office:value-type="string" table:style-name="Default_1">
            <text:p>W2 ^ 2</text:p>
          </table:table-cell>
          <table:table-cell table:number-columns-repeated="2" table:style-name="Default_1"/>
          <table:table-cell table:number-columns-repeated="16366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string" table:style-name="Default_1">
            <text:p>b3</text:p>
          </table:table-cell>
          <table:table-cell table:style-name="Default_1"/>
          <table:table-cell office:value-type="float" office:value="0.18964171299278793" table:formula="of:=[.K16]+[.A$4]" table:style-name="Default_1">
            <text:p>0,189641713</text:p>
          </table:table-cell>
          <table:table-cell office:value-type="float" office:value="0.41019526088170399" table:formula="of:=[.L16]+[.B$4]" table:style-name="Default_1">
            <text:p>0,410195261</text:p>
          </table:table-cell>
          <table:table-cell office:value-type="float" office:value="0.22640968147088861" table:formula="of:=[.M16]+[.C$4]" table:style-name="Default_1">
            <text:p>0,226409681</text:p>
          </table:table-cell>
          <table:table-cell table:number-columns-repeated="2" table:style-name="Default_1"/>
          <table:table-cell office:value-type="float" office:value="0.18964171299278793" table:style-name="Default_1">
            <text:p>0,189641713</text:p>
          </table:table-cell>
          <table:table-cell office:value-type="float" office:value="0.41019526088170399" table:style-name="Default_1">
            <text:p>0,410195261</text:p>
          </table:table-cell>
          <table:table-cell office:value-type="float" office:value="0.22640968147088861" table:style-name="Default_1">
            <text:p>0,226409681</text:p>
          </table:table-cell>
          <table:table-cell table:number-columns-repeated="2" table:style-name="Default_1"/>
          <table:table-cell office:value-type="float" office:value="0.30793364285275165" table:formula="of:=POWER([.A6];2)" table:style-name="Default_1">
            <text:p>0,307933643</text:p>
          </table:table-cell>
          <table:table-cell office:value-type="float" office:value="9.0395431581724917E-2" table:formula="of:=POWER([.B6];2)" table:style-name="Default_1">
            <text:p>0,090395432</text:p>
          </table:table-cell>
          <table:table-cell office:value-type="float" office:value="0.72490690460906082" table:formula="of:=POWER([.C6];2)" table:style-name="Default_1">
            <text:p>0,724906905</text:p>
          </table:table-cell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float" office:value="0.11155505482965007" table:formula="of:=[.K17]+[.A$4]" table:style-name="Default_1">
            <text:p>0,111555055</text:p>
          </table:table-cell>
          <table:table-cell office:value-type="float" office:value="0.44320485035853752" table:formula="of:=[.L17]+[.B$4]" table:style-name="Default_1">
            <text:p>0,44320485</text:p>
          </table:table-cell>
          <table:table-cell office:value-type="float" office:value="0.22452943094080169" table:formula="of:=[.M17]+[.C$4]" table:style-name="Default_1">
            <text:p>0,224529431</text:p>
          </table:table-cell>
          <table:table-cell table:number-columns-repeated="2" table:style-name="Default_1"/>
          <table:table-cell office:value-type="float" office:value="0.11155505482965007" table:style-name="Default_1">
            <text:p>0,111555055</text:p>
          </table:table-cell>
          <table:table-cell office:value-type="float" office:value="0.44320485035853752" table:style-name="Default_1">
            <text:p>0,44320485</text:p>
          </table:table-cell>
          <table:table-cell office:value-type="float" office:value="0.22452943094080169" table:style-name="Default_1">
            <text:p>0,224529431</text:p>
          </table:table-cell>
          <table:table-cell table:number-columns-repeated="2" table:style-name="Default_1"/>
          <table:table-cell office:value-type="float" office:value="0.71639192962821063" table:formula="of:=POWER([.A7];2)" table:style-name="Default_1">
            <text:p>0,71639193</text:p>
          </table:table-cell>
          <table:table-cell office:value-type="float" office:value="0.79252442158112524" table:formula="of:=POWER([.B7];2)" table:style-name="Default_1">
            <text:p>0,792524422</text:p>
          </table:table-cell>
          <table:table-cell office:value-type="float" office:value="3.5542593220036181E-2" table:formula="of:=POWER([.C7];2)" table:style-name="Default_1">
            <text:p>0,035542593</text:p>
          </table:table-cell>
          <table:table-cell table:number-columns-repeated="16366"/>
        </table:table-row>
        <table:table-row table:style-name="ro1">
          <table:table-cell office:value-type="float" office:value="0.35413178130298695" table:formula="of:=MAX(0; [.F12])" table:style-name="Default_1">
            <text:p>0,354131781</text:p>
          </table:table-cell>
          <table:table-cell office:value-type="float" office:value="0.40804277277670914" table:formula="of:=MAX(0; [.G12])" table:style-name="Default_1">
            <text:p>0,408042773</text:p>
          </table:table-cell>
          <table:table-cell office:value-type="float" office:value="0.26085470528226629" table:formula="of:=MAX(0; [.H12])" table:style-name="Default_1">
            <text:p>0,260854705</text:p>
          </table:table-cell>
          <table:table-cell office:value-type="string" table:style-name="Default_1">
            <text:p>y1</text:p>
          </table:table-cell>
          <table:table-cell table:number-columns-repeated="11" table:style-name="Default_1"/>
          <table:table-cell office:value-type="float" office:value="2.8000237618506358E-2" table:formula="of:=POWER([.A8];2)" table:style-name="Default_1">
            <text:p>0,028000238</text:p>
          </table:table-cell>
          <table:table-cell office:value-type="float" office:value="0.16506053786590791" table:formula="of:=POWER([.B8];2)" table:style-name="Default_1">
            <text:p>0,165060538</text:p>
          </table:table-cell>
          <table:table-cell office:value-type="float" office:value="0.35815051062019015" table:formula="of:=POWER([.C8];2)" table:style-name="Default_1">
            <text:p>0,358150511</text:p>
          </table:table-cell>
          <table:table-cell table:number-columns-repeated="16366"/>
        </table:table-row>
        <table:table-row table:style-name="ro1">
          <table:table-cell office:value-type="float" office:value="0" table:formula="of:=MAX(0; [.F13])" table:style-name="Default_1">
            <text:p>0</text:p>
          </table:table-cell>
          <table:table-cell office:value-type="float" office:value="0.15405339531202672" table:formula="of:=MAX(0; [.G13])" table:style-name="Default_1">
            <text:p>0,154053395</text:p>
          </table:table-cell>
          <table:table-cell office:value-type="float" office:value="5.534935229319804E-3" table:formula="of:=MAX(0; [.H13])" table:style-name="Default_1">
            <text:p>0,005534935</text:p>
          </table:table-cell>
          <table:table-cell table:number-columns-repeated="2" table:style-name="Default_1"/>
          <table:table-cell office:value-type="float" office:value="0.58553067074458232" table:formula="of:=[.K19]+[.A$10]" table:style-name="Default_1">
            <text:p>0,585530671</text:p>
          </table:table-cell>
          <table:table-cell office:value-type="float" office:value="0.57570713666860129" table:formula="of:=[.L19]+[.B$10]" table:style-name="Default_1">
            <text:p>0,575707137</text:p>
          </table:table-cell>
          <table:table-cell office:value-type="float" office:value="0.53455050851036701" table:formula="of:=[.M19]+[.C$10]" table:style-name="Default_1">
            <text:p>0,534550509</text:p>
          </table:table-cell>
          <table:table-cell table:number-columns-repeated="2" table:style-name="Default_1"/>
          <table:table-cell office:value-type="float" office:value="0.58553067074458232" table:formula="of:=MMULT([.A18:.C23];[.A6:.C8])" table:number-matrix-columns-spanned="3" table:number-matrix-rows-spanned="6" table:style-name="Default_1">
            <text:p>0,585530671</text:p>
          </table:table-cell>
          <table:table-cell office:value-type="float" office:value="0.57570713666860129" table:style-name="Default_1">
            <text:p>0,575707137</text:p>
          </table:table-cell>
          <table:table-cell office:value-type="float" office:value="0.53455050851036701" table:style-name="Default_1">
            <text:p>0,534550509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33980835101319218" table:formula="of:=MAX(0; [.F14])" table:style-name="Default_1">
            <text:p>0,339808351</text:p>
          </table:table-cell>
          <table:table-cell office:value-type="float" office:value="0.85594642772181784" table:formula="of:=MAX(0; [.G14])" table:style-name="Default_1">
            <text:p>0,855946428</text:p>
          </table:table-cell>
          <table:table-cell office:value-type="float" office:value="0.46040512213975587" table:formula="of:=MAX(0; [.H14])" table:style-name="Default_1">
            <text:p>0,460405122</text:p>
          </table:table-cell>
          <table:table-cell table:number-columns-repeated="2" table:style-name="Default_1"/>
          <table:table-cell office:value-type="float" office:value="0.13131687576407891" table:formula="of:=[.K20]+[.A$10]" table:style-name="Default_1">
            <text:p>0,131316876</text:p>
          </table:table-cell>
          <table:table-cell office:value-type="float" office:value="0.13939296298726664" table:formula="of:=[.L20]+[.B$10]" table:style-name="Default_1">
            <text:p>0,139392963</text:p>
          </table:table-cell>
          <table:table-cell office:value-type="float" office:value="3.2355710738541557E-2" table:formula="of:=[.M20]+[.C$10]" table:style-name="Default_1">
            <text:p>0,032355711</text:p>
          </table:table-cell>
          <table:table-cell table:number-columns-repeated="2" table:style-name="Default_1"/>
          <table:table-cell office:value-type="float" office:value="0.13131687576407891" table:style-name="Default_1">
            <text:p>0,131316876</text:p>
          </table:table-cell>
          <table:table-cell office:value-type="float" office:value="0.13939296298726664" table:style-name="Default_1">
            <text:p>0,139392963</text:p>
          </table:table-cell>
          <table:table-cell office:value-type="float" office:value="3.2355710738541557E-2" table:style-name="Default_1">
            <text:p>0,032355711</text:p>
          </table:table-cell>
          <table:table-cell table:number-columns-repeated="2" table:style-name="Default_1"/>
          <table:table-cell office:value-type="string" table:style-name="Default_1">
            <text:p>W3 ^ 2</text:p>
          </table:table-cell>
          <table:table-cell table:number-columns-repeated="2" table:style-name="Default_1"/>
          <table:table-cell table:number-columns-repeated="16366"/>
        </table:table-row>
        <table:table-row table:style-name="ro1">
          <table:table-cell office:value-type="float" office:value="0" table:formula="of:=MAX(0; [.F15])" table:style-name="Default_1">
            <text:p>0</text:p>
          </table:table-cell>
          <table:table-cell office:value-type="float" office:value="0" table:formula="of:=MAX(0; [.G15])" table:style-name="Default_1">
            <text:p>0</text:p>
          </table:table-cell>
          <table:table-cell office:value-type="float" office:value="0" table:formula="of:=MAX(0; [.H15])" table:style-name="Default_1">
            <text:p>0</text:p>
          </table:table-cell>
          <table:table-cell table:number-columns-repeated="2" table:style-name="Default_1"/>
          <table:table-cell office:value-type="float" office:value="0.99007903990617652" table:formula="of:=[.K21]+[.A$10]" table:style-name="Default_1">
            <text:p>0,99007904</text:p>
          </table:table-cell>
          <table:table-cell office:value-type="float" office:value="1.0512143454101666" table:formula="of:=[.L21]+[.B$10]" table:style-name="Default_1">
            <text:p>1,051214345</text:p>
          </table:table-cell>
          <table:table-cell office:value-type="float" office:value="0.72621975547271489" table:formula="of:=[.M21]+[.C$10]" table:style-name="Default_1">
            <text:p>0,726219755</text:p>
          </table:table-cell>
          <table:table-cell table:number-columns-repeated="2" table:style-name="Default_1"/>
          <table:table-cell office:value-type="float" office:value="0.99007903990617652" table:style-name="Default_1">
            <text:p>0,99007904</text:p>
          </table:table-cell>
          <table:table-cell office:value-type="float" office:value="1.0512143454101666" table:style-name="Default_1">
            <text:p>1,051214345</text:p>
          </table:table-cell>
          <table:table-cell office:value-type="float" office:value="0.72621975547271489" table:style-name="Default_1">
            <text:p>0,726219755</text:p>
          </table:table-cell>
          <table:table-cell table:number-columns-repeated="2" table:style-name="Default_1"/>
          <table:table-cell office:value-type="float" office:value="0.66286651206164671" table:formula="of:=POWER([.A12];2)" table:style-name="Default_1">
            <text:p>0,662866512</text:p>
          </table:table-cell>
          <table:table-cell office:value-type="float" office:value="0.84764526752810121" table:formula="of:=POWER([.B12];2)" table:style-name="Default_1">
            <text:p>0,847645268</text:p>
          </table:table-cell>
          <table:table-cell office:value-type="float" office:value="6.5498519732056859E-3" table:formula="of:=POWER([.C12];2)" table:style-name="Default_1">
            <text:p>0,006549852</text:p>
          </table:table-cell>
          <table:table-cell table:number-columns-repeated="16366"/>
        </table:table-row>
        <table:table-row table:style-name="ro1">
          <table:table-cell office:value-type="float" office:value="0.18964171299278793" table:formula="of:=MAX(0; [.F16])" table:style-name="Default_1">
            <text:p>0,189641713</text:p>
          </table:table-cell>
          <table:table-cell office:value-type="float" office:value="0.41019526088170399" table:formula="of:=MAX(0; [.G16])" table:style-name="Default_1">
            <text:p>0,410195261</text:p>
          </table:table-cell>
          <table:table-cell office:value-type="float" office:value="0.22640968147088861" table:formula="of:=MAX(0; [.H16])" table:style-name="Default_1">
            <text:p>0,226409681</text:p>
          </table:table-cell>
          <table:table-cell table:number-columns-repeated="2" table:style-name="Default_1"/>
          <table:table-cell office:value-type="float" office:value="0" table:formula="of:=[.K22]+[.A$10]" table:style-name="Default_1">
            <text:p>0</text:p>
          </table:table-cell>
          <table:table-cell office:value-type="float" office:value="0" table:formula="of:=[.L22]+[.B$10]" table:style-name="Default_1">
            <text:p>0</text:p>
          </table:table-cell>
          <table:table-cell office:value-type="float" office:value="0" table:formula="of:=[.M22]+[.C$10]" table:style-name="Default_1">
            <text:p>0</text:p>
          </table:table-cell>
          <table:table-cell table:number-columns-repeated="2" table:style-name="Default_1"/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2" table:style-name="Default_1"/>
          <table:table-cell office:value-type="float" office:value="0.42024550222784346" table:formula="of:=POWER([.A13];2)" table:style-name="Default_1">
            <text:p>0,420245502</text:p>
          </table:table-cell>
          <table:table-cell office:value-type="float" office:value="5.7169256413382448E-2" table:formula="of:=POWER([.B13];2)" table:style-name="Default_1">
            <text:p>0,057169256</text:p>
          </table:table-cell>
          <table:table-cell office:value-type="float" office:value="0.32535710806165563" table:formula="of:=POWER([.C13];2)" table:style-name="Default_1">
            <text:p>0,325357108</text:p>
          </table:table-cell>
          <table:table-cell table:number-columns-repeated="16366"/>
        </table:table-row>
        <table:table-row table:style-name="ro1">
          <table:table-cell office:value-type="float" office:value="0.11155505482965007" table:formula="of:=MAX(0; [.F17])" table:style-name="Default_1">
            <text:p>0,111555055</text:p>
          </table:table-cell>
          <table:table-cell office:value-type="float" office:value="0.44320485035853752" table:formula="of:=MAX(0; [.G17])" table:style-name="Default_1">
            <text:p>0,44320485</text:p>
          </table:table-cell>
          <table:table-cell office:value-type="float" office:value="0.22452943094080169" table:formula="of:=MAX(0; [.H17])" table:style-name="Default_1">
            <text:p>0,224529431</text:p>
          </table:table-cell>
          <table:table-cell table:number-columns-repeated="2" table:style-name="Default_1"/>
          <table:table-cell office:value-type="float" office:value="0.49031030724164282" table:formula="of:=[.K23]+[.A$10]" table:style-name="Default_1">
            <text:p>0,490310307</text:p>
          </table:table-cell>
          <table:table-cell office:value-type="float" office:value="0.51417385364299373" table:formula="of:=[.L23]+[.B$10]" table:style-name="Default_1">
            <text:p>0,514173854</text:p>
          </table:table-cell>
          <table:table-cell office:value-type="float" office:value="0.37429319994849253" table:formula="of:=[.M23]+[.C$10]" table:style-name="Default_1">
            <text:p>0,3742932</text:p>
          </table:table-cell>
          <table:table-cell table:number-columns-repeated="2" table:style-name="Default_1"/>
          <table:table-cell office:value-type="float" office:value="0.49031030724164282" table:style-name="Default_1">
            <text:p>0,490310307</text:p>
          </table:table-cell>
          <table:table-cell office:value-type="float" office:value="0.51417385364299373" table:style-name="Default_1">
            <text:p>0,514173854</text:p>
          </table:table-cell>
          <table:table-cell office:value-type="float" office:value="0.37429319994849253" table:style-name="Default_1">
            <text:p>0,3742932</text:p>
          </table:table-cell>
          <table:table-cell table:number-columns-repeated="2" table:style-name="Default_1"/>
          <table:table-cell office:value-type="float" office:value="6.7390100909356876E-2" table:formula="of:=POWER([.A14];2)" table:style-name="Default_1">
            <text:p>0,067390101</text:p>
          </table:table-cell>
          <table:table-cell office:value-type="float" office:value="0.95456582082356078" table:formula="of:=POWER([.B14];2)" table:style-name="Default_1">
            <text:p>0,954565821</text:p>
          </table:table-cell>
          <table:table-cell office:value-type="float" office:value="0.95913933567955201" table:formula="of:=POWER([.C14];2)" table:style-name="Default_1">
            <text:p>0,959139336</text:p>
          </table:table-cell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float" office:value="0.47460330827567165" table:formula="of:=[.K24]+[.A$10]" table:style-name="Default_1">
            <text:p>0,474603308</text:p>
          </table:table-cell>
          <table:table-cell office:value-type="float" office:value="0.51931895226386127" table:formula="of:=[.L24]+[.B$10]" table:style-name="Default_1">
            <text:p>0,519318952</text:p>
          </table:table-cell>
          <table:table-cell office:value-type="float" office:value="0.31290703981469814" table:formula="of:=[.M24]+[.C$10]" table:style-name="Default_1">
            <text:p>0,31290704</text:p>
          </table:table-cell>
          <table:table-cell table:number-columns-repeated="2" table:style-name="Default_1"/>
          <table:table-cell office:value-type="float" office:value="0.47460330827567165" table:style-name="Default_1">
            <text:p>0,474603308</text:p>
          </table:table-cell>
          <table:table-cell office:value-type="float" office:value="0.51931895226386127" table:style-name="Default_1">
            <text:p>0,519318952</text:p>
          </table:table-cell>
          <table:table-cell office:value-type="float" office:value="0.31290703981469814" table:style-name="Default_1">
            <text:p>0,31290704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58553067074458232" table:formula="of:=MAX(0;[.F19])" table:style-name="Default_1">
            <text:p>0,585530671</text:p>
          </table:table-cell>
          <table:table-cell office:value-type="float" office:value="0.57570713666860129" table:formula="of:=MAX(0;[.G19])" table:style-name="Default_1">
            <text:p>0,575707137</text:p>
          </table:table-cell>
          <table:table-cell office:value-type="float" office:value="0.53455050851036701" table:formula="of:=MAX(0;[.H19])" table:style-name="Default_1">
            <text:p>0,534550509</text:p>
          </table:table-cell>
          <table:table-cell office:value-type="string" table:style-name="Default_1">
            <text:p>y2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office:value-type="float" office:value="0.13131687576407891" table:formula="of:=MAX(0;[.F20])" table:style-name="Default_1">
            <text:p>0,131316876</text:p>
          </table:table-cell>
          <table:table-cell office:value-type="float" office:value="0.13939296298726664" table:formula="of:=MAX(0;[.G20])" table:style-name="Default_1">
            <text:p>0,139392963</text:p>
          </table:table-cell>
          <table:table-cell office:value-type="float" office:value="3.2355710738541557E-2" table:formula="of:=MAX(0;[.H20])" table:style-name="Default_1">
            <text:p>0,032355711</text:p>
          </table:table-cell>
          <table:table-cell table:number-columns-repeated="2" table:style-name="Default_1"/>
          <table:table-cell office:value-type="float" office:value="0.98869633647293476" table:formula="of:=[.K26]+[.A$16]" table:style-name="Default_1">
            <text:p>0,988696336</text:p>
          </table:table-cell>
          <table:table-cell office:value-type="float" office:value="1.1990023779501184" table:formula="of:=[.L26]+[.B$16]" table:style-name="Default_1">
            <text:p>1,199002378</text:p>
          </table:table-cell>
          <table:table-cell office:value-type="float" office:value="0.89928706775979328" table:formula="of:=[.M26]+[.C$16]" table:style-name="Default_1">
            <text:p>0,899287068</text:p>
          </table:table-cell>
          <table:table-cell table:number-columns-repeated="2" table:style-name="Default_1"/>
          <table:table-cell office:value-type="float" office:value="0.98869633647293476" table:formula="of:=MMULT([.A25:.C30];[.A12:.C14])" table:number-matrix-columns-spanned="3" table:number-matrix-rows-spanned="6" table:style-name="Default_1">
            <text:p>0,988696336</text:p>
          </table:table-cell>
          <table:table-cell office:value-type="float" office:value="1.1990023779501184" table:style-name="Default_1">
            <text:p>1,199002378</text:p>
          </table:table-cell>
          <table:table-cell office:value-type="float" office:value="0.89928706775979328" table:style-name="Default_1">
            <text:p>0,899287068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99007903990617652" table:formula="of:=MAX(0;[.F21])" table:style-name="Default_1">
            <text:p>0,99007904</text:p>
          </table:table-cell>
          <table:table-cell office:value-type="float" office:value="1.0512143454101666" table:formula="of:=MAX(0;[.G21])" table:style-name="Default_1">
            <text:p>1,051214345</text:p>
          </table:table-cell>
          <table:table-cell office:value-type="float" office:value="0.72621975547271489" table:formula="of:=MAX(0;[.H21])" table:style-name="Default_1">
            <text:p>0,726219755</text:p>
          </table:table-cell>
          <table:table-cell table:number-columns-repeated="2" table:style-name="Default_1"/>
          <table:table-cell office:value-type="float" office:value="0.20567653200008709" table:formula="of:=[.K27]+[.A$16]" table:style-name="Default_1">
            <text:p>0,205676532</text:p>
          </table:table-cell>
          <table:table-cell office:value-type="float" office:value="0.18584149179449791" table:formula="of:=[.L27]+[.B$16]" table:style-name="Default_1">
            <text:p>0,185841492</text:p>
          </table:table-cell>
          <table:table-cell office:value-type="float" office:value="0.12182526708070844" table:formula="of:=[.M27]+[.C$16]" table:style-name="Default_1">
            <text:p>0,121825267</text:p>
          </table:table-cell>
          <table:table-cell table:number-columns-repeated="2" table:style-name="Default_1"/>
          <table:table-cell office:value-type="float" office:value="0.20567653200008709" table:style-name="Default_1">
            <text:p>0,205676532</text:p>
          </table:table-cell>
          <table:table-cell office:value-type="float" office:value="0.18584149179449791" table:style-name="Default_1">
            <text:p>0,185841492</text:p>
          </table:table-cell>
          <table:table-cell office:value-type="float" office:value="0.12182526708070844" table:style-name="Default_1">
            <text:p>0,121825267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" table:formula="of:=MAX(0;[.F22])" table:style-name="Default_1">
            <text:p>0</text:p>
          </table:table-cell>
          <table:table-cell office:value-type="float" office:value="0" table:formula="of:=MAX(0;[.G22])" table:style-name="Default_1">
            <text:p>0</text:p>
          </table:table-cell>
          <table:table-cell office:value-type="float" office:value="0" table:formula="of:=MAX(0;[.H22])" table:style-name="Default_1">
            <text:p>0</text:p>
          </table:table-cell>
          <table:table-cell table:number-columns-repeated="2" table:style-name="Default_1"/>
          <table:table-cell office:value-type="float" office:value="1.6760764433578152" table:formula="of:=[.K28]+[.A$16]" table:style-name="Default_1">
            <text:p>1,676076443</text:p>
          </table:table-cell>
          <table:table-cell office:value-type="float" office:value="1.8724192490452602" table:formula="of:=[.L28]+[.B$16]" table:style-name="Default_1">
            <text:p>1,872419249</text:p>
          </table:table-cell>
          <table:table-cell office:value-type="float" office:value="1.3909698825061931" table:formula="of:=[.M28]+[.C$16]" table:style-name="Default_1">
            <text:p>1,390969883</text:p>
          </table:table-cell>
          <table:table-cell table:number-columns-repeated="2" table:style-name="Default_1"/>
          <table:table-cell office:value-type="float" office:value="1.6760764433578152" table:style-name="Default_1">
            <text:p>1,676076443</text:p>
          </table:table-cell>
          <table:table-cell office:value-type="float" office:value="1.8724192490452602" table:style-name="Default_1">
            <text:p>1,872419249</text:p>
          </table:table-cell>
          <table:table-cell office:value-type="float" office:value="1.3909698825061931" table:style-name="Default_1">
            <text:p>1,390969883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49031030724164282" table:formula="of:=MAX(0;[.F23])" table:style-name="Default_1">
            <text:p>0,490310307</text:p>
          </table:table-cell>
          <table:table-cell office:value-type="float" office:value="0.51417385364299373" table:formula="of:=MAX(0;[.G23])" table:style-name="Default_1">
            <text:p>0,514173854</text:p>
          </table:table-cell>
          <table:table-cell office:value-type="float" office:value="0.37429319994849253" table:formula="of:=MAX(0;[.H23])" table:style-name="Default_1">
            <text:p>0,3742932</text:p>
          </table:table-cell>
          <table:table-cell table:number-columns-repeated="2" table:style-name="Default_1"/>
          <table:table-cell office:value-type="float" office:value="0" table:formula="of:=[.K29]+[.A$16]" table:style-name="Default_1">
            <text:p>0</text:p>
          </table:table-cell>
          <table:table-cell office:value-type="float" office:value="0" table:formula="of:=[.L29]+[.B$16]" table:style-name="Default_1">
            <text:p>0</text:p>
          </table:table-cell>
          <table:table-cell office:value-type="float" office:value="0" table:formula="of:=[.M29]+[.C$16]" table:style-name="Default_1">
            <text:p>0</text:p>
          </table:table-cell>
          <table:table-cell table:number-columns-repeated="2" table:style-name="Default_1"/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47460330827567165" table:formula="of:=MAX(0;[.F24])" table:style-name="Default_1">
            <text:p>0,474603308</text:p>
          </table:table-cell>
          <table:table-cell office:value-type="float" office:value="0.51931895226386127" table:formula="of:=MAX(0;[.G24])" table:style-name="Default_1">
            <text:p>0,519318952</text:p>
          </table:table-cell>
          <table:table-cell office:value-type="float" office:value="0.31290703981469814" table:formula="of:=MAX(0;[.H24])" table:style-name="Default_1">
            <text:p>0,31290704</text:p>
          </table:table-cell>
          <table:table-cell table:number-columns-repeated="2" table:style-name="Default_1"/>
          <table:table-cell office:value-type="float" office:value="0.82967920001524065" table:formula="of:=[.K30]+[.A$16]" table:style-name="Default_1">
            <text:p>0,8296792</text:p>
          </table:table-cell>
          <table:table-cell office:value-type="float" office:value="0.94004814866227826" table:formula="of:=[.L30]+[.B$16]" table:style-name="Default_1">
            <text:p>0,940048149</text:p>
          </table:table-cell>
          <table:table-cell office:value-type="float" office:value="0.69953308624466737" table:formula="of:=[.M30]+[.C$16]" table:style-name="Default_1">
            <text:p>0,699533086</text:p>
          </table:table-cell>
          <table:table-cell table:number-columns-repeated="2" table:style-name="Default_1"/>
          <table:table-cell office:value-type="float" office:value="0.82967920001524065" table:style-name="Default_1">
            <text:p>0,8296792</text:p>
          </table:table-cell>
          <table:table-cell office:value-type="float" office:value="0.94004814866227826" table:style-name="Default_1">
            <text:p>0,940048149</text:p>
          </table:table-cell>
          <table:table-cell office:value-type="float" office:value="0.69953308624466737" table:style-name="Default_1">
            <text:p>0,699533086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float" office:value="0.8042908688847038" table:formula="of:=[.K31]+[.A$16]" table:style-name="Default_1">
            <text:p>0,804290869</text:p>
          </table:table-cell>
          <table:table-cell office:value-type="float" office:value="0.86684184609738169" table:formula="of:=[.L31]+[.B$16]" table:style-name="Default_1">
            <text:p>0,866841846</text:p>
          </table:table-cell>
          <table:table-cell office:value-type="float" office:value="0.64107772856592238" table:formula="of:=[.M31]+[.C$16]" table:style-name="Default_1">
            <text:p>0,641077729</text:p>
          </table:table-cell>
          <table:table-cell table:number-columns-repeated="2" table:style-name="Default_1"/>
          <table:table-cell office:value-type="float" office:value="0.8042908688847038" table:style-name="Default_1">
            <text:p>0,804290869</text:p>
          </table:table-cell>
          <table:table-cell office:value-type="float" office:value="0.86684184609738169" table:style-name="Default_1">
            <text:p>0,866841846</text:p>
          </table:table-cell>
          <table:table-cell office:value-type="float" office:value="0.64107772856592238" table:style-name="Default_1">
            <text:p>0,641077729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0.98869633647293476" table:formula="of:=MAX(0;[.F26])" table:style-name="Default_1">
            <text:p>0,988696336</text:p>
          </table:table-cell>
          <table:table-cell office:value-type="float" office:value="1.1990023779501184" table:formula="of:=MAX(0;[.G26])" table:style-name="Default_1">
            <text:p>1,199002378</text:p>
          </table:table-cell>
          <table:table-cell office:value-type="float" office:value="0.89928706775979328" table:formula="of:=MAX(0;[.H26])" table:style-name="Default_1">
            <text:p>0,899287068</text:p>
          </table:table-cell>
          <table:table-cell office:value-type="string" table:style-name="Default_1">
            <text:p>y3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office:value-type="float" office:value="0.20567653200008709" table:formula="of:=MAX(0;[.F27])" table:style-name="Default_1">
            <text:p>0,205676532</text:p>
          </table:table-cell>
          <table:table-cell office:value-type="float" office:value="0.18584149179449791" table:formula="of:=MAX(0;[.G27])" table:style-name="Default_1">
            <text:p>0,185841492</text:p>
          </table:table-cell>
          <table:table-cell office:value-type="float" office:value="0.12182526708070844" table:formula="of:=MAX(0;[.H27])" table:style-name="Default_1">
            <text:p>0,121825267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1.6760764433578152" table:formula="of:=MAX(0;[.F28])" table:style-name="Default_1">
            <text:p>1,676076443</text:p>
          </table:table-cell>
          <table:table-cell office:value-type="float" office:value="1.8724192490452602" table:formula="of:=MAX(0;[.G28])" table:style-name="Default_1">
            <text:p>1,872419249</text:p>
          </table:table-cell>
          <table:table-cell office:value-type="float" office:value="1.3909698825061931" table:formula="of:=MAX(0;[.H28])" table:style-name="Default_1">
            <text:p>1,390969883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" table:formula="of:=MAX(0;[.F29])" table:style-name="Default_1">
            <text:p>0</text:p>
          </table:table-cell>
          <table:table-cell office:value-type="float" office:value="0" table:formula="of:=MAX(0;[.G29])" table:style-name="Default_1">
            <text:p>0</text:p>
          </table:table-cell>
          <table:table-cell office:value-type="float" office:value="0" table:formula="of:=MAX(0;[.H29])" table:style-name="Default_1">
            <text:p>0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82967920001524065" table:formula="of:=MAX(0;[.F30])" table:style-name="Default_1">
            <text:p>0,8296792</text:p>
          </table:table-cell>
          <table:table-cell office:value-type="float" office:value="0.94004814866227826" table:formula="of:=MAX(0;[.G30])" table:style-name="Default_1">
            <text:p>0,940048149</text:p>
          </table:table-cell>
          <table:table-cell office:value-type="float" office:value="0.69953308624466737" table:formula="of:=MAX(0;[.H30])" table:style-name="Default_1">
            <text:p>0,699533086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8042908688847038" table:formula="of:=MAX(0;[.F31])" table:style-name="Default_1">
            <text:p>0,804290869</text:p>
          </table:table-cell>
          <table:table-cell office:value-type="float" office:value="0.86684184609738169" table:formula="of:=MAX(0;[.G31])" table:style-name="Default_1">
            <text:p>0,866841846</text:p>
          </table:table-cell>
          <table:table-cell office:value-type="float" office:value="0.64107772856592238" table:formula="of:=MAX(0;[.H31])" table:style-name="Default_1">
            <text:p>0,641077729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table:number-columns-repeated="5" table:style-name="Default_1"/>
          <table:table-cell office:value-type="string" table:style-name="Default_1">
            <text:p>Correct probs</text:p>
          </table:table-cell>
          <table:table-cell office:value-type="float" office:value="0.43528048532194014" table:formula="of:=INDEX([.A46:.C51];1;[.M1]+1)" table:style-name="Default_1">
            <text:p>0,435280485</text:p>
          </table:table-cell>
          <table:table-cell table:style-name="Default_1"/>
          <table:table-cell office:value-type="string" table:style-name="Default_1">
            <text:p>correct logprob</text:p>
          </table:table-cell>
          <table:table-cell office:value-type="float" office:value="0.36123080287929982" table:formula="of:=-LOG([.G38])" table:style-name="Default_1">
            <text:p>0,361230803</text:p>
          </table:table-cell>
          <table:table-cell table:style-name="Default_1"/>
          <table:table-cell office:value-type="string" table:style-name="Default_1">
            <text:p>Data Loss</text:p>
          </table:table-cell>
          <table:table-cell office:value-type="float" office:value="0.45950728042639294" table:formula="of:=AVERAGE([.J38:.J43])" table:style-name="Default_1">
            <text:p>0,45950728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1.4887259161097131" table:formula="of:=EXP([.A32])-MAX([.$A32:.$C32])" table:style-name="Default_1">
            <text:p>1,488725916</text:p>
          </table:table-cell>
          <table:table-cell office:value-type="float" office:value="2.1178039745596204" table:formula="of:=EXP([.B32])-MAX([.$A32:.$C32])" table:style-name="Default_1">
            <text:p>2,117803975</text:p>
          </table:table-cell>
          <table:table-cell office:value-type="float" office:value="1.2588478277764183" table:formula="of:=EXP([.C32])-MAX([.$A32:.$C32])" table:style-name="Default_1">
            <text:p>1,258847828</text:p>
          </table:table-cell>
          <table:table-cell office:value-type="string" table:style-name="Default_1">
            <text:p>exp_scores</text:p>
          </table:table-cell>
          <table:table-cell table:number-columns-repeated="2" table:style-name="Default_1"/>
          <table:table-cell office:value-type="float" office:value="0.34724603997589287" table:formula="of:=INDEX([.A47:.C52];1;[.M2]+1)" table:style-name="Default_1">
            <text:p>0,34724604</text:p>
          </table:table-cell>
          <table:table-cell table:number-columns-repeated="2" table:style-name="Default_1"/>
          <table:table-cell office:value-type="float" office:value="0.45936269829423265" table:formula="of:=-LOG([.G39])" table:style-name="Default_1">
            <text:p>0,459362698</text:p>
          </table:table-cell>
          <table:table-cell table:style-name="Default_1"/>
          <table:table-cell office:value-type="string" table:style-name="Default_1">
            <text:p>reg loss</text:p>
          </table:table-cell>
          <table:table-cell office:value-type="float" office:value="4.9314382579576637E-3" table:formula="of:=0.5*[.Q1]*SUM([.P12:.R13])+0.5*[.Q1]*SUM([.P16:.R18])+0.5*[.Q1]*SUM([.P21:.R23])" table:style-name="Default_1">
            <text:p>0,004931438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1.0226792739301858" table:formula="of:=EXP([.A33])-MAX([.$A33:.$C33])" table:style-name="Default_1">
            <text:p>1,022679274</text:p>
          </table:table-cell>
          <table:table-cell office:value-type="float" office:value="0.99855483269604894" table:formula="of:=EXP([.B33])-MAX([.$A33:.$C33])" table:style-name="Default_1">
            <text:p>0,998554833</text:p>
          </table:table-cell>
          <table:table-cell office:value-type="float" office:value="0.92388018179353781" table:formula="of:=EXP([.C33])-MAX([.$A33:.$C33])" table:style-name="Default_1">
            <text:p>0,923880182</text:p>
          </table:table-cell>
          <table:table-cell table:number-columns-repeated="3" table:style-name="Default_1"/>
          <table:table-cell office:value-type="float" office:value="0.33874248741801682" table:formula="of:=INDEX([.A48:.C53];1;[.M3]+1)" table:style-name="Default_1">
            <text:p>0,338742487</text:p>
          </table:table-cell>
          <table:table-cell table:number-columns-repeated="2" table:style-name="Default_1"/>
          <table:table-cell office:value-type="float" office:value="0.47013032773105645" table:formula="of:=-LOG([.G40])" table:style-name="Default_1">
            <text:p>0,470130328</text:p>
          </table:table-cell>
          <table:table-cell table:number-columns-repeated="8" table:style-name="Default_1"/>
          <table:table-cell table:number-columns-repeated="16366"/>
        </table:table-row>
        <table:table-row table:style-name="ro1">
          <table:table-cell office:value-type="float" office:value="3.4721259048268833" table:formula="of:=EXP([.A34])-MAX([.$A34:.$C34])" table:style-name="Default_1">
            <text:p>3,472125905</text:p>
          </table:table-cell>
          <table:table-cell office:value-type="float" office:value="4.6315929576717743" table:formula="of:=EXP([.B34])-MAX([.$A34:.$C34])" table:style-name="Default_1">
            <text:p>4,631592958</text:p>
          </table:table-cell>
          <table:table-cell office:value-type="float" office:value="2.1463266257196296" table:formula="of:=EXP([.C34])-MAX([.$A34:.$C34])" table:style-name="Default_1">
            <text:p>2,146326626</text:p>
          </table:table-cell>
          <table:table-cell table:number-columns-repeated="3" table:style-name="Default_1"/>
          <table:table-cell office:value-type="float" office:value="0.33333333333333331" table:formula="of:=INDEX([.A49:.C54];1;[.M4]+1)" table:style-name="Default_1">
            <text:p>0,333333333</text:p>
          </table:table-cell>
          <table:table-cell table:number-columns-repeated="2" table:style-name="Default_1"/>
          <table:table-cell office:value-type="float" office:value="0.47712125471966244" table:formula="of:=-LOG([.G41])" table:style-name="Default_1">
            <text:p>0,477121255</text:p>
          </table:table-cell>
          <table:table-cell table:style-name="Default_1"/>
          <table:table-cell office:value-type="string" table:style-name="Default_1">
            <text:p>Loss</text:p>
          </table:table-cell>
          <table:table-cell office:value-type="float" office:value="0.4644387186843506" table:formula="of:=[.M38]+[.M39]" table:style-name="Default_1">
            <text:p>0,464438719</text:p>
          </table:table-cell>
          <table:table-cell table:number-columns-repeated="5" table:style-name="Default_1"/>
          <table:table-cell table:number-columns-repeated="16366"/>
        </table:table-row>
        <table:table-row table:style-name="ro1">
          <table:table-cell office:value-type="float" office:value="1" table:formula="of:=EXP([.A35])-MAX([.$A35:.$C35])" table:style-name="Default_1">
            <text:p>1</text:p>
          </table:table-cell>
          <table:table-cell office:value-type="float" office:value="1" table:formula="of:=EXP([.B35])-MAX([.$A35:.$C35])" table:style-name="Default_1">
            <text:p>1</text:p>
          </table:table-cell>
          <table:table-cell office:value-type="float" office:value="1" table:formula="of:=EXP([.C35])-MAX([.$A35:.$C35])" table:style-name="Default_1">
            <text:p>1</text:p>
          </table:table-cell>
          <table:table-cell table:number-columns-repeated="3" table:style-name="Default_1"/>
          <table:table-cell office:value-type="float" office:value="0.26518420371998297" table:formula="of:=INDEX([.A50:.C55];1;[.M5]+1)" table:style-name="Default_1">
            <text:p>0,265184204</text:p>
          </table:table-cell>
          <table:table-cell table:number-columns-repeated="2" table:style-name="Default_1"/>
          <table:table-cell office:value-type="float" office:value="0.57645234920227384" table:formula="of:=-LOG([.G42])" table:style-name="Default_1">
            <text:p>0,576452349</text:p>
          </table:table-cell>
          <table:table-cell table:number-columns-repeated="8" table:style-name="Default_1"/>
          <table:table-cell table:number-columns-repeated="16366"/>
        </table:table-row>
        <table:table-row table:style-name="ro1">
          <table:table-cell office:value-type="float" office:value="1.3525350129780935" table:formula="of:=EXP([.A36])-MAX([.$A36:.$C36])" table:style-name="Default_1">
            <text:p>1,352535013</text:p>
          </table:table-cell>
          <table:table-cell office:value-type="float" office:value="1.620056532315185" table:formula="of:=EXP([.B36])-MAX([.$A36:.$C36])" table:style-name="Default_1">
            <text:p>1,620056532</text:p>
          </table:table-cell>
          <table:table-cell office:value-type="float" office:value="1.0727645294426404" table:formula="of:=EXP([.C36])-MAX([.$A36:.$C36])" table:style-name="Default_1">
            <text:p>1,072764529</text:p>
          </table:table-cell>
          <table:table-cell table:number-columns-repeated="3" table:style-name="Default_1"/>
          <table:table-cell office:value-type="float" office:value="0.38659279012653219" table:formula="of:=INDEX([.A51:.C56];1;[.M6]+1)" table:style-name="Default_1">
            <text:p>0,38659279</text:p>
          </table:table-cell>
          <table:table-cell table:number-columns-repeated="2" table:style-name="Default_1"/>
          <table:table-cell office:value-type="float" office:value="0.41274624973183283" table:formula="of:=-LOG([.G43])" table:style-name="Default_1">
            <text:p>0,41274625</text:p>
          </table:table-cell>
          <table:table-cell table:number-columns-repeated="8" table:style-name="Default_1"/>
          <table:table-cell table:number-columns-repeated="16366"/>
        </table:table-row>
        <table:table-row table:style-name="ro1">
          <table:table-cell office:value-type="float" office:value="1.3682691038872681" table:formula="of:=EXP([.A37])-MAX([.$A37:.$C37])" table:style-name="Default_1">
            <text:p>1,368269104</text:p>
          </table:table-cell>
          <table:table-cell office:value-type="float" office:value="1.512542666526681" table:formula="of:=EXP([.B37])-MAX([.$A37:.$C37])" table:style-name="Default_1">
            <text:p>1,512542667</text:p>
          </table:table-cell>
          <table:table-cell office:value-type="float" office:value="1.0316840266018832" table:formula="of:=EXP([.C37])-MAX([.$A37:.$C37])" table:style-name="Default_1">
            <text:p>1,031684027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0.30598362599179407" table:formula="of:=[.A39]/SUM([.$A39:.$C39])" table:style-name="Default_1">
            <text:p>0,305983626</text:p>
          </table:table-cell>
          <table:table-cell office:value-type="float" office:value="0.43528048532194014" table:formula="of:=[.B39]/SUM([.$A39:.$C39])" table:style-name="Default_1">
            <text:p>0,435280485</text:p>
          </table:table-cell>
          <table:table-cell office:value-type="float" office:value="0.2587358886862659" table:formula="of:=[.C39]/SUM([.$A39:.$C39])" table:style-name="Default_1">
            <text:p>0,258735889</text:p>
          </table:table-cell>
          <table:table-cell office:value-type="string" table:style-name="Default_1">
            <text:p>probs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office:value-type="float" office:value="0.34724603997589287" table:formula="of:=[.A40]/SUM([.$A40:.$C40])" table:style-name="Default_1">
            <text:p>0,34724604</text:p>
          </table:table-cell>
          <table:table-cell office:value-type="float" office:value="0.33905469700187169" table:formula="of:=[.B40]/SUM([.$A40:.$C40])" table:style-name="Default_1">
            <text:p>0,339054697</text:p>
          </table:table-cell>
          <table:table-cell office:value-type="float" office:value="0.31369926302223533" table:formula="of:=[.C40]/SUM([.$A40:.$C40])" table:style-name="Default_1">
            <text:p>0,313699263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3874248741801682" table:formula="of:=[.A41]/SUM([.$A41:.$C41])" table:style-name="Default_1">
            <text:p>0,338742487</text:p>
          </table:table-cell>
          <table:table-cell office:value-type="float" office:value="0.4518607222763516" table:formula="of:=[.B41]/SUM([.$A41:.$C41])" table:style-name="Default_1">
            <text:p>0,451860722</text:p>
          </table:table-cell>
          <table:table-cell office:value-type="float" office:value="0.20939679030563157" table:formula="of:=[.C41]/SUM([.$A41:.$C41])" table:style-name="Default_1">
            <text:p>0,20939679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3333333333333331" table:formula="of:=[.A42]/SUM([.$A42:.$C42])" table:style-name="Default_1">
            <text:p>0,333333333</text:p>
          </table:table-cell>
          <table:table-cell office:value-type="float" office:value="0.33333333333333331" table:formula="of:=[.B42]/SUM([.$A42:.$C42])" table:style-name="Default_1">
            <text:p>0,333333333</text:p>
          </table:table-cell>
          <table:table-cell office:value-type="float" office:value="0.33333333333333331" table:formula="of:=[.C42]/SUM([.$A42:.$C42])" table:style-name="Default_1">
            <text:p>0,333333333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3434263584977181" table:formula="of:=[.A43]/SUM([.$A43:.$C43])" table:style-name="Default_1">
            <text:p>0,334342636</text:p>
          </table:table-cell>
          <table:table-cell office:value-type="float" office:value="0.40047316043024528" table:formula="of:=[.B43]/SUM([.$A43:.$C43])" table:style-name="Default_1">
            <text:p>0,40047316</text:p>
          </table:table-cell>
          <table:table-cell office:value-type="float" office:value="0.26518420371998297" table:formula="of:=[.C43]/SUM([.$A43:.$C43])" table:style-name="Default_1">
            <text:p>0,265184204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4971771852915073" table:formula="of:=[.A44]/SUM([.$A44:.$C44])" table:style-name="Default_1">
            <text:p>0,349717719</text:p>
          </table:table-cell>
          <table:table-cell office:value-type="float" office:value="0.38659279012653219" table:formula="of:=[.B44]/SUM([.$A44:.$C44])" table:style-name="Default_1">
            <text:p>0,38659279</text:p>
          </table:table-cell>
          <table:table-cell office:value-type="float" office:value="0.26368949134431707" table:formula="of:=[.C44]/SUM([.$A44:.$C44])" table:style-name="Default_1">
            <text:p>0,263689491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0.30598362599179407" table:formula="of:=[.A46]-[.I1]" table:style-name="Default_1">
            <text:p>0,305983626</text:p>
          </table:table-cell>
          <table:table-cell office:value-type="float" office:value="-0.56471951467805992" table:formula="of:=[.B46]-[.J1]" table:style-name="Default_1">
            <text:p>-0,564719515</text:p>
          </table:table-cell>
          <table:table-cell office:value-type="float" office:value="0.2587358886862659" table:formula="of:=[.C46]-[.K1]" table:style-name="Default_1">
            <text:p>0,258735889</text:p>
          </table:table-cell>
          <table:table-cell office:value-type="string" table:style-name="Default_1">
            <text:p>dscore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office:value-type="float" office:value="-0.65275396002410713" table:formula="of:=[.A47]-[.I2]" table:style-name="Default_1">
            <text:p>-0,65275396</text:p>
          </table:table-cell>
          <table:table-cell office:value-type="float" office:value="0.33905469700187169" table:formula="of:=[.B47]-[.J2]" table:style-name="Default_1">
            <text:p>0,339054697</text:p>
          </table:table-cell>
          <table:table-cell office:value-type="float" office:value="0.31369926302223533" table:formula="of:=[.C47]-[.K2]" table:style-name="Default_1">
            <text:p>0,313699263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-0.66125751258198318" table:formula="of:=[.A48]-[.I3]" table:style-name="Default_1">
            <text:p>-0,661257513</text:p>
          </table:table-cell>
          <table:table-cell office:value-type="float" office:value="0.4518607222763516" table:formula="of:=[.B48]-[.J3]" table:style-name="Default_1">
            <text:p>0,451860722</text:p>
          </table:table-cell>
          <table:table-cell office:value-type="float" office:value="0.20939679030563157" table:formula="of:=[.C48]-[.K3]" table:style-name="Default_1">
            <text:p>0,20939679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3333333333333331" table:formula="of:=[.A49]-[.I4]" table:style-name="Default_1">
            <text:p>0,333333333</text:p>
          </table:table-cell>
          <table:table-cell office:value-type="float" office:value="0.33333333333333331" table:formula="of:=[.B49]-[.J4]" table:style-name="Default_1">
            <text:p>0,333333333</text:p>
          </table:table-cell>
          <table:table-cell office:value-type="float" office:value="-0.66666666666666674" table:formula="of:=[.C49]-[.K4]" table:style-name="Default_1">
            <text:p>-0,666666667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3434263584977181" table:formula="of:=[.A50]-[.I5]" table:style-name="Default_1">
            <text:p>0,334342636</text:p>
          </table:table-cell>
          <table:table-cell office:value-type="float" office:value="0.40047316043024528" table:formula="of:=[.B50]-[.J5]" table:style-name="Default_1">
            <text:p>0,40047316</text:p>
          </table:table-cell>
          <table:table-cell office:value-type="float" office:value="-0.73481579628001703" table:formula="of:=[.C50]-[.K5]" table:style-name="Default_1">
            <text:p>-0,734815796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34971771852915073" table:formula="of:=[.A51]-[.I6]" table:style-name="Default_1">
            <text:p>0,349717719</text:p>
          </table:table-cell>
          <table:table-cell office:value-type="float" office:value="-0.61340720987346775" table:formula="of:=[.B51]-[.J6]" table:style-name="Default_1">
            <text:p>-0,61340721</text:p>
          </table:table-cell>
          <table:table-cell office:value-type="float" office:value="0.26368949134431707" table:formula="of:=[.C51]-[.K6]" table:style-name="Default_1">
            <text:p>0,263689491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-0.23052902326779645" table:formula="of:=[.F60]+([.$Q$1]*[.A12])" table:style-name="ce1">
            <text:p>-0,230529023</text:p>
          </table:table-cell>
          <table:table-cell office:value-type="float" office:value="6.7392541127679201E-2" table:formula="of:=[.G60]+([.$Q$1]*[.B12])" table:style-name="ce1">
            <text:p>0,067392541</text:p>
          </table:table-cell>
          <table:table-cell office:value-type="float" office:value="0.16495225596821136" table:formula="of:=[.H60]+([.$Q$1]*[.C12])" table:style-name="ce1">
            <text:p>0,164952256</text:p>
          </table:table-cell>
          <table:table-cell office:value-type="string" table:style-name="ce1">
            <text:p>dW3</text:p>
          </table:table-cell>
          <table:table-cell table:style-name="Default_1"/>
          <table:table-cell office:value-type="float" office:value="-0.23134318941304055" table:formula="of:=MMULT(TRANSPOSE([.A25:.C30]); [.A53:.C58])" table:number-matrix-columns-spanned="3" table:number-matrix-rows-spanned="3" table:style-name="Default_1">
            <text:p>-0,231343189</text:p>
          </table:table-cell>
          <table:table-cell office:value-type="float" office:value="6.6471864600592678E-2" table:style-name="Default_1">
            <text:p>0,066471865</text:p>
          </table:table-cell>
          <table:table-cell office:value-type="float" office:value="0.16487132481244793" table:style-name="Default_1">
            <text:p>0,164871325</text:p>
          </table:table-cell>
          <table:table-cell office:value-type="string" table:style-name="Default_1">
            <text:p>dW3 before + reg*W</text:p>
          </table:table-cell>
          <table:table-cell table:style-name="ce1"/>
          <table:table-cell table:number-columns-repeated="2" table:style-name="Default_1"/>
          <table:table-cell office:value-type="float" office:value="-0.24986269776137032" table:formula="of:=MMULT([.A53:.C58]; TRANSPOSE([.A12:.C14]))" table:number-matrix-columns-spanned="3" table:number-matrix-rows-spanned="6" table:style-name="Default_1">
            <text:p>-0,249862698</text:p>
          </table:table-cell>
          <table:table-cell office:value-type="float" office:value="0.21091620420032026" table:style-name="Default_1">
            <text:p>0,210916204</text:p>
          </table:table-cell>
          <table:table-cell office:value-type="float" office:value="-0.21891477305513352" table:style-name="Default_1">
            <text:p>-0,218914773</text:p>
          </table:table-cell>
          <table:table-cell office:value-type="string" table:style-name="Default_1">
            <text:p>dZ2 before ReLu</text:p>
          </table:table-cell>
          <table:table-cell table:number-columns-repeated="2" table:style-name="Default_1"/>
          <table:table-cell table:number-columns-repeated="16366"/>
        </table:table-row>
        <table:table-row table:style-name="ro1">
          <table:table-cell office:value-type="float" office:value="-0.25578219050069367" table:formula="of:=[.F61]+([.$Q$1]*[.A13])" table:style-name="ce1">
            <text:p>-0,255782191</text:p>
          </table:table-cell>
          <table:table-cell office:value-type="float" office:value="8.474919696789994E-2" table:formula="of:=[.G61]+([.$Q$1]*[.B13])" table:style-name="ce1">
            <text:p>0,084749197</text:p>
          </table:table-cell>
          <table:table-cell office:value-type="float" office:value="0.17249075874862094" table:formula="of:=[.H61]+([.$Q$1]*[.C13])" table:style-name="ce1">
            <text:p>0,172490759</text:p>
          </table:table-cell>
          <table:table-cell table:style-name="ce1"/>
          <table:table-cell table:style-name="Default_1"/>
          <table:table-cell office:value-type="float" office:value="-0.25643045395194464" table:style-name="Default_1">
            <text:p>-0,256430454</text:p>
          </table:table-cell>
          <table:table-cell office:value-type="float" office:value="8.451009603437315E-2" table:style-name="Default_1">
            <text:p>0,084510096</text:p>
          </table:table-cell>
          <table:table-cell office:value-type="float" office:value="0.17192035791757171" table:style-name="Default_1">
            <text:p>0,171920358</text:p>
          </table:table-cell>
          <table:table-cell table:style-name="Default_1"/>
          <table:table-cell table:style-name="ce1"/>
          <table:table-cell table:number-columns-repeated="2" table:style-name="Default_1"/>
          <table:table-cell office:value-type="float" office:value="-0.19390243057906809" table:style-name="Default_1">
            <text:p>-0,193902431</text:p>
          </table:table-cell>
          <table:table-cell office:value-type="float" office:value="-0.16315392004577245" table:style-name="Default_1">
            <text:p>-0,16315392</text:p>
          </table:table-cell>
          <table:table-cell office:value-type="float" office:value="0.4690339301116831" table:style-name="Default_1">
            <text:p>0,46903393</text:p>
          </table:table-cell>
          <table:table-cell table:number-columns-repeated="3" table:style-name="Default_1"/>
          <table:table-cell table:number-columns-repeated="16366"/>
        </table:table-row>
        <table:table-row table:style-name="ro1">
          <table:table-cell office:value-type="float" office:value="-0.1029439773747919" table:formula="of:=[.F62]+([.$Q$1]*[.A14])" table:style-name="ce1">
            <text:p>-0,102943977</text:p>
          </table:table-cell>
          <table:table-cell office:value-type="float" office:value="-3.8185994848314534E-3" table:formula="of:=[.G62]+([.$Q$1]*[.B14])" table:style-name="ce1">
            <text:p>-0,003818599</text:p>
          </table:table-cell>
          <table:table-cell office:value-type="float" office:value="0.10897854833004741" table:formula="of:=[.H62]+([.$Q$1]*[.C14])" table:style-name="ce1">
            <text:p>0,108978548</text:p>
          </table:table-cell>
          <table:table-cell table:style-name="ce1"/>
          <table:table-cell table:style-name="Default_1"/>
          <table:table-cell office:value-type="float" office:value="-0.10320357340887054" table:style-name="Default_1">
            <text:p>-0,103203573</text:p>
          </table:table-cell>
          <table:table-cell office:value-type="float" office:value="-4.7956183284693643E-3" table:style-name="Default_1">
            <text:p>-0,004795618</text:p>
          </table:table-cell>
          <table:table-cell office:value-type="float" office:value="0.10799919173733996" table:style-name="Default_1">
            <text:p>0,107999192</text:p>
          </table:table-cell>
          <table:table-cell table:style-name="Default_1"/>
          <table:table-cell table:style-name="ce1"/>
          <table:table-cell table:number-columns-repeated="2" table:style-name="Default_1"/>
          <table:table-cell office:value-type="float" office:value="-0.10540919526779113" table:style-name="Default_1">
            <text:p>-0,105409195</text:p>
          </table:table-cell>
          <table:table-cell office:value-type="float" office:value="-0.20118865354230123" table:style-name="Default_1">
            <text:p>-0,201188654</text:p>
          </table:table-cell>
          <table:table-cell office:value-type="float" office:value="0.47489073967044543" table:style-name="Default_1">
            <text:p>0,47489074</text:p>
          </table:table-cell>
          <table:table-cell table:number-columns-repeated="3" table:style-name="Default_1"/>
          <table:table-cell table:number-columns-repeated="16366"/>
        </table:table-row>
        <table:table-row table:style-name="ro1">
          <table:table-cell table:number-columns-repeated="6" table:style-name="Default_1"/>
          <table:table-cell table:number-columns-repeated="4" table:style-name="ce1"/>
          <table:table-cell table:number-columns-repeated="2" table:style-name="Default_1"/>
          <table:table-cell office:value-type="float" office:value="0.52432678693458501" table:style-name="Default_1">
            <text:p>0,524326787</text:p>
          </table:table-cell>
          <table:table-cell office:value-type="float" office:value="-8.4479092440229053E-2" table:style-name="Default_1">
            <text:p>-0,084479092</text:p>
          </table:table-cell>
          <table:table-cell office:value-type="float" office:value="-0.24069943589945275" table:style-name="Default_1">
            <text:p>-0,240699436</text:p>
          </table:table-cell>
          <table:table-cell table:number-columns-repeated="3" table:style-name="Default_1"/>
          <table:table-cell table:number-columns-repeated="16366"/>
        </table:table-row>
        <table:table-row table:style-name="ro1">
          <table:table-cell office:value-type="float" office:value="9.3658410979595708E-3" table:formula="of:=SUM([.A53:.A58])" table:style-name="Default_1">
            <text:p>0,009365841</text:p>
          </table:table-cell>
          <table:table-cell office:value-type="float" office:value="0.34659518849027415" table:formula="of:=SUM([.B53:.B58])" table:style-name="Default_1">
            <text:p>0,346595188</text:p>
          </table:table-cell>
          <table:table-cell office:value-type="float" office:value="-0.35596102958823383" table:formula="of:=SUM([.C53:.C58])" table:style-name="Default_1">
            <text:p>-0,35596103</text:p>
          </table:table-cell>
          <table:table-cell office:value-type="string" table:style-name="Default_1">
            <text:p>dB3</text:p>
          </table:table-cell>
          <table:table-cell table:number-columns-repeated="2" table:style-name="Default_1"/>
          <table:table-cell table:number-columns-repeated="4" table:style-name="ce1"/>
          <table:table-cell table:number-columns-repeated="2" table:style-name="Default_1"/>
          <table:table-cell office:value-type="float" office:value="0.58144720189067278" table:style-name="Default_1">
            <text:p>0,581447202</text:p>
          </table:table-cell>
          <table:table-cell office:value-type="float" office:value="-0.10664392333860429" table:style-name="Default_1">
            <text:p>-0,106643923</text:p>
          </table:table-cell>
          <table:table-cell office:value-type="float" office:value="-0.24158284811083486" table:style-name="Default_1">
            <text:p>-0,241582848</text:p>
          </table:table-cell>
          <table:table-cell table:number-columns-repeated="3" table:style-name="Default_1"/>
          <table:table-cell table:number-columns-repeated="16366"/>
        </table:table-row>
        <table:table-row table:style-name="ro1">
          <table:table-cell table:number-columns-repeated="6" table:style-name="Default_1"/>
          <table:table-cell table:number-columns-repeated="4" table:style-name="ce1"/>
          <table:table-cell table:number-columns-repeated="2" table:style-name="Default_1"/>
          <table:table-cell office:value-type="float" office:value="-0.25868059756052797" table:style-name="Default_1">
            <text:p>-0,258680598</text:p>
          </table:table-cell>
          <table:table-cell office:value-type="float" office:value="0.2304516836662675" table:style-name="Default_1">
            <text:p>0,230451684</text:p>
          </table:table-cell>
          <table:table-cell office:value-type="float" office:value="-0.25027902831680454" table:style-name="Default_1">
            <text:p>-0,250279028</text:p>
          </table:table-cell>
          <table:table-cell table:number-columns-repeated="3" table:style-name="Default_1"/>
          <table:table-cell table:number-columns-repeated="16366"/>
        </table:table-row>
        <table:table-row table:style-name="ro1">
          <table:table-cell office:value-type="float" office:value="0" table:formula="of:=MAX(0;[.M60])" table:style-name="Default_1">
            <text:p>0</text:p>
          </table:table-cell>
          <table:table-cell office:value-type="float" office:value="0.21091620420032026" table:formula="of:=MAX(0;[.N60])" table:style-name="Default_1">
            <text:p>0,210916204</text:p>
          </table:table-cell>
          <table:table-cell office:value-type="float" office:value="0" table:formula="of:=MAX(0;[.O60])" table:style-name="Default_1">
            <text:p>0</text:p>
          </table:table-cell>
          <table:table-cell office:value-type="string" table:style-name="Default_1">
            <text:p>dZ2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office:value-type="float" office:value="0" table:formula="of:=MAX(0;[.M61])" table:style-name="Default_1">
            <text:p>0</text:p>
          </table:table-cell>
          <table:table-cell office:value-type="float" office:value="0" table:formula="of:=MAX(0;[.N61])" table:style-name="Default_1">
            <text:p>0</text:p>
          </table:table-cell>
          <table:table-cell office:value-type="float" office:value="0.4690339301116831" table:formula="of:=MAX(0;[.O61])" table:style-name="Default_1">
            <text:p>0,46903393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" table:formula="of:=MAX(0;[.M62])" table:style-name="Default_1">
            <text:p>0</text:p>
          </table:table-cell>
          <table:table-cell office:value-type="float" office:value="0" table:formula="of:=MAX(0;[.N62])" table:style-name="Default_1">
            <text:p>0</text:p>
          </table:table-cell>
          <table:table-cell office:value-type="float" office:value="0.47489073967044543" table:formula="of:=MAX(0;[.O62])" table:style-name="Default_1">
            <text:p>0,47489074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52432678693458501" table:formula="of:=MAX(0;[.M63])" table:style-name="Default_1">
            <text:p>0,524326787</text:p>
          </table:table-cell>
          <table:table-cell office:value-type="float" office:value="0" table:formula="of:=MAX(0;[.N63])" table:style-name="Default_1">
            <text:p>0</text:p>
          </table:table-cell>
          <table:table-cell office:value-type="float" office:value="0" table:formula="of:=MAX(0;[.O63])" table:style-name="Default_1">
            <text:p>0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.58144720189067278" table:formula="of:=MAX(0;[.M64])" table:style-name="Default_1">
            <text:p>0,581447202</text:p>
          </table:table-cell>
          <table:table-cell office:value-type="float" office:value="0" table:formula="of:=MAX(0;[.N64])" table:style-name="Default_1">
            <text:p>0</text:p>
          </table:table-cell>
          <table:table-cell office:value-type="float" office:value="0" table:formula="of:=MAX(0;[.O64])" table:style-name="Default_1">
            <text:p>0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office:value-type="float" office:value="0" table:formula="of:=MAX(0;[.M65])" table:style-name="Default_1">
            <text:p>0</text:p>
          </table:table-cell>
          <table:table-cell office:value-type="float" office:value="0.2304516836662675" table:formula="of:=MAX(0;[.N65])" table:style-name="Default_1">
            <text:p>0,230451684</text:p>
          </table:table-cell>
          <table:table-cell office:value-type="float" office:value="0" table:formula="of:=MAX(0;[.O65])" table:style-name="Default_1">
            <text:p>0</text:p>
          </table:table-cell>
          <table:table-cell table:number-columns-repeated="15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0.1108215610715708" table:formula="of:=[.F73]+([.$Q$1]*[.A6])" table:style-name="ce1">
            <text:p>0,110821561</text:p>
          </table:table-cell>
          <table:table-cell office:value-type="float" office:value="0.10070083963640448" table:formula="of:=[.G73]+([.$Q$1]*[.B6])" table:style-name="ce1">
            <text:p>0,10070084</text:p>
          </table:table-cell>
          <table:table-cell office:value-type="float" office:value="0.16222325380789457" table:formula="of:=[.H73]+([.$Q$1]*[.C6])" table:style-name="ce1">
            <text:p>0,162223254</text:p>
          </table:table-cell>
          <table:table-cell office:value-type="string" table:style-name="ce1">
            <text:p>dW2</text:p>
          </table:table-cell>
          <table:table-cell table:style-name="Default_1"/>
          <table:table-cell office:value-type="float" office:value="0.11026664338141058" table:formula="of:=MMULT(TRANSPOSE([.A18:.C23]); [.A66:.C71])" table:number-matrix-columns-spanned="3" table:number-matrix-rows-spanned="3" table:style-name="Default_1">
            <text:p>0,110266643</text:p>
          </table:table-cell>
          <table:table-cell office:value-type="float" office:value="0.1004001813060996" table:style-name="Default_1">
            <text:p>0,100400181</text:p>
          </table:table-cell>
          <table:table-cell office:value-type="float" office:value="0.1613718391588492" table:style-name="Default_1">
            <text:p>0,161371839</text:p>
          </table:table-cell>
          <table:table-cell office:value-type="string" table:style-name="Default_1">
            <text:p>dW2 before + reg*W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office:value-type="float" office:value="0.23935328605980213" table:formula="of:=[.F74]+([.$Q$1]*[.A7])" table:style-name="ce1">
            <text:p>0,239353286</text:p>
          </table:table-cell>
          <table:table-cell office:value-type="float" office:value="0.18909037516677746" table:formula="of:=[.G74]+([.$Q$1]*[.B7])" table:style-name="ce1">
            <text:p>0,189090375</text:p>
          </table:table-cell>
          <table:table-cell office:value-type="float" office:value="0.47892582906293873" table:formula="of:=[.H74]+([.$Q$1]*[.C7])" table:style-name="ce1">
            <text:p>0,478925829</text:p>
          </table:table-cell>
          <table:table-cell table:style-name="ce1"/>
          <table:table-cell table:style-name="Default_1"/>
          <table:table-cell office:value-type="float" office:value="0.23850688666848133" table:style-name="Default_1">
            <text:p>0,238506887</text:p>
          </table:table-cell>
          <table:table-cell office:value-type="float" office:value="0.18820013675961839" table:style-name="Default_1">
            <text:p>0,188200137</text:p>
          </table:table-cell>
          <table:table-cell office:value-type="float" office:value="0.47873730162933814" table:style-name="Default_1">
            <text:p>0,478737302</text:p>
          </table:table-cell>
          <table:table-cell table:number-columns-repeated="10" table:style-name="Default_1"/>
          <table:table-cell table:number-columns-repeated="16366"/>
        </table:table-row>
        <table:table-row table:style-name="ro1">
          <table:table-cell office:value-type="float" office:value="0.1318126084875331" table:formula="of:=[.F75]+([.$Q$1]*[.A8])" table:style-name="ce1">
            <text:p>0,131812608</text:p>
          </table:table-cell>
          <table:table-cell office:value-type="float" office:value="0.10716794610922534" table:formula="of:=[.G75]+([.$Q$1]*[.B8])" table:style-name="ce1">
            <text:p>0,107167946</text:p>
          </table:table-cell>
          <table:table-cell office:value-type="float" office:value="0.22183665819876058" table:formula="of:=[.H75]+([.$Q$1]*[.C8])" table:style-name="ce1">
            <text:p>0,221836658</text:p>
          </table:table-cell>
          <table:table-cell table:style-name="ce1"/>
          <table:table-cell table:style-name="Default_1"/>
          <table:table-cell office:value-type="float" office:value="0.13164527577220669" table:style-name="Default_1">
            <text:p>0,131645276</text:p>
          </table:table-cell>
          <table:table-cell office:value-type="float" office:value="0.10676166967886552" table:style-name="Default_1">
            <text:p>0,10676167</text:p>
          </table:table-cell>
          <table:table-cell office:value-type="float" office:value="0.22123820142453191" table:style-name="Default_1">
            <text:p>0,221238201</text:p>
          </table:table-cell>
          <table:table-cell table:number-columns-repeated="10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1.1057739888252578" table:formula="of:=SUM([.A66:.A71])" table:style-name="Default_1">
            <text:p>1,105773989</text:p>
          </table:table-cell>
          <table:table-cell office:value-type="float" office:value="0.44136788786658776" table:formula="of:=SUM([.B66:.B71])" table:style-name="Default_1">
            <text:p>0,441367888</text:p>
          </table:table-cell>
          <table:table-cell office:value-type="float" office:value="0.94392466978212852" table:formula="of:=SUM([.C66:.C71])" table:style-name="Default_1">
            <text:p>0,94392467</text:p>
          </table:table-cell>
          <table:table-cell office:value-type="string" table:style-name="Default_1">
            <text:p>dB2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6.3413713789113715E-2" table:formula="of:=MAX(0;[.G79])" table:style-name="Default_1">
            <text:p>0,063413714</text:p>
          </table:table-cell>
          <table:table-cell office:value-type="float" office:value="0.18776570567133111" table:formula="of:=MAX(0;[.H79])" table:style-name="Default_1">
            <text:p>0,187765706</text:p>
          </table:table-cell>
          <table:table-cell office:value-type="float" office:value="8.5690282547546459E-2" table:formula="of:=MAX(0;[.I79])" table:style-name="Default_1">
            <text:p>0,085690283</text:p>
          </table:table-cell>
          <table:table-cell office:value-type="string" table:style-name="Default_1">
            <text:p>dZ1</text:p>
          </table:table-cell>
          <table:table-cell table:number-columns-repeated="2" table:style-name="Default_1"/>
          <table:table-cell office:value-type="float" office:value="6.3413713789113715E-2" table:formula="of:=MMULT([.A66:.C71];TRANSPOSE([.A6:.C8]))" table:number-matrix-columns-spanned="3" table:number-matrix-rows-spanned="6" table:style-name="Default_1">
            <text:p>0,063413714</text:p>
          </table:table-cell>
          <table:table-cell office:value-type="float" office:value="0.18776570567133111" table:style-name="Default_1">
            <text:p>0,187765706</text:p>
          </table:table-cell>
          <table:table-cell office:value-type="float" office:value="8.5690282547546459E-2" table:style-name="Default_1">
            <text:p>0,085690283</text:p>
          </table:table-cell>
          <table:table-cell office:value-type="string" table:style-name="Default_1">
            <text:p>dZ1 before ReLu</text:p>
          </table:table-cell>
          <table:table-cell table:number-columns-repeated="8" table:style-name="Default_1"/>
          <table:table-cell table:number-columns-repeated="16366"/>
        </table:table-row>
        <table:table-row table:style-name="ro1">
          <table:table-cell office:value-type="float" office:value="0.39934235899641207" table:formula="of:=MAX(0;[.G80])" table:style-name="Default_1">
            <text:p>0,399342359</text:p>
          </table:table-cell>
          <table:table-cell office:value-type="float" office:value="8.8425763115568171E-2" table:formula="of:=MAX(0;[.H80])" table:style-name="Default_1">
            <text:p>0,088425763</text:p>
          </table:table-cell>
          <table:table-cell office:value-type="float" office:value="0.28069653281843521" table:formula="of:=MAX(0;[.I80])" table:style-name="Default_1">
            <text:p>0,280696533</text:p>
          </table:table-cell>
          <table:table-cell table:number-columns-repeated="3" table:style-name="Default_1"/>
          <table:table-cell office:value-type="float" office:value="0.39934235899641207" table:style-name="Default_1">
            <text:p>0,399342359</text:p>
          </table:table-cell>
          <table:table-cell office:value-type="float" office:value="8.8425763115568171E-2" table:style-name="Default_1">
            <text:p>0,088425763</text:p>
          </table:table-cell>
          <table:table-cell office:value-type="float" office:value="0.28069653281843521" table:style-name="Default_1">
            <text:p>0,280696533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office:value-type="float" office:value="0.40432893245141133" table:formula="of:=MAX(0;[.G81])" table:style-name="Default_1">
            <text:p>0,404328932</text:p>
          </table:table-cell>
          <table:table-cell office:value-type="float" office:value="8.9529932390769215E-2" table:formula="of:=MAX(0;[.H81])" table:style-name="Default_1">
            <text:p>0,089529932</text:p>
          </table:table-cell>
          <table:table-cell office:value-type="float" office:value="0.2842015801742438" table:formula="of:=MAX(0;[.I81])" table:style-name="Default_1">
            <text:p>0,28420158</text:p>
          </table:table-cell>
          <table:table-cell table:number-columns-repeated="3" table:style-name="Default_1"/>
          <table:table-cell office:value-type="float" office:value="0.40432893245141133" table:style-name="Default_1">
            <text:p>0,404328932</text:p>
          </table:table-cell>
          <table:table-cell office:value-type="float" office:value="8.9529932390769215E-2" table:style-name="Default_1">
            <text:p>0,089529932</text:p>
          </table:table-cell>
          <table:table-cell office:value-type="float" office:value="0.2842015801742438" table:style-name="Default_1">
            <text:p>0,28420158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office:value-type="float" office:value="0.29095820949486867" table:formula="of:=MAX(0;[.G82])" table:style-name="Default_1">
            <text:p>0,290958209</text:p>
          </table:table-cell>
          <table:table-cell office:value-type="float" office:value="0.44378987331462039" table:formula="of:=MAX(0;[.H82])" table:style-name="Default_1">
            <text:p>0,443789873</text:p>
          </table:table-cell>
          <table:table-cell office:value-type="float" office:value="8.7737024976131436E-2" table:formula="of:=MAX(0;[.I82])" table:style-name="Default_1">
            <text:p>0,087737025</text:p>
          </table:table-cell>
          <table:table-cell table:number-columns-repeated="3" table:style-name="Default_1"/>
          <table:table-cell office:value-type="float" office:value="0.29095820949486867" table:style-name="Default_1">
            <text:p>0,290958209</text:p>
          </table:table-cell>
          <table:table-cell office:value-type="float" office:value="0.44378987331462039" table:style-name="Default_1">
            <text:p>0,443789873</text:p>
          </table:table-cell>
          <table:table-cell office:value-type="float" office:value="8.7737024976131436E-2" table:style-name="Default_1">
            <text:p>0,087737025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office:value-type="float" office:value="0.32265533822329406" table:formula="of:=MAX(0;[.G83])" table:style-name="Default_1">
            <text:p>0,322655338</text:p>
          </table:table-cell>
          <table:table-cell office:value-type="float" office:value="0.49213655776544429" table:formula="of:=MAX(0;[.H83])" table:style-name="Default_1">
            <text:p>0,492136558</text:p>
          </table:table-cell>
          <table:table-cell office:value-type="float" office:value="9.7295139111304357E-2" table:formula="of:=MAX(0;[.I83])" table:style-name="Default_1">
            <text:p>0,097295139</text:p>
          </table:table-cell>
          <table:table-cell table:number-columns-repeated="3" table:style-name="Default_1"/>
          <table:table-cell office:value-type="float" office:value="0.32265533822329406" table:style-name="Default_1">
            <text:p>0,322655338</text:p>
          </table:table-cell>
          <table:table-cell office:value-type="float" office:value="0.49213655776544429" table:style-name="Default_1">
            <text:p>0,492136558</text:p>
          </table:table-cell>
          <table:table-cell office:value-type="float" office:value="9.7295139111304357E-2" table:style-name="Default_1">
            <text:p>0,097295139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office:value-type="float" office:value="6.9287218427050906E-2" table:formula="of:=MAX(0;[.G84])" table:style-name="Default_1">
            <text:p>0,069287218</text:p>
          </table:table-cell>
          <table:table-cell office:value-type="float" office:value="0.20515693979418478" table:formula="of:=MAX(0;[.H84])" table:style-name="Default_1">
            <text:p>0,20515694</text:p>
          </table:table-cell>
          <table:table-cell office:value-type="float" office:value="9.362708741033883E-2" table:formula="of:=MAX(0;[.I84])" table:style-name="Default_1">
            <text:p>0,093627087</text:p>
          </table:table-cell>
          <table:table-cell table:number-columns-repeated="3" table:style-name="Default_1"/>
          <table:table-cell office:value-type="float" office:value="6.9287218427050906E-2" table:style-name="Default_1">
            <text:p>0,069287218</text:p>
          </table:table-cell>
          <table:table-cell office:value-type="float" office:value="0.20515693979418478" table:style-name="Default_1">
            <text:p>0,20515694</text:p>
          </table:table-cell>
          <table:table-cell office:value-type="float" office:value="9.362708741033883E-2" table:style-name="Default_1">
            <text:p>0,093627087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0.59683150810768115" table:formula="of:=[.F86]+([.$Q$1]*[.A1])" table:style-name="ce1">
            <text:p>0,596831508</text:p>
          </table:table-cell>
          <table:table-cell office:value-type="float" office:value="0.17389726108445175" table:formula="of:=[.G86]+([.$Q$1]*[.B1])" table:style-name="ce1">
            <text:p>0,173897261</text:p>
          </table:table-cell>
          <table:table-cell office:value-type="float" office:value="0.47246202071244076" table:formula="of:=[.H86]+([.$Q$1]*[.C1])" table:style-name="ce1">
            <text:p>0,472462021</text:p>
          </table:table-cell>
          <table:table-cell table:style-name="ce1"/>
          <table:table-cell table:style-name="Default_1"/>
          <table:table-cell office:value-type="float" office:value="0.59653191951914897" table:formula="of:=MMULT(TRANSPOSE([.F1:.G6]); [.A79:.C84])" table:number-matrix-columns-spanned="3" table:number-matrix-rows-spanned="2" table:style-name="Default_1">
            <text:p>0,59653192</text:p>
          </table:table-cell>
          <table:table-cell office:value-type="float" office:value="0.17297587653508806" table:style-name="Default_1">
            <text:p>0,172975877</text:p>
          </table:table-cell>
          <table:table-cell office:value-type="float" office:value="0.47198067126668636" table:style-name="Default_1">
            <text:p>0,471980671</text:p>
          </table:table-cell>
          <table:table-cell office:value-type="string" table:style-name="Default_1">
            <text:p>dW1 before + reg*W</text:p>
          </table:table-cell>
          <table:table-cell table:number-columns-repeated="9" table:style-name="Default_1"/>
          <table:table-cell table:number-columns-repeated="16366"/>
        </table:table-row>
        <table:table-row table:style-name="ro1">
          <table:table-cell office:value-type="float" office:value="-0.4157187061867551" table:formula="of:=[.F87]+([.$Q$1]*[.A2])" table:style-name="ce1">
            <text:p>-0,415718706</text:p>
          </table:table-cell>
          <table:table-cell office:value-type="float" office:value="-0.29636880034301433" table:formula="of:=[.G87]+([.$Q$1]*[.B2])" table:style-name="ce1">
            <text:p>-0,2963688</text:p>
          </table:table-cell>
          <table:table-cell office:value-type="float" office:value="-0.19332022979014207" table:formula="of:=[.H87]+([.$Q$1]*[.C2])" table:style-name="ce1">
            <text:p>-0,19332023</text:p>
          </table:table-cell>
          <table:table-cell table:style-name="ce1"/>
          <table:table-cell table:style-name="Default_1"/>
          <table:table-cell office:value-type="float" office:value="-0.41642883286116628" table:style-name="Default_1">
            <text:p>-0,416428833</text:p>
          </table:table-cell>
          <table:table-cell office:value-type="float" office:value="-0.29704533651866533" table:style-name="Default_1">
            <text:p>-0,297045337</text:p>
          </table:table-cell>
          <table:table-cell office:value-type="float" office:value="-0.19377920730688103" table:style-name="Default_1">
            <text:p>-0,193779207</text:p>
          </table:table-cell>
          <table:table-cell table:number-columns-repeated="10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1">
          <table:table-cell office:value-type="float" office:value="1.5499857713821508" table:formula="of:=SUM([.A79:.A84])" table:style-name="Default_1">
            <text:p>1,549985771</text:p>
          </table:table-cell>
          <table:table-cell office:value-type="float" office:value="1.506804772051918" table:formula="of:=SUM([.B79:.B84])" table:style-name="Default_1">
            <text:p>1,506804772</text:p>
          </table:table-cell>
          <table:table-cell office:value-type="float" office:value="0.92924764703800011" table:formula="of:=SUM([.C79:.C84])" table:style-name="Default_1">
            <text:p>0,929247647</text:p>
          </table:table-cell>
          <table:table-cell office:value-type="string" table:style-name="Default_1">
            <text:p>dB1</text:p>
          </table:table-cell>
          <table:table-cell table:number-columns-repeated="14" table:style-name="Default_1"/>
          <table:table-cell table:number-columns-repeated="16366"/>
        </table:table-row>
        <table:table-row table:style-name="ro1">
          <table:table-cell table:number-columns-repeated="18" table:style-name="Default_1"/>
          <table:table-cell table:number-columns-repeated="16366"/>
        </table:table-row>
        <table:table-row table:style-name="ro2">
          <table:table-cell office:value-type="string" table:style-name="ce2">
            <text:p>EPOCH2</text:p>
          </table:table-cell>
          <table:table-cell table:number-columns-repeated="17" table:style-name="Default_1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3990543772138187" table:formula="of:=[.A1]+([.$Q$2]*[.A86]*-1)" table:style-name="ce1">
            <text:p>0,239905438</text:p>
          </table:table-cell>
          <table:table-cell office:value-type="float" office:value="0.90399482325523384" table:formula="of:=[.B1]+([.$Q$2]*[.B86]*-1)" table:style-name="ce1">
            <text:p>0,903994823</text:p>
          </table:table-cell>
          <table:table-cell office:value-type="float" office:value="0.43410324368318093" table:formula="of:=[.C1]+([.$Q$2]*[.C86]*-1)" table:style-name="ce1">
            <text:p>0,434103244</text:p>
          </table:table-cell>
          <table:table-cell office:value-type="string" table:style-name="ce1">
            <text:p>w1</text:p>
          </table:table-cell>
          <table:table-cell table:style-name="ce1"/>
          <table:table-cell office:value-type="float" office:value="0.111109791978521" table:style-name="ce1">
            <text:p>0,111109792</text:p>
          </table:table-cell>
          <table:table-cell office:value-type="float" office:value="0.45181313012650098" table:style-name="ce1">
            <text:p>0,451813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reg</text:p>
          </table:table-cell>
          <table:table-cell office:value-type="float" office:value="1E-3" table:style-name="ce1">
            <text:p>0,001</text:p>
          </table:table-cell>
          <table:table-cell table:number-columns-repeated="16367" table:style-name="ce1"/>
        </table:table-row>
        <table:table-row table:style-name="ro1">
          <table:table-cell office:value-type="float" office:value="0.75169854502986255" table:formula="of:=[.A2]+([.$Q$2]*[.A87]*-1)" table:style-name="ce1">
            <text:p>0,751698545</text:p>
          </table:table-cell>
          <table:table-cell office:value-type="float" office:value="0.70617305568529443" table:formula="of:=[.B2]+([.$Q$2]*[.B87]*-1)" table:style-name="ce1">
            <text:p>0,706173056</text:p>
          </table:table-cell>
          <table:table-cell office:value-type="float" office:value="0.47830953971796919" table:formula="of:=[.C2]+([.$Q$2]*[.C87]*-1)" table:style-name="ce1">
            <text:p>0,47830954</text:p>
          </table:table-cell>
          <table:table-cell table:number-columns-repeated="2" table:style-name="ce1"/>
          <table:table-cell office:value-type="float" office:value="0.68859910024808701" table:style-name="ce1">
            <text:p>0,6885991</text:p>
          </table:table-cell>
          <table:table-cell office:value-type="float" office:value="-0.71010419494570098" table:style-name="ce1">
            <text:p>-0,7101041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step</text:p>
          </table:table-cell>
          <table:table-cell office:value-type="float" office:value="0.1" table:style-name="ce1">
            <text:p>0,1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"/>
          <table:table-cell office:value-type="float" office:value="0.83685414231878097" table:style-name="ce1">
            <text:p>0,836854142</text:p>
          </table:table-cell>
          <table:table-cell office:value-type="float" office:value="0.12546550202821399" table:style-name="ce1">
            <text:p>0,12546550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-0.15499857713821508" table:formula="of:=[.A4]+([.A89]*[.$Q$2]*-1)" table:style-name="ce1">
            <text:p>-0,154998577</text:p>
          </table:table-cell>
          <table:table-cell office:value-type="float" office:value="-0.15068047720519182" table:formula="of:=[.B4]+([.B89]*[.$Q$2]*-1)" table:style-name="ce1">
            <text:p>-0,150680477</text:p>
          </table:table-cell>
          <table:table-cell office:value-type="float" office:value="-9.2924764703800011E-2" table:formula="of:=[.C4]+([.C89]*[.$Q$2]*-1)" table:style-name="ce1">
            <text:p>-0,092924765</text:p>
          </table:table-cell>
          <table:table-cell office:value-type="string" table:style-name="ce1">
            <text:p>b1</text:p>
          </table:table-cell>
          <table:table-cell table:style-name="ce1"/>
          <table:table-cell office:value-type="float" office:value="-0.60840549763660901" table:style-name="ce1">
            <text:p>-0,608405498</text:p>
          </table:table-cell>
          <table:table-cell office:value-type="float" office:value="-0.84091789389624005" table:style-name="ce1">
            <text:p>-0,8409178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float" office:value="0.36090544632418498" table:style-name="ce1">
            <text:p>0,360905446</text:p>
          </table:table-cell>
          <table:table-cell office:value-type="float" office:value="0.114794391863328" table:style-name="ce1">
            <text:p>0,11479439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0.54383553405306084" table:formula="of:=[.A6]+([.$Q$2]*[.A73]*-1)" table:style-name="ce1">
            <text:p>0,543835534</text:p>
          </table:table-cell>
          <table:table-cell office:value-type="float" office:value="0.29058824634125052" table:formula="of:=[.B6]+([.$Q$2]*[.B73]*-1)" table:style-name="ce1">
            <text:p>0,290588246</text:p>
          </table:table-cell>
          <table:table-cell office:value-type="float" office:value="0.83519232366458651" table:formula="of:=[.C6]+([.$Q$2]*[.C73]*-1)" table:style-name="ce1">
            <text:p>0,835192324</text:p>
          </table:table-cell>
          <table:table-cell office:value-type="string" table:style-name="ce1">
            <text:p>w2</text:p>
          </table:table-cell>
          <table:table-cell table:style-name="ce1"/>
          <table:table-cell office:value-type="float" office:value="0.529786158492623" table:style-name="ce1">
            <text:p>0,529786158</text:p>
          </table:table-cell>
          <table:table-cell office:value-type="float" office:value="-6.6414675460727601E-2" table:style-name="ce1">
            <text:p>-0,0664146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0.82246406271481376" table:formula="of:=[.A7]+([.$Q$2]*[.A74]*-1)" table:style-name="ce1">
            <text:p>0,822464063</text:p>
          </table:table-cell>
          <table:table-cell office:value-type="float" office:value="0.87132936964239627" table:formula="of:=[.B7]+([.$Q$2]*[.B74]*-1)" table:style-name="ce1">
            <text:p>0,87132937</text:p>
          </table:table-cell>
          <table:table-cell office:value-type="float" office:value="0.14063485069432613" table:formula="of:=[.C7]+([.$Q$2]*[.C74]*-1)" table:style-name="ce1">
            <text:p>0,140634851</text:p>
          </table:table-cell>
          <table:table-cell table:number-columns-repeated="16381" table:style-name="ce1"/>
        </table:table-row>
        <table:table-row table:style-name="ro1">
          <table:table-cell office:value-type="float" office:value="0.15415145447764769" table:formula="of:=[.A8]+([.$Q$2]*[.A75]*-1)" table:style-name="ce1">
            <text:p>0,154151454</text:p>
          </table:table-cell>
          <table:table-cell office:value-type="float" office:value="0.39555963574888547" table:formula="of:=[.B8]+([.$Q$2]*[.B75]*-1)" table:style-name="ce1">
            <text:p>0,395559636</text:p>
          </table:table-cell>
          <table:table-cell office:value-type="float" office:value="0.57627310840879797" table:formula="of:=[.C8]+([.$Q$2]*[.C75]*-1)" table:style-name="ce1">
            <text:p>0,57627310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1057739888252578" table:formula="of:=[.A10]+([.A77]*[.$Q$2]*-1)" table:style-name="ce1">
            <text:p>-0,110577399</text:p>
          </table:table-cell>
          <table:table-cell office:value-type="float" office:value="-4.4136788786658776E-2" table:formula="of:=[.B10]+([.B77]*[.$Q$2]*-1)" table:style-name="ce1">
            <text:p>-0,044136789</text:p>
          </table:table-cell>
          <table:table-cell office:value-type="float" office:value="-9.4392466978212852E-2" table:formula="of:=[.C10]+([.C77]*[.$Q$2]*-1)" table:style-name="ce1">
            <text:p>-0,094392467</text:p>
          </table:table-cell>
          <table:table-cell office:value-type="string" table:style-name="ce1">
            <text:p>b2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W.X + b</text:p>
          </table:table-cell>
          <table:table-cell table:number-columns-repeated="4" table:style-name="ce1"/>
          <table:table-cell office:value-type="string" table:style-name="ce1">
            <text:p>W.X</text:p>
          </table:table-cell>
          <table:table-cell table:number-columns-repeated="4" table:style-name="ce1"/>
          <table:table-cell office:value-type="string" table:style-name="ce1">
            <text:p>W1 ^ 2</text:p>
          </table:table-cell>
          <table:table-cell table:number-columns-repeated="16368" table:style-name="ce1"/>
        </table:table-row>
        <table:table-row table:style-name="ro1">
          <table:table-cell office:value-type="float" office:value="0.83721904757088561" table:formula="of:=[.A12]+([.$Q$2]*[.A60]*-1)" table:style-name="ce1">
            <text:p>0,837219048</text:p>
          </table:table-cell>
          <table:table-cell office:value-type="float" office:value="0.91393727297375515" table:formula="of:=[.B12]+([.$Q$2]*[.B60]*-1)" table:style-name="ce1">
            <text:p>0,913937273</text:p>
          </table:table-cell>
          <table:table-cell office:value-type="float" office:value="6.4435930166615765E-2" table:formula="of:=[.C12]+([.$Q$2]*[.C60]*-1)" table:style-name="ce1">
            <text:p>0,06443593</text:p>
          </table:table-cell>
          <table:table-cell office:value-type="string" table:style-name="ce1">
            <text:p>w3</text:p>
          </table:table-cell>
          <table:table-cell table:style-name="ce1"/>
          <table:table-cell office:value-type="float" office:value="0.2112845386830024" table:formula="of:=[.K104]+[.A$96]" table:style-name="ce1">
            <text:p>0,211284539</text:p>
          </table:table-cell>
          <table:table-cell office:value-type="float" office:value="0.26882045825652578" table:formula="of:=[.L104]+[.B$96]" table:style-name="ce1">
            <text:p>0,268820458</text:p>
          </table:table-cell>
          <table:table-cell office:value-type="float" office:value="0.17141488670838101" table:formula="of:=[.M104]+[.C$96]" table:style-name="ce1">
            <text:p>0,171414887</text:p>
          </table:table-cell>
          <table:table-cell table:number-columns-repeated="2" table:style-name="ce1"/>
          <table:table-cell office:value-type="float" office:value="0.36628311582121748" table:formula="of:=MMULT([.F93:.G98];[.A93:.C94] )" table:number-matrix-columns-spanned="3" table:number-matrix-rows-spanned="6" table:style-name="ce1">
            <text:p>0,366283116</text:p>
          </table:table-cell>
          <table:table-cell office:value-type="float" office:value="0.41950093546171763" table:style-name="ce1">
            <text:p>0,419500935</text:p>
          </table:table-cell>
          <table:table-cell office:value-type="float" office:value="0.26433965141218102" table:style-name="ce1">
            <text:p>0,264339651</text:p>
          </table:table-cell>
          <table:table-cell table:number-columns-repeated="2" table:style-name="ce1"/>
          <table:table-cell office:value-type="float" office:value="5.7554619048287833E-2" table:formula="of:=POWER([.A93];2)" table:style-name="ce1">
            <text:p>0,057554619</text:p>
          </table:table-cell>
          <table:table-cell office:value-type="float" office:value="0.81720664047226144" table:formula="of:=POWER([.B93];2)" table:style-name="ce1">
            <text:p>0,81720664</text:p>
          </table:table-cell>
          <table:table-cell office:value-type="float" office:value="0.18844562617625915" table:formula="of:=POWER([.C93];2)" table:style-name="ce1">
            <text:p>0,188445626</text:p>
          </table:table-cell>
          <table:table-cell table:number-columns-repeated="16366"/>
        </table:table-row>
        <table:table-row table:style-name="ro1">
          <table:table-cell office:value-type="float" office:value="0.67384167030105846" table:formula="of:=[.A13]+([.$Q$2]*[.A61]*-1)" table:style-name="ce1">
            <text:p>0,67384167</text:p>
          </table:table-cell>
          <table:table-cell office:value-type="float" office:value="0.23062601383" table:formula="of:=[.B13]+([.$Q$2]*[.B61]*-1)" table:style-name="ce1">
            <text:p>0,230626014</text:p>
          </table:table-cell>
          <table:table-cell office:value-type="float" office:value="0.55315175517437087" table:formula="of:=[.C13]+([.$Q$2]*[.C61]*-1)" table:style-name="ce1">
            <text:p>0,553151755</text:p>
          </table:table-cell>
          <table:table-cell table:number-columns-repeated="2" table:style-name="ce1"/>
          <table:table-cell office:value-type="float" office:value="-0.52358419873893336" table:formula="of:=[.K105]+[.A$96]" table:style-name="ce1">
            <text:p>-0,523584199</text:p>
          </table:table-cell>
          <table:table-cell office:value-type="float" office:value="-2.9646904482460962E-2" table:formula="of:=[.L105]+[.B$96]" table:style-name="ce1">
            <text:p>-0,029646904</text:p>
          </table:table-cell>
          <table:table-cell office:value-type="float" office:value="-0.13365127232506285" table:formula="of:=[.M105]+[.C$96]" table:style-name="ce1">
            <text:p>-0,133651272</text:p>
          </table:table-cell>
          <table:table-cell table:number-columns-repeated="2" table:style-name="ce1"/>
          <table:table-cell office:value-type="float" office:value="-0.36858562160071828" table:style-name="ce1">
            <text:p>-0,368585622</text:p>
          </table:table-cell>
          <table:table-cell office:value-type="float" office:value="0.12103357272273085" table:style-name="ce1">
            <text:p>0,121033573</text:p>
          </table:table-cell>
          <table:table-cell office:value-type="float" office:value="-4.0726507621262842E-2" table:style-name="ce1">
            <text:p>-0,040726508</text:p>
          </table:table-cell>
          <table:table-cell table:number-columns-repeated="2" table:style-name="ce1"/>
          <table:table-cell office:value-type="float" office:value="0.56505070260001233" table:formula="of:=POWER([.A94];2)" table:style-name="ce1">
            <text:p>0,565050703</text:p>
          </table:table-cell>
          <table:table-cell office:value-type="float" office:value="0.49868038457590597" table:formula="of:=POWER([.B94];2)" table:style-name="ce1">
            <text:p>0,498680385</text:p>
          </table:table-cell>
          <table:table-cell office:value-type="float" office:value="0.22878001578521553" table:formula="of:=POWER([.C94];2)" table:style-name="ce1">
            <text:p>0,228780016</text:p>
          </table:table-cell>
          <table:table-cell table:number-columns-repeated="16366"/>
        </table:table-row>
        <table:table-row table:style-name="ro1">
          <table:table-cell office:value-type="float" office:value="0.26989043181611622" table:formula="of:=[.A14]+([.$Q$2]*[.A62]*-1)" table:style-name="ce1">
            <text:p>0,269890432</text:p>
          </table:table-cell>
          <table:table-cell office:value-type="float" office:value="0.97740070358639419" table:formula="of:=[.B14]+([.$Q$2]*[.B62]*-1)" table:style-name="ce1">
            <text:p>0,977400704</text:p>
          </table:table-cell>
          <table:table-cell office:value-type="float" office:value="0.96845873787444825" table:formula="of:=[.C14]+([.$Q$2]*[.C62]*-1)" table:style-name="ce1">
            <text:p>0,968458738</text:p>
          </table:table-cell>
          <table:table-cell table:number-columns-repeated="2" table:style-name="ce1"/>
          <table:table-cell office:value-type="float" office:value="0.14007951750977338" table:formula="of:=[.K106]+[.A$96]" table:style-name="ce1">
            <text:p>0,140079518</text:p>
          </table:table-cell>
          <table:table-cell office:value-type="float" office:value="0.69443169222103829" table:formula="of:=[.L106]+[.B$96]" table:style-name="ce1">
            <text:p>0,694431692</text:p>
          </table:table-cell>
          <table:table-cell office:value-type="float" office:value="0.33036767949208812" table:formula="of:=[.M106]+[.C$96]" table:style-name="ce1">
            <text:p>0,330367679</text:p>
          </table:table-cell>
          <table:table-cell table:number-columns-repeated="2" table:style-name="ce1"/>
          <table:table-cell office:value-type="float" office:value="0.29507809464798845" table:style-name="ce1">
            <text:p>0,295078095</text:p>
          </table:table-cell>
          <table:table-cell office:value-type="float" office:value="0.84511216942623013" table:style-name="ce1">
            <text:p>0,845112169</text:p>
          </table:table-cell>
          <table:table-cell office:value-type="float" office:value="0.42329244419588813" table:style-name="ce1">
            <text:p>0,423292444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float" office:value="-0.93307512169220086" table:formula="of:=[.K107]+[.A$96]" table:style-name="ce1">
            <text:p>-0,933075122</text:p>
          </table:table-cell>
          <table:table-cell office:value-type="float" office:value="-1.2945094562218609" table:formula="of:=[.L107]+[.B$96]" table:style-name="ce1">
            <text:p>-1,294509456</text:p>
          </table:table-cell>
          <table:table-cell office:value-type="float" office:value="-0.7592546154726465" table:formula="of:=[.M107]+[.C$96]" table:style-name="ce1">
            <text:p>-0,759254615</text:p>
          </table:table-cell>
          <table:table-cell table:number-columns-repeated="2" table:style-name="ce1"/>
          <table:table-cell office:value-type="float" office:value="-0.77807654455398578" table:style-name="ce1">
            <text:p>-0,778076545</text:p>
          </table:table-cell>
          <table:table-cell office:value-type="float" office:value="-1.1438289790166691" table:style-name="ce1">
            <text:p>-1,143828979</text:p>
          </table:table-cell>
          <table:table-cell office:value-type="float" office:value="-0.66632985076884643" table:style-name="ce1">
            <text:p>-0,666329851</text:p>
          </table:table-cell>
          <table:table-cell table:number-columns-repeated="2" table:style-name="ce1"/>
          <table:table-cell office:value-type="string" table:style-name="ce1">
            <text:p>W2 ^ 2</text:p>
          </table:table-cell>
          <table:table-cell table:number-columns-repeated="16368" table:style-name="ce1"/>
        </table:table-row>
        <table:table-row table:style-name="ro1">
          <table:table-cell office:value-type="float" office:value="-9.3658410979595712E-4" table:formula="of:=[.A16]+([.A64]*[.$Q$2]*-1)" table:style-name="ce1">
            <text:p>-0,000936584</text:p>
          </table:table-cell>
          <table:table-cell office:value-type="float" office:value="-3.4659518849027418E-2" table:formula="of:=[.B16]+([.B64]*[.$Q$2]*-1)" table:style-name="ce1">
            <text:p>-0,034659519</text:p>
          </table:table-cell>
          <table:table-cell office:value-type="float" office:value="3.5596102958823386E-2" table:formula="of:=[.C16]+([.C64]*[.$Q$2]*-1)" table:style-name="ce1">
            <text:p>0,035596103</text:p>
          </table:table-cell>
          <table:table-cell office:value-type="string" table:style-name="ce1">
            <text:p>b3</text:p>
          </table:table-cell>
          <table:table-cell table:style-name="ce1"/>
          <table:table-cell office:value-type="float" office:value="1.7875379279470749E-2" table:formula="of:=[.K108]+[.A$96]" table:style-name="ce1">
            <text:p>0,017875379</text:p>
          </table:table-cell>
          <table:table-cell office:value-type="float" office:value="0.25664088443415256" table:formula="of:=[.L108]+[.B$96]" table:style-name="ce1">
            <text:p>0,256640884</text:p>
          </table:table-cell>
          <table:table-cell office:value-type="float" office:value="0.11865271294280744" table:formula="of:=[.M108]+[.C$96]" table:style-name="ce1">
            <text:p>0,118652713</text:p>
          </table:table-cell>
          <table:table-cell table:number-columns-repeated="2" table:style-name="ce1"/>
          <table:table-cell office:value-type="float" office:value="0.17287395641768583" table:style-name="ce1">
            <text:p>0,172873956</text:p>
          </table:table-cell>
          <table:table-cell office:value-type="float" office:value="0.40732136163934435" table:style-name="ce1">
            <text:p>0,407321362</text:p>
          </table:table-cell>
          <table:table-cell office:value-type="float" office:value="0.21157747764660745" table:style-name="ce1">
            <text:p>0,211577478</text:p>
          </table:table-cell>
          <table:table-cell table:number-columns-repeated="2" table:style-name="ce1"/>
          <table:table-cell office:value-type="float" office:value="0.29575708809877788" table:formula="of:=POWER([.A98];2)" table:style-name="ce1">
            <text:p>0,295757088</text:p>
          </table:table-cell>
          <table:table-cell office:value-type="float" office:value="8.44415289116833E-2" table:formula="of:=POWER([.B98];2)" table:style-name="ce1">
            <text:p>0,084441529</text:p>
          </table:table-cell>
          <table:table-cell office:value-type="float" office:value="0.69754621750825141" table:formula="of:=POWER([.C98];2)" table:style-name="ce1">
            <text:p>0,697546218</text:p>
          </table:table-cell>
          <table:table-cell table:number-columns-repeated="16366"/>
        </table:table-row>
        <table:table-row table:style-name="ro1">
          <table:table-cell table:number-columns-repeated="5" table:style-name="ce1"/>
          <table:table-cell office:value-type="float" office:value="-7.7823811798772402E-2" table:formula="of:=[.K109]+[.A$96]" table:style-name="ce1">
            <text:p>-0,077823812</text:p>
          </table:table-cell>
          <table:table-cell office:value-type="float" office:value="0.28134321319196709" table:formula="of:=[.L109]+[.B$96]" table:style-name="ce1">
            <text:p>0,281343213</text:p>
          </table:table-cell>
          <table:table-cell office:value-type="float" office:value="0.10529035230616049" table:formula="of:=[.M109]+[.C$96]" table:style-name="ce1">
            <text:p>0,105290352</text:p>
          </table:table-cell>
          <table:table-cell table:number-columns-repeated="2" table:style-name="ce1"/>
          <table:table-cell office:value-type="float" office:value="7.7174765339442675E-2" table:style-name="ce1">
            <text:p>0,077174765</text:p>
          </table:table-cell>
          <table:table-cell office:value-type="float" office:value="0.43202369039715888" table:style-name="ce1">
            <text:p>0,43202369</text:p>
          </table:table-cell>
          <table:table-cell office:value-type="float" office:value="0.1982151170099605" table:style-name="ce1">
            <text:p>0,198215117</text:p>
          </table:table-cell>
          <table:table-cell table:number-columns-repeated="2" table:style-name="ce1"/>
          <table:table-cell office:value-type="float" office:value="0.67644713445735705" table:formula="of:=POWER([.A99];2)" table:style-name="ce1">
            <text:p>0,676447134</text:p>
          </table:table-cell>
          <table:table-cell office:value-type="float" office:value="0.75921487040141566" table:formula="of:=POWER([.B99];2)" table:style-name="ce1">
            <text:p>0,75921487</text:p>
          </table:table-cell>
          <table:table-cell office:value-type="float" office:value="1.9778161229815402E-2" table:formula="of:=POWER([.C99];2)" table:style-name="ce1">
            <text:p>0,019778161</text:p>
          </table:table-cell>
          <table:table-cell table:number-columns-repeated="16366"/>
        </table:table-row>
        <table:table-row table:style-name="ro1">
          <table:table-cell office:value-type="float" office:value="0.2112845386830024" table:formula="of:=MAX(0; [.F104])" table:style-name="ce1">
            <text:p>0,211284539</text:p>
          </table:table-cell>
          <table:table-cell office:value-type="float" office:value="0.26882045825652578" table:formula="of:=MAX(0; [.G104])" table:style-name="ce1">
            <text:p>0,268820458</text:p>
          </table:table-cell>
          <table:table-cell office:value-type="float" office:value="0.17141488670838101" table:formula="of:=MAX(0; [.H104])" table:style-name="ce1">
            <text:p>0,171414887</text:p>
          </table:table-cell>
          <table:table-cell office:value-type="string" table:style-name="ce1">
            <text:p>y1</text:p>
          </table:table-cell>
          <table:table-cell table:number-columns-repeated="11" table:style-name="ce1"/>
          <table:table-cell office:value-type="float" office:value="2.376267091757429E-2" table:formula="of:=POWER([.A100];2)" table:style-name="ce1">
            <text:p>0,023762671</text:p>
          </table:table-cell>
          <table:table-cell office:value-type="float" office:value="0.15646742543379097" table:formula="of:=POWER([.B100];2)" table:style-name="ce1">
            <text:p>0,156467425</text:p>
          </table:table-cell>
          <table:table-cell office:value-type="float" office:value="0.3320906954751382" table:formula="of:=POWER([.C100];2)" table:style-name="ce1">
            <text:p>0,332090695</text:p>
          </table:table-cell>
          <table:table-cell table:number-columns-repeated="16366"/>
        </table:table-row>
        <table:table-row table:style-name="ro1">
          <table:table-cell office:value-type="float" office:value="0" table:formula="of:=MAX(0; [.F105])" table:style-name="ce1">
            <text:p>0</text:p>
          </table:table-cell>
          <table:table-cell office:value-type="float" office:value="0" table:formula="of:=MAX(0; [.G105])" table:style-name="ce1">
            <text:p>0</text:p>
          </table:table-cell>
          <table:table-cell office:value-type="float" office:value="0" table:formula="of:=MAX(0; [.H105])" table:style-name="ce1">
            <text:p>0</text:p>
          </table:table-cell>
          <table:table-cell table:number-columns-repeated="2" table:style-name="ce1"/>
          <table:table-cell office:value-type="float" office:value="0.25184566139303777" table:formula="of:=[.K111]+[.A$102]" table:style-name="ce1">
            <text:p>0,251845661</text:p>
          </table:table-cell>
          <table:table-cell office:value-type="float" office:value="0.31929598537619736" table:formula="of:=[.L111]+[.B$102]" table:style-name="ce1">
            <text:p>0,319295985</text:p>
          </table:table-cell>
          <table:table-cell office:value-type="float" office:value="0.21865807244031166" table:formula="of:=[.M111]+[.C$102]" table:style-name="ce1">
            <text:p>0,218658072</text:p>
          </table:table-cell>
          <table:table-cell table:number-columns-repeated="2" table:style-name="ce1"/>
          <table:table-cell office:value-type="float" office:value="0.36242306027556354" table:formula="of:=MMULT([.A110:.C115];[.A98:.C100])" table:number-matrix-columns-spanned="3" table:number-matrix-rows-spanned="6" table:style-name="ce1">
            <text:p>0,36242306</text:p>
          </table:table-cell>
          <table:table-cell office:value-type="float" office:value="0.36343277416285613" table:style-name="ce1">
            <text:p>0,363432774</text:p>
          </table:table-cell>
          <table:table-cell office:value-type="float" office:value="0.31305053941852451" table:style-name="ce1">
            <text:p>0,313050539</text:p>
          </table:table-cell>
          <table:table-cell table:number-columns-repeated="16371" table:style-name="ce1"/>
        </table:table-row>
        <table:table-row table:style-name="ro1">
          <table:table-cell office:value-type="float" office:value="0.14007951750977338" table:formula="of:=MAX(0; [.F106])" table:style-name="ce1">
            <text:p>0,140079518</text:p>
          </table:table-cell>
          <table:table-cell office:value-type="float" office:value="0.69443169222103829" table:formula="of:=MAX(0; [.G106])" table:style-name="ce1">
            <text:p>0,694431692</text:p>
          </table:table-cell>
          <table:table-cell office:value-type="float" office:value="0.33036767949208812" table:formula="of:=MAX(0; [.H106])" table:style-name="ce1">
            <text:p>0,330367679</text:p>
          </table:table-cell>
          <table:table-cell table:number-columns-repeated="2" table:style-name="ce1"/>
          <table:table-cell office:value-type="float" office:value="-0.11057739888252578" table:formula="of:=[.K112]+[.A$102]" table:style-name="ce1">
            <text:p>-0,110577399</text:p>
          </table:table-cell>
          <table:table-cell office:value-type="float" office:value="-4.4136788786658776E-2" table:formula="of:=[.L112]+[.B$102]" table:style-name="ce1">
            <text:p>-0,044136789</text:p>
          </table:table-cell>
          <table:table-cell office:value-type="float" office:value="-9.4392466978212852E-2" table:formula="of:=[.M112]+[.C$102]" table:style-name="ce1">
            <text:p>-0,09439246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W3 ^ 2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formula="of:=MAX(0; [.F107])" table:style-name="ce1">
            <text:p>0</text:p>
          </table:table-cell>
          <table:table-cell office:value-type="float" office:value="0" table:formula="of:=MAX(0; [.G107])" table:style-name="ce1">
            <text:p>0</text:p>
          </table:table-cell>
          <table:table-cell office:value-type="float" office:value="0" table:formula="of:=MAX(0; [.H107])" table:style-name="ce1">
            <text:p>0</text:p>
          </table:table-cell>
          <table:table-cell table:number-columns-repeated="2" table:style-name="ce1"/>
          <table:table-cell office:value-type="float" office:value="0.58767458950044582" table:formula="of:=[.K113]+[.A$102]" table:style-name="ce1">
            <text:p>0,58767459</text:p>
          </table:table-cell>
          <table:table-cell office:value-type="float" office:value="0.73232752016058966" table:formula="of:=[.L113]+[.B$102]" table:style-name="ce1">
            <text:p>0,73232752</text:p>
          </table:table-cell>
          <table:table-cell office:value-type="float" office:value="0.31064417768020997" table:formula="of:=[.M113]+[.C$102]" table:style-name="ce1">
            <text:p>0,310644178</text:p>
          </table:table-cell>
          <table:table-cell table:number-columns-repeated="2" table:style-name="ce1"/>
          <table:table-cell office:value-type="float" office:value="0.69825198838297164" table:style-name="ce1">
            <text:p>0,698251988</text:p>
          </table:table-cell>
          <table:table-cell office:value-type="float" office:value="0.77646430894724838" table:style-name="ce1">
            <text:p>0,776464309</text:p>
          </table:table-cell>
          <table:table-cell office:value-type="float" office:value="0.40503664465842282" table:style-name="ce1">
            <text:p>0,405036645</text:p>
          </table:table-cell>
          <table:table-cell table:number-columns-repeated="2" table:style-name="ce1"/>
          <table:table-cell office:value-type="float" office:value="0.70093573361550088" table:formula="of:=POWER([.A104];2)" table:style-name="ce1">
            <text:p>0,700935734</text:p>
          </table:table-cell>
          <table:table-cell office:value-type="float" office:value="0.83528133893070422" table:formula="of:=POWER([.B104];2)" table:style-name="ce1">
            <text:p>0,835281339</text:p>
          </table:table-cell>
          <table:table-cell office:value-type="float" office:value="4.1519890964369834E-3" table:formula="of:=POWER([.C104];2)" table:style-name="ce1">
            <text:p>0,004151989</text:p>
          </table:table-cell>
          <table:table-cell table:number-columns-repeated="16366"/>
        </table:table-row>
        <table:table-row table:style-name="ro1">
          <table:table-cell office:value-type="float" office:value="1.7875379279470749E-2" table:formula="of:=MAX(0; [.F108])" table:style-name="ce1">
            <text:p>0,017875379</text:p>
          </table:table-cell>
          <table:table-cell office:value-type="float" office:value="0.25664088443415256" table:formula="of:=MAX(0; [.G108])" table:style-name="ce1">
            <text:p>0,256640884</text:p>
          </table:table-cell>
          <table:table-cell office:value-type="float" office:value="0.11865271294280744" table:formula="of:=MAX(0; [.H108])" table:style-name="ce1">
            <text:p>0,118652713</text:p>
          </table:table-cell>
          <table:table-cell table:number-columns-repeated="2" table:style-name="ce1"/>
          <table:table-cell office:value-type="float" office:value="-0.11057739888252578" table:formula="of:=[.K114]+[.A$102]" table:style-name="ce1">
            <text:p>-0,110577399</text:p>
          </table:table-cell>
          <table:table-cell office:value-type="float" office:value="-4.4136788786658776E-2" table:formula="of:=[.L114]+[.B$102]" table:style-name="ce1">
            <text:p>-0,044136789</text:p>
          </table:table-cell>
          <table:table-cell office:value-type="float" office:value="-9.4392466978212852E-2" table:formula="of:=[.M114]+[.C$102]" table:style-name="ce1">
            <text:p>-0,09439246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.45406259663412035" table:formula="of:=POWER([.A105];2)" table:style-name="ce1">
            <text:p>0,454062597</text:p>
          </table:table-cell>
          <table:table-cell office:value-type="float" office:value="5.3188358255115351E-2" table:formula="of:=POWER([.B105];2)" table:style-name="ce1">
            <text:p>0,053188358</text:p>
          </table:table-cell>
          <table:table-cell office:value-type="float" office:value="0.30597686425248716" table:formula="of:=POWER([.C105];2)" table:style-name="ce1">
            <text:p>0,305976864</text:p>
          </table:table-cell>
          <table:table-cell table:number-columns-repeated="16366"/>
        </table:table-row>
        <table:table-row table:style-name="ro1">
          <table:table-cell office:value-type="float" office:value="0" table:formula="of:=MAX(0; [.F109])" table:style-name="ce1">
            <text:p>0</text:p>
          </table:table-cell>
          <table:table-cell office:value-type="float" office:value="0.28134321319196709" table:formula="of:=MAX(0; [.G109])" table:style-name="ce1">
            <text:p>0,281343213</text:p>
          </table:table-cell>
          <table:table-cell office:value-type="float" office:value="0.10529035230616049" table:formula="of:=MAX(0; [.H109])" table:style-name="ce1">
            <text:p>0,105290352</text:p>
          </table:table-cell>
          <table:table-cell table:number-columns-repeated="2" table:style-name="ce1"/>
          <table:table-cell office:value-type="float" office:value="0.12851226030261492" table:formula="of:=[.K115]+[.A$102]" table:style-name="ce1">
            <text:p>0,12851226</text:p>
          </table:table-cell>
          <table:table-cell office:value-type="float" office:value="0.23161055030159855" table:formula="of:=[.L115]+[.B$102]" table:style-name="ce1">
            <text:p>0,23161055</text:p>
          </table:table-cell>
          <table:table-cell office:value-type="float" office:value="2.5005932751739429E-2" table:formula="of:=[.M115]+[.C$102]" table:style-name="ce1">
            <text:p>0,025005933</text:p>
          </table:table-cell>
          <table:table-cell table:number-columns-repeated="2" table:style-name="ce1"/>
          <table:table-cell office:value-type="float" office:value="0.23908965918514069" table:style-name="ce1">
            <text:p>0,239089659</text:p>
          </table:table-cell>
          <table:table-cell office:value-type="float" office:value="0.27574733908825733" table:style-name="ce1">
            <text:p>0,275747339</text:p>
          </table:table-cell>
          <table:table-cell office:value-type="float" office:value="0.11939839972995228" table:style-name="ce1">
            <text:p>0,1193984</text:p>
          </table:table-cell>
          <table:table-cell table:number-columns-repeated="2" table:style-name="ce1"/>
          <table:table-cell office:value-type="float" office:value="7.284084518588968E-2" table:formula="of:=POWER([.A106];2)" table:style-name="ce1">
            <text:p>0,072840845</text:p>
          </table:table-cell>
          <table:table-cell office:value-type="float" office:value="0.95531213537117843" table:formula="of:=POWER([.B106];2)" table:style-name="ce1">
            <text:p>0,955312135</text:p>
          </table:table-cell>
          <table:table-cell office:value-type="float" office:value="0.9379123269653693" table:formula="of:=POWER([.C106];2)" table:style-name="ce1">
            <text:p>0,937912327</text:p>
          </table:table-cell>
          <table:table-cell table:number-columns-repeated="16366"/>
        </table:table-row>
        <table:table-row table:style-name="ro1">
          <table:table-cell table:number-columns-repeated="5" table:style-name="ce1"/>
          <table:table-cell office:value-type="float" office:value="0.13704794420703803" table:formula="of:=[.K116]+[.A$102]" table:style-name="ce1">
            <text:p>0,137047944</text:p>
          </table:table-cell>
          <table:table-cell office:value-type="float" office:value="0.24265442922316088" table:formula="of:=[.L116]+[.B$102]" table:style-name="ce1">
            <text:p>0,242654429</text:p>
          </table:table-cell>
          <table:table-cell office:value-type="float" office:value="5.8501924118299631E-3" table:formula="of:=[.M116]+[.C$102]" table:style-name="ce1">
            <text:p>0,005850192</text:p>
          </table:table-cell>
          <table:table-cell table:number-columns-repeated="2" table:style-name="ce1"/>
          <table:table-cell office:value-type="float" office:value="0.24762534308956383" table:style-name="ce1">
            <text:p>0,247625343</text:p>
          </table:table-cell>
          <table:table-cell office:value-type="float" office:value="0.28679121800981966" table:style-name="ce1">
            <text:p>0,286791218</text:p>
          </table:table-cell>
          <table:table-cell office:value-type="float" office:value="0.10024265939004282" table:style-name="ce1">
            <text:p>0,100242659</text:p>
          </table:table-cell>
          <table:table-cell table:number-columns-repeated="16371" table:style-name="ce1"/>
        </table:table-row>
        <table:table-row table:style-name="ro1">
          <table:table-cell office:value-type="float" office:value="0.25184566139303777" table:formula="of:=MAX(0;[.F111])" table:style-name="ce1">
            <text:p>0,251845661</text:p>
          </table:table-cell>
          <table:table-cell office:value-type="float" office:value="0.31929598537619736" table:formula="of:=MAX(0;[.G111])" table:style-name="ce1">
            <text:p>0,319295985</text:p>
          </table:table-cell>
          <table:table-cell office:value-type="float" office:value="0.21865807244031166" table:formula="of:=MAX(0;[.H111])" table:style-name="ce1">
            <text:p>0,218658072</text:p>
          </table:table-cell>
          <table:table-cell office:value-type="string" table:style-name="ce1">
            <text:p>y2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MAX(0;[.F112])" table:style-name="ce1">
            <text:p>0</text:p>
          </table:table-cell>
          <table:table-cell office:value-type="float" office:value="0" table:formula="of:=MAX(0;[.G112])" table:style-name="ce1">
            <text:p>0</text:p>
          </table:table-cell>
          <table:table-cell office:value-type="float" office:value="0" table:formula="of:=MAX(0;[.H112])" table:style-name="ce1">
            <text:p>0</text:p>
          </table:table-cell>
          <table:table-cell table:number-columns-repeated="2" table:style-name="ce1"/>
          <table:table-cell office:value-type="float" office:value="0.48408206235385737" table:formula="of:=[.K118]+[.A$108]" table:style-name="ce1">
            <text:p>0,484082062</text:p>
          </table:table-cell>
          <table:table-cell office:value-type="float" office:value="0.48286613232203701" table:formula="of:=[.L118]+[.B$108]" table:style-name="ce1">
            <text:p>0,482866132</text:p>
          </table:table-cell>
          <table:table-cell office:value-type="float" office:value="0.44020446800168805" table:formula="of:=[.M118]+[.C$108]" table:style-name="ce1">
            <text:p>0,440204468</text:p>
          </table:table-cell>
          <table:table-cell table:number-columns-repeated="2" table:style-name="ce1"/>
          <table:table-cell office:value-type="float" office:value="0.48501864646365334" table:formula="of:=MMULT([.A117:.C122];[.A104:.C106])" table:number-matrix-columns-spanned="3" table:number-matrix-rows-spanned="6" table:style-name="ce1">
            <text:p>0,485018646</text:p>
          </table:table-cell>
          <table:table-cell office:value-type="float" office:value="0.51752565117106442" table:style-name="ce1">
            <text:p>0,517525651</text:p>
          </table:table-cell>
          <table:table-cell office:value-type="float" office:value="0.40460836504286468" table:style-name="ce1">
            <text:p>0,404608365</text:p>
          </table:table-cell>
          <table:table-cell table:number-columns-repeated="16371" table:style-name="ce1"/>
        </table:table-row>
        <table:table-row table:style-name="ro1">
          <table:table-cell office:value-type="float" office:value="0.58767458950044582" table:formula="of:=MAX(0;[.F113])" table:style-name="ce1">
            <text:p>0,58767459</text:p>
          </table:table-cell>
          <table:table-cell office:value-type="float" office:value="0.73232752016058966" table:formula="of:=MAX(0;[.G113])" table:style-name="ce1">
            <text:p>0,73232752</text:p>
          </table:table-cell>
          <table:table-cell office:value-type="float" office:value="0.31064417768020997" table:formula="of:=MAX(0;[.H113])" table:style-name="ce1">
            <text:p>0,310644178</text:p>
          </table:table-cell>
          <table:table-cell table:number-columns-repeated="2" table:style-name="ce1"/>
          <table:table-cell office:value-type="float" office:value="-9.3658410979595712E-4" table:formula="of:=[.K119]+[.A$108]" table:style-name="ce1">
            <text:p>-0,000936584</text:p>
          </table:table-cell>
          <table:table-cell office:value-type="float" office:value="-3.4659518849027418E-2" table:formula="of:=[.L119]+[.B$108]" table:style-name="ce1">
            <text:p>-0,034659519</text:p>
          </table:table-cell>
          <table:table-cell office:value-type="float" office:value="3.5596102958823386E-2" table:formula="of:=[.M119]+[.C$108]" table:style-name="ce1">
            <text:p>0,03559610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formula="of:=MAX(0;[.F114])" table:style-name="ce1">
            <text:p>0</text:p>
          </table:table-cell>
          <table:table-cell office:value-type="float" office:value="0" table:formula="of:=MAX(0;[.G114])" table:style-name="ce1">
            <text:p>0</text:p>
          </table:table-cell>
          <table:table-cell office:value-type="float" office:value="0" table:formula="of:=MAX(0;[.H114])" table:style-name="ce1">
            <text:p>0</text:p>
          </table:table-cell>
          <table:table-cell table:number-columns-repeated="2" table:style-name="ce1"/>
          <table:table-cell office:value-type="float" office:value="1.0683884666410965" table:formula="of:=[.K120]+[.A$108]" table:style-name="ce1">
            <text:p>1,068388467</text:p>
          </table:table-cell>
          <table:table-cell office:value-type="float" office:value="0.97495580749728095" table:formula="of:=[.L120]+[.B$108]" table:style-name="ce1">
            <text:p>0,974955807</text:p>
          </table:table-cell>
          <table:table-cell office:value-type="float" office:value="0.77939778315211539" table:formula="of:=[.M120]+[.C$108]" table:style-name="ce1">
            <text:p>0,779397783</text:p>
          </table:table-cell>
          <table:table-cell table:number-columns-repeated="2" table:style-name="ce1"/>
          <table:table-cell office:value-type="float" office:value="1.0693250507508925" table:style-name="ce1">
            <text:p>1,069325051</text:p>
          </table:table-cell>
          <table:table-cell office:value-type="float" office:value="1.0096153263463084" table:style-name="ce1">
            <text:p>1,009615326</text:p>
          </table:table-cell>
          <table:table-cell office:value-type="float" office:value="0.74380168019329196" table:style-name="ce1">
            <text:p>0,74380168</text:p>
          </table:table-cell>
          <table:table-cell table:number-columns-repeated="16371" table:style-name="ce1"/>
        </table:table-row>
        <table:table-row table:style-name="ro1">
          <table:table-cell office:value-type="float" office:value="0.12851226030261492" table:formula="of:=MAX(0;[.F115])" table:style-name="ce1">
            <text:p>0,12851226</text:p>
          </table:table-cell>
          <table:table-cell office:value-type="float" office:value="0.23161055030159855" table:formula="of:=MAX(0;[.G115])" table:style-name="ce1">
            <text:p>0,23161055</text:p>
          </table:table-cell>
          <table:table-cell office:value-type="float" office:value="2.5005932751739429E-2" table:formula="of:=MAX(0;[.H115])" table:style-name="ce1">
            <text:p>0,025005933</text:p>
          </table:table-cell>
          <table:table-cell table:number-columns-repeated="2" table:style-name="ce1"/>
          <table:table-cell office:value-type="float" office:value="-9.3658410979595712E-4" table:formula="of:=[.K121]+[.A$108]" table:style-name="ce1">
            <text:p>-0,000936584</text:p>
          </table:table-cell>
          <table:table-cell office:value-type="float" office:value="-3.4659518849027418E-2" table:formula="of:=[.L121]+[.B$108]" table:style-name="ce1">
            <text:p>-0,034659519</text:p>
          </table:table-cell>
          <table:table-cell office:value-type="float" office:value="3.5596102958823386E-2" table:formula="of:=[.M121]+[.C$108]" table:style-name="ce1">
            <text:p>0,03559610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0.13704794420703803" table:formula="of:=MAX(0;[.F116])" table:style-name="ce1">
            <text:p>0,137047944</text:p>
          </table:table-cell>
          <table:table-cell office:value-type="float" office:value="0.24265442922316088" table:formula="of:=MAX(0;[.G116])" table:style-name="ce1">
            <text:p>0,242654429</text:p>
          </table:table-cell>
          <table:table-cell office:value-type="float" office:value="5.8501924118299631E-3" table:formula="of:=MAX(0;[.H116])" table:style-name="ce1">
            <text:p>0,005850192</text:p>
          </table:table-cell>
          <table:table-cell table:number-columns-repeated="2" table:style-name="ce1"/>
          <table:table-cell office:value-type="float" office:value="0.26947403012484927" table:formula="of:=[.K122]+[.A$108]" table:style-name="ce1">
            <text:p>0,26947403</text:p>
          </table:table-cell>
          <table:table-cell office:value-type="float" office:value="0.16064886011805241" table:formula="of:=[.L122]+[.B$108]" table:style-name="ce1">
            <text:p>0,16064886</text:p>
          </table:table-cell>
          <table:table-cell office:value-type="float" office:value="0.19620990647759068" table:formula="of:=[.M122]+[.C$108]" table:style-name="ce1">
            <text:p>0,196209906</text:p>
          </table:table-cell>
          <table:table-cell table:number-columns-repeated="2" table:style-name="ce1"/>
          <table:table-cell office:value-type="float" office:value="0.27041061423464524" table:style-name="ce1">
            <text:p>0,270410614</text:p>
          </table:table-cell>
          <table:table-cell office:value-type="float" office:value="0.19530837896707981" table:style-name="ce1">
            <text:p>0,195308379</text:p>
          </table:table-cell>
          <table:table-cell office:value-type="float" office:value="0.16061380351876731" table:style-name="ce1">
            <text:p>0,160613804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float" office:value="0.27889214206068913" table:formula="of:=[.K123]+[.A$108]" table:style-name="ce1">
            <text:p>0,278892142</text:p>
          </table:table-cell>
          <table:table-cell office:value-type="float" office:value="0.15227411147558212" table:formula="of:=[.L123]+[.B$108]" table:style-name="ce1">
            <text:p>0,152274111</text:p>
          </table:table-cell>
          <table:table-cell office:value-type="float" office:value="0.18431730810633651" table:formula="of:=[.M123]+[.C$108]" table:style-name="ce1">
            <text:p>0,184317308</text:p>
          </table:table-cell>
          <table:table-cell table:number-columns-repeated="2" table:style-name="ce1"/>
          <table:table-cell office:value-type="float" office:value="0.2798287261704851" table:style-name="ce1">
            <text:p>0,279828726</text:p>
          </table:table-cell>
          <table:table-cell office:value-type="float" office:value="0.18693363032460952" table:style-name="ce1">
            <text:p>0,18693363</text:p>
          </table:table-cell>
          <table:table-cell office:value-type="float" office:value="0.14872120514751311" table:style-name="ce1">
            <text:p>0,148721205</text:p>
          </table:table-cell>
          <table:table-cell table:number-columns-repeated="16371" table:style-name="ce1"/>
        </table:table-row>
        <table:table-row table:style-name="ro1">
          <table:table-cell office:value-type="float" office:value="0.48408206235385737" table:formula="of:=MAX(0;[.F118])" table:style-name="ce1">
            <text:p>0,484082062</text:p>
          </table:table-cell>
          <table:table-cell office:value-type="float" office:value="0.48286613232203701" table:formula="of:=MAX(0;[.G118])" table:style-name="ce1">
            <text:p>0,482866132</text:p>
          </table:table-cell>
          <table:table-cell office:value-type="float" office:value="0.44020446800168805" table:formula="of:=MAX(0;[.H118])" table:style-name="ce1">
            <text:p>0,440204468</text:p>
          </table:table-cell>
          <table:table-cell office:value-type="string" table:style-name="ce1">
            <text:p>y3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MAX(0;[.F119])" table:style-name="ce1">
            <text:p>0</text:p>
          </table:table-cell>
          <table:table-cell office:value-type="float" office:value="0" table:formula="of:=MAX(0;[.G119])" table:style-name="ce1">
            <text:p>0</text:p>
          </table:table-cell>
          <table:table-cell office:value-type="float" office:value="3.5596102958823386E-2" table:formula="of:=MAX(0;[.H119])" table:style-name="ce1">
            <text:p>0,035596103</text:p>
          </table:table-cell>
          <table:table-cell table:number-columns-repeated="16381" table:style-name="ce1"/>
        </table:table-row>
        <table:table-row table:style-name="ro1">
          <table:table-cell office:value-type="float" office:value="1.0683884666410965" table:formula="of:=MAX(0;[.F120])" table:style-name="ce1">
            <text:p>1,068388467</text:p>
          </table:table-cell>
          <table:table-cell office:value-type="float" office:value="0.97495580749728095" table:formula="of:=MAX(0;[.G120])" table:style-name="ce1">
            <text:p>0,974955807</text:p>
          </table:table-cell>
          <table:table-cell office:value-type="float" office:value="0.77939778315211539" table:formula="of:=MAX(0;[.H120])" table:style-name="ce1">
            <text:p>0,779397783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formula="of:=MAX(0;[.F121])" table:style-name="ce1">
            <text:p>0</text:p>
          </table:table-cell>
          <table:table-cell office:value-type="float" office:value="0" table:formula="of:=MAX(0;[.G121])" table:style-name="ce1">
            <text:p>0</text:p>
          </table:table-cell>
          <table:table-cell office:value-type="float" office:value="3.5596102958823386E-2" table:formula="of:=MAX(0;[.H121])" table:style-name="ce1">
            <text:p>0,035596103</text:p>
          </table:table-cell>
          <table:table-cell table:number-columns-repeated="16381" table:style-name="ce1"/>
        </table:table-row>
        <table:table-row table:style-name="ro1">
          <table:table-cell office:value-type="float" office:value="0.26947403012484927" table:formula="of:=MAX(0;[.F122])" table:style-name="ce1">
            <text:p>0,26947403</text:p>
          </table:table-cell>
          <table:table-cell office:value-type="float" office:value="0.16064886011805241" table:formula="of:=MAX(0;[.G122])" table:style-name="ce1">
            <text:p>0,16064886</text:p>
          </table:table-cell>
          <table:table-cell office:value-type="float" office:value="0.19620990647759068" table:formula="of:=MAX(0;[.H122])" table:style-name="ce1">
            <text:p>0,196209906</text:p>
          </table:table-cell>
          <table:table-cell table:number-columns-repeated="16381" table:style-name="ce1"/>
        </table:table-row>
        <table:table-row table:style-name="ro1">
          <table:table-cell office:value-type="float" office:value="0.27889214206068913" table:formula="of:=MAX(0;[.F123])" table:style-name="ce1">
            <text:p>0,278892142</text:p>
          </table:table-cell>
          <table:table-cell office:value-type="float" office:value="0.15227411147558212" table:formula="of:=MAX(0;[.G123])" table:style-name="ce1">
            <text:p>0,152274111</text:p>
          </table:table-cell>
          <table:table-cell office:value-type="float" office:value="0.18431730810633651" table:formula="of:=MAX(0;[.H123])" table:style-name="ce1">
            <text:p>0,184317308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Correct probs</text:p>
          </table:table-cell>
          <table:table-cell office:value-type="float" office:value="0.33988365863615722" table:formula="of:=INDEX([.A138:.C143];1;[.M93]+1)" table:style-name="ce1">
            <text:p>0,339883659</text:p>
          </table:table-cell>
          <table:table-cell table:style-name="ce1"/>
          <table:table-cell office:value-type="string" table:style-name="ce1">
            <text:p>correct logprob</text:p>
          </table:table-cell>
          <table:table-cell office:value-type="float" office:value="0.46866971548387015" table:formula="of:=-LOG([.G130])" table:style-name="ce1">
            <text:p>0,468669715</text:p>
          </table:table-cell>
          <table:table-cell table:style-name="ce1"/>
          <table:table-cell office:value-type="string" table:style-name="ce1">
            <text:p>Data Loss</text:p>
          </table:table-cell>
          <table:table-cell office:value-type="float" office:value="0.46694639161104584" table:formula="of:=AVERAGE([.J130:.J135])" table:style-name="ce1">
            <text:p>0,466946392</text:p>
          </table:table-cell>
          <table:table-cell table:number-columns-repeated="16371"/>
        </table:table-row>
        <table:table-row table:style-name="ro1">
          <table:table-cell office:value-type="float" office:value="1.1386027391691689" table:formula="of:=EXP([.A124])-MAX([.$A124:.$C124])" table:style-name="ce1">
            <text:p>1,138602739</text:p>
          </table:table-cell>
          <table:table-cell office:value-type="float" office:value="1.1366308670590262" table:formula="of:=EXP([.B124])-MAX([.$A124:.$C124])" table:style-name="ce1">
            <text:p>1,136630867</text:p>
          </table:table-cell>
          <table:table-cell office:value-type="float" office:value="1.068942667559009" table:formula="of:=EXP([.C124])-MAX([.$A124:.$C124])" table:style-name="ce1">
            <text:p>1,068942668</text:p>
          </table:table-cell>
          <table:table-cell office:value-type="string" table:style-name="ce1">
            <text:p>exp_scores</text:p>
          </table:table-cell>
          <table:table-cell table:number-columns-repeated="2" table:style-name="ce1"/>
          <table:table-cell office:value-type="float" office:value="0.32921000618237062" table:formula="of:=INDEX([.A139:.C144];1;[.M94]+1)" table:style-name="ce1">
            <text:p>0,329210006</text:p>
          </table:table-cell>
          <table:table-cell table:number-columns-repeated="2" table:style-name="ce1"/>
          <table:table-cell office:value-type="float" office:value="0.48252697308386822" table:formula="of:=-LOG([.G131])" table:style-name="ce1">
            <text:p>0,482526973</text:p>
          </table:table-cell>
          <table:table-cell table:style-name="ce1"/>
          <table:table-cell office:value-type="string" table:style-name="ce1">
            <text:p>reg loss</text:p>
          </table:table-cell>
          <table:table-cell office:value-type="float" office:value="4.8604429846992748E-3" table:formula="of:=0.5*[.Q93]*SUM([.P104:.R105])+0.5*[.Q93]*SUM([.P108:.R110])+0.5*[.Q93]*SUM([.P113:.R115])" table:style-name="ce1">
            <text:p>0,004860443</text:p>
          </table:table-cell>
          <table:table-cell table:number-columns-repeated="16371"/>
        </table:table-row>
        <table:table-row table:style-name="ro1">
          <table:table-cell office:value-type="float" office:value="0.96440389704117657" table:formula="of:=EXP([.A125])-MAX([.$A125:.$C125])" table:style-name="ce1">
            <text:p>0,964403897</text:p>
          </table:table-cell>
          <table:table-cell office:value-type="float" office:value="0.96440389704117657" table:formula="of:=EXP([.B125])-MAX([.$A125:.$C125])" table:style-name="ce1">
            <text:p>0,964403897</text:p>
          </table:table-cell>
          <table:table-cell office:value-type="float" office:value="1.0006411258478971" table:formula="of:=EXP([.C125])-MAX([.$A125:.$C125])" table:style-name="ce1">
            <text:p>1,000641126</text:p>
          </table:table-cell>
          <table:table-cell table:number-columns-repeated="3" table:style-name="ce1"/>
          <table:table-cell office:value-type="float" office:value="0.406084809003805" table:formula="of:=INDEX([.A140:.C145];1;[.M95]+1)" table:style-name="ce1">
            <text:p>0,406084809</text:p>
          </table:table-cell>
          <table:table-cell table:number-columns-repeated="2" table:style-name="ce1"/>
          <table:table-cell office:value-type="float" office:value="0.39138325648193822" table:formula="of:=-LOG([.G132])" table:style-name="ce1">
            <text:p>0,391383256</text:p>
          </table:table-cell>
          <table:table-cell table:number-columns-repeated="16374" table:style-name="ce1"/>
        </table:table-row>
        <table:table-row table:style-name="ro1">
          <table:table-cell office:value-type="float" office:value="1.8422965856633091" table:formula="of:=EXP([.A126])-MAX([.$A126:.$C126])" table:style-name="ce1">
            <text:p>1,842296586</text:p>
          </table:table-cell>
          <table:table-cell office:value-type="float" office:value="1.5826615852161265" table:formula="of:=EXP([.B126])-MAX([.$A126:.$C126])" table:style-name="ce1">
            <text:p>1,582661585</text:p>
          </table:table-cell>
          <table:table-cell office:value-type="float" office:value="1.1117704749981971" table:formula="of:=EXP([.C126])-MAX([.$A126:.$C126])" table:style-name="ce1">
            <text:p>1,111770475</text:p>
          </table:table-cell>
          <table:table-cell table:number-columns-repeated="3" table:style-name="ce1"/>
          <table:table-cell office:value-type="float" office:value="0.34157998763525882" table:formula="of:=INDEX([.A141:.C146];1;[.M96]+1)" table:style-name="ce1">
            <text:p>0,341579988</text:p>
          </table:table-cell>
          <table:table-cell table:number-columns-repeated="2" table:style-name="ce1"/>
          <table:table-cell office:value-type="float" office:value="0.46650758152569105" table:formula="of:=-LOG([.G133])" table:style-name="ce1">
            <text:p>0,466507582</text:p>
          </table:table-cell>
          <table:table-cell table:style-name="ce1"/>
          <table:table-cell office:value-type="string" table:style-name="ce1">
            <text:p>Loss</text:p>
          </table:table-cell>
          <table:table-cell office:value-type="float" office:value="0.47180683459574513" table:formula="of:=[.M130]+[.M131]" table:style-name="ce1">
            <text:p>0,471806835</text:p>
          </table:table-cell>
          <table:table-cell table:number-columns-repeated="16371"/>
        </table:table-row>
        <table:table-row table:style-name="ro1">
          <table:table-cell office:value-type="float" office:value="0.96440389704117657" table:formula="of:=EXP([.A127])-MAX([.$A127:.$C127])" table:style-name="ce1">
            <text:p>0,964403897</text:p>
          </table:table-cell>
          <table:table-cell office:value-type="float" office:value="0.96440389704117657" table:formula="of:=EXP([.B127])-MAX([.$A127:.$C127])" table:style-name="ce1">
            <text:p>0,964403897</text:p>
          </table:table-cell>
          <table:table-cell office:value-type="float" office:value="1.0006411258478971" table:formula="of:=EXP([.C127])-MAX([.$A127:.$C127])" table:style-name="ce1">
            <text:p>1,000641126</text:p>
          </table:table-cell>
          <table:table-cell table:number-columns-repeated="3" table:style-name="ce1"/>
          <table:table-cell office:value-type="float" office:value="0.32757201499803851" table:formula="of:=INDEX([.A142:.C147];1;[.M97]+1)" table:style-name="ce1">
            <text:p>0,327572015</text:p>
          </table:table-cell>
          <table:table-cell table:number-columns-repeated="2" table:style-name="ce1"/>
          <table:table-cell office:value-type="float" office:value="0.48469320780010977" table:formula="of:=-LOG([.G134])" table:style-name="ce1">
            <text:p>0,484693208</text:p>
          </table:table-cell>
          <table:table-cell table:number-columns-repeated="16374" table:style-name="ce1"/>
        </table:table-row>
        <table:table-row table:style-name="ro1">
          <table:table-cell office:value-type="float" office:value="1.0398015999351355" table:formula="of:=EXP([.A128])-MAX([.$A128:.$C128])" table:style-name="ce1">
            <text:p>1,0398016</text:p>
          </table:table-cell>
          <table:table-cell office:value-type="float" office:value="0.90479853235814001" table:formula="of:=EXP([.B128])-MAX([.$A128:.$C128])" table:style-name="ce1">
            <text:p>0,904798532</text:p>
          </table:table-cell>
          <table:table-cell office:value-type="float" office:value="0.94730825888946657" table:formula="of:=EXP([.C128])-MAX([.$A128:.$C128])" table:style-name="ce1">
            <text:p>0,947308259</text:p>
          </table:table-cell>
          <table:table-cell table:number-columns-repeated="3" table:style-name="ce1"/>
          <table:table-cell office:value-type="float" office:value="0.31052915727941161" table:formula="of:=INDEX([.A143:.C148];1;[.M98]+1)" table:style-name="ce1">
            <text:p>0,310529157</text:p>
          </table:table-cell>
          <table:table-cell table:number-columns-repeated="2" table:style-name="ce1"/>
          <table:table-cell office:value-type="float" office:value="0.5078976152907978" table:formula="of:=-LOG([.G135])" table:style-name="ce1">
            <text:p>0,507897615</text:p>
          </table:table-cell>
          <table:table-cell table:number-columns-repeated="16374" table:style-name="ce1"/>
        </table:table-row>
        <table:table-row table:style-name="ro1">
          <table:table-cell office:value-type="float" office:value="1.0427726420808117" table:formula="of:=EXP([.A129])-MAX([.$A129:.$C129])" table:style-name="ce1">
            <text:p>1,042772642</text:p>
          </table:table-cell>
          <table:table-cell office:value-type="float" office:value="0.88558724779145481" table:formula="of:=EXP([.B129])-MAX([.$A129:.$C129])" table:style-name="ce1">
            <text:p>0,885587248</text:p>
          </table:table-cell>
          <table:table-cell office:value-type="float" office:value="0.92350515091876795" table:formula="of:=EXP([.C129])-MAX([.$A129:.$C129])" table:style-name="ce1">
            <text:p>0,92350515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047330222809313" table:formula="of:=[.A131]/SUM([.$A131:.$C131])" table:style-name="ce1">
            <text:p>0,340473302</text:p>
          </table:table-cell>
          <table:table-cell office:value-type="float" office:value="0.33988365863615722" table:formula="of:=[.B131]/SUM([.$A131:.$C131])" table:style-name="ce1">
            <text:p>0,339883659</text:p>
          </table:table-cell>
          <table:table-cell office:value-type="float" office:value="0.31964303913574976" table:formula="of:=[.C131]/SUM([.$A131:.$C131])" table:style-name="ce1">
            <text:p>0,319643039</text:p>
          </table:table-cell>
          <table:table-cell office:value-type="string" table:style-name="ce1">
            <text:p>probs</text:p>
          </table:table-cell>
          <table:table-cell table:number-columns-repeated="16380" table:style-name="ce1"/>
        </table:table-row>
        <table:table-row table:style-name="ro1">
          <table:table-cell office:value-type="float" office:value="0.32921000618237062" table:formula="of:=[.A132]/SUM([.$A132:.$C132])" table:style-name="ce1">
            <text:p>0,329210006</text:p>
          </table:table-cell>
          <table:table-cell office:value-type="float" office:value="0.32921000618237062" table:formula="of:=[.B132]/SUM([.$A132:.$C132])" table:style-name="ce1">
            <text:p>0,329210006</text:p>
          </table:table-cell>
          <table:table-cell office:value-type="float" office:value="0.34157998763525882" table:formula="of:=[.C132]/SUM([.$A132:.$C132])" table:style-name="ce1">
            <text:p>0,341579988</text:p>
          </table:table-cell>
          <table:table-cell table:number-columns-repeated="16381" table:style-name="ce1"/>
        </table:table-row>
        <table:table-row table:style-name="ro1">
          <table:table-cell office:value-type="float" office:value="0.406084809003805" table:formula="of:=[.A133]/SUM([.$A133:.$C133])" table:style-name="ce1">
            <text:p>0,406084809</text:p>
          </table:table-cell>
          <table:table-cell office:value-type="float" office:value="0.34885524543202207" table:formula="of:=[.B133]/SUM([.$A133:.$C133])" table:style-name="ce1">
            <text:p>0,348855245</text:p>
          </table:table-cell>
          <table:table-cell office:value-type="float" office:value="0.24505994556417307" table:formula="of:=[.C133]/SUM([.$A133:.$C133])" table:style-name="ce1">
            <text:p>0,245059946</text:p>
          </table:table-cell>
          <table:table-cell table:number-columns-repeated="16381" table:style-name="ce1"/>
        </table:table-row>
        <table:table-row table:style-name="ro1">
          <table:table-cell office:value-type="float" office:value="0.32921000618237062" table:formula="of:=[.A134]/SUM([.$A134:.$C134])" table:style-name="ce1">
            <text:p>0,329210006</text:p>
          </table:table-cell>
          <table:table-cell office:value-type="float" office:value="0.32921000618237062" table:formula="of:=[.B134]/SUM([.$A134:.$C134])" table:style-name="ce1">
            <text:p>0,329210006</text:p>
          </table:table-cell>
          <table:table-cell office:value-type="float" office:value="0.34157998763525882" table:formula="of:=[.C134]/SUM([.$A134:.$C134])" table:style-name="ce1">
            <text:p>0,341579988</text:p>
          </table:table-cell>
          <table:table-cell table:number-columns-repeated="16381" table:style-name="ce1"/>
        </table:table-row>
        <table:table-row table:style-name="ro1">
          <table:table-cell office:value-type="float" office:value="0.35955551119994988" table:formula="of:=[.A135]/SUM([.$A135:.$C135])" table:style-name="ce1">
            <text:p>0,359555511</text:p>
          </table:table-cell>
          <table:table-cell office:value-type="float" office:value="0.31287247380201161" table:formula="of:=[.B135]/SUM([.$A135:.$C135])" table:style-name="ce1">
            <text:p>0,312872474</text:p>
          </table:table-cell>
          <table:table-cell office:value-type="float" office:value="0.32757201499803851" table:formula="of:=[.C135]/SUM([.$A135:.$C135])" table:style-name="ce1">
            <text:p>0,327572015</text:p>
          </table:table-cell>
          <table:table-cell table:number-columns-repeated="16381" table:style-name="ce1"/>
        </table:table-row>
        <table:table-row table:style-name="ro1">
          <table:table-cell office:value-type="float" office:value="0.36564585882071515" table:formula="of:=[.A136]/SUM([.$A136:.$C136])" table:style-name="ce1">
            <text:p>0,365645859</text:p>
          </table:table-cell>
          <table:table-cell office:value-type="float" office:value="0.31052915727941161" table:formula="of:=[.B136]/SUM([.$A136:.$C136])" table:style-name="ce1">
            <text:p>0,310529157</text:p>
          </table:table-cell>
          <table:table-cell office:value-type="float" office:value="0.32382498389987319" table:formula="of:=[.C136]/SUM([.$A136:.$C136])" table:style-name="ce1">
            <text:p>0,32382498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047330222809313" table:formula="of:=[.A138]-[.I93]" table:style-name="ce1">
            <text:p>0,340473302</text:p>
          </table:table-cell>
          <table:table-cell office:value-type="float" office:value="-0.66011634136384278" table:formula="of:=[.B138]-[.J93]" table:style-name="ce1">
            <text:p>-0,660116341</text:p>
          </table:table-cell>
          <table:table-cell office:value-type="float" office:value="0.31964303913574976" table:formula="of:=[.C138]-[.K93]" table:style-name="ce1">
            <text:p>0,319643039</text:p>
          </table:table-cell>
          <table:table-cell office:value-type="string" table:style-name="ce1">
            <text:p>dscore</text:p>
          </table:table-cell>
          <table:table-cell table:number-columns-repeated="16380" table:style-name="ce1"/>
        </table:table-row>
        <table:table-row table:style-name="ro1">
          <table:table-cell office:value-type="float" office:value="-0.67078999381762938" table:formula="of:=[.A139]-[.I94]" table:style-name="ce1">
            <text:p>-0,670789994</text:p>
          </table:table-cell>
          <table:table-cell office:value-type="float" office:value="0.32921000618237062" table:formula="of:=[.B139]-[.J94]" table:style-name="ce1">
            <text:p>0,329210006</text:p>
          </table:table-cell>
          <table:table-cell office:value-type="float" office:value="0.34157998763525882" table:formula="of:=[.C139]-[.K94]" table:style-name="ce1">
            <text:p>0,341579988</text:p>
          </table:table-cell>
          <table:table-cell table:number-columns-repeated="16381" table:style-name="ce1"/>
        </table:table-row>
        <table:table-row table:style-name="ro1">
          <table:table-cell office:value-type="float" office:value="-0.59391519099619505" table:formula="of:=[.A140]-[.I95]" table:style-name="ce1">
            <text:p>-0,593915191</text:p>
          </table:table-cell>
          <table:table-cell office:value-type="float" office:value="0.34885524543202207" table:formula="of:=[.B140]-[.J95]" table:style-name="ce1">
            <text:p>0,348855245</text:p>
          </table:table-cell>
          <table:table-cell office:value-type="float" office:value="0.24505994556417307" table:formula="of:=[.C140]-[.K95]" table:style-name="ce1">
            <text:p>0,245059946</text:p>
          </table:table-cell>
          <table:table-cell table:number-columns-repeated="16381" table:style-name="ce1"/>
        </table:table-row>
        <table:table-row table:style-name="ro1">
          <table:table-cell office:value-type="float" office:value="0.32921000618237062" table:formula="of:=[.A141]-[.I96]" table:style-name="ce1">
            <text:p>0,329210006</text:p>
          </table:table-cell>
          <table:table-cell office:value-type="float" office:value="0.32921000618237062" table:formula="of:=[.B141]-[.J96]" table:style-name="ce1">
            <text:p>0,329210006</text:p>
          </table:table-cell>
          <table:table-cell office:value-type="float" office:value="-0.65842001236474124" table:formula="of:=[.C141]-[.K96]" table:style-name="ce1">
            <text:p>-0,658420012</text:p>
          </table:table-cell>
          <table:table-cell table:number-columns-repeated="16381" table:style-name="ce1"/>
        </table:table-row>
        <table:table-row table:style-name="ro1">
          <table:table-cell office:value-type="float" office:value="0.35955551119994988" table:formula="of:=[.A142]-[.I97]" table:style-name="ce1">
            <text:p>0,359555511</text:p>
          </table:table-cell>
          <table:table-cell office:value-type="float" office:value="0.31287247380201161" table:formula="of:=[.B142]-[.J97]" table:style-name="ce1">
            <text:p>0,312872474</text:p>
          </table:table-cell>
          <table:table-cell office:value-type="float" office:value="-0.67242798500196144" table:formula="of:=[.C142]-[.K97]" table:style-name="ce1">
            <text:p>-0,672427985</text:p>
          </table:table-cell>
          <table:table-cell table:number-columns-repeated="16381" table:style-name="ce1"/>
        </table:table-row>
        <table:table-row table:style-name="ro1">
          <table:table-cell office:value-type="float" office:value="0.36564585882071515" table:formula="of:=[.A143]-[.I98]" table:style-name="ce1">
            <text:p>0,365645859</text:p>
          </table:table-cell>
          <table:table-cell office:value-type="float" office:value="-0.68947084272058845" table:formula="of:=[.B143]-[.J98]" table:style-name="ce1">
            <text:p>-0,689470843</text:p>
          </table:table-cell>
          <table:table-cell office:value-type="float" office:value="0.32382498389987319" table:formula="of:=[.C143]-[.K98]" table:style-name="ce1">
            <text:p>0,32382498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6696383737269849" table:formula="of:=MMULT(TRANSPOSE([.A117:.C122]); [.A145:.C150])" table:number-matrix-columns-spanned="3" table:number-matrix-rows-spanned="3" table:style-name="ce1">
            <text:p>-0,166963837</text:p>
          </table:table-cell>
          <table:table-cell office:value-type="float" office:value="-1.5516686223571954E-2" table:style-name="ce1">
            <text:p>-0,015516686</text:p>
          </table:table-cell>
          <table:table-cell office:value-type="float" office:value="0.18248052359627048" table:style-name="ce1">
            <text:p>0,182480524</text:p>
          </table:table-cell>
          <table:table-cell office:value-type="string" table:style-name="ce1">
            <text:p>dW3</text:p>
          </table:table-cell>
          <table:table-cell table:number-columns-repeated="2" table:style-name="ce1"/>
          <table:table-cell office:value-type="float" office:value="-0.2976576985087685" table:formula="of:=MMULT([.A145:.C150]; TRANSPOSE([.A104:.C106]))" table:number-matrix-columns-spanned="3" table:number-matrix-rows-spanned="6" table:style-name="ce1">
            <text:p>-0,297657699</text:p>
          </table:table-cell>
          <table:table-cell office:value-type="float" office:value="0.25399620632071884" table:style-name="ce1">
            <text:p>0,253996206</text:p>
          </table:table-cell>
          <table:table-cell office:value-type="float" office:value="-0.2437465956859361" table:style-name="ce1">
            <text:p>-0,243746596</text:p>
          </table:table-cell>
          <table:table-cell office:value-type="string" table:style-name="ce1">
            <text:p>dZ2 before ReLu</text:p>
          </table:table-cell>
          <table:table-cell table:number-columns-repeated="16374"/>
        </table:table-row>
        <table:table-row table:style-name="ro1">
          <table:table-cell office:value-type="float" office:value="-0.15422624349579356" table:style-name="ce1">
            <text:p>-0,154226243</text:p>
          </table:table-cell>
          <table:table-cell office:value-type="float" office:value="-5.013478887132157E-2" table:style-name="ce1">
            <text:p>-0,050134789</text:p>
          </table:table-cell>
          <table:table-cell office:value-type="float" office:value="0.20436103236711525" table:style-name="ce1">
            <text:p>0,204361032</text:p>
          </table:table-cell>
          <table:table-cell table:number-columns-repeated="3" table:style-name="ce1"/>
          <table:table-cell office:value-type="float" office:value="-0.238710840228508" table:style-name="ce1">
            <text:p>-0,23871084</text:p>
          </table:table-cell>
          <table:table-cell office:value-type="float" office:value="-0.187136288723635" table:style-name="ce1">
            <text:p>-0,187136289</text:p>
          </table:table-cell>
          <table:table-cell office:value-type="float" office:value="0.47153641428937265" table:style-name="ce1">
            <text:p>0,471536414</text:p>
          </table:table-cell>
          <table:table-cell table:number-columns-repeated="16375" table:style-name="ce1"/>
        </table:table-row>
        <table:table-row table:style-name="ro1">
          <table:table-cell office:value-type="float" office:value="-9.8918940573942113E-2" table:style-name="ce1">
            <text:p>-0,098918941</text:p>
          </table:table-cell>
          <table:table-cell office:value-type="float" office:value="-3.2179784994808842E-2" table:style-name="ce1">
            <text:p>-0,032179785</text:p>
          </table:table-cell>
          <table:table-cell office:value-type="float" office:value="0.13109872556875099" table:style-name="ce1">
            <text:p>0,131098726</text:p>
          </table:table-cell>
          <table:table-cell table:number-columns-repeated="3" table:style-name="ce1"/>
          <table:table-cell office:value-type="float" office:value="-0.16261463333197507" table:style-name="ce1">
            <text:p>-0,162614633</text:p>
          </table:table-cell>
          <table:table-cell office:value-type="float" office:value="-0.18419437064861652" table:style-name="ce1">
            <text:p>-0,184194371</text:p>
          </table:table-cell>
          <table:table-cell office:value-type="float" office:value="0.41800978055960841" table:style-name="ce1">
            <text:p>0,418009781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0.53407227717576189" table:style-name="ce1">
            <text:p>0,534072277</text:p>
          </table:table-cell>
          <table:table-cell office:value-type="float" office:value="-6.6446373596947439E-2" table:style-name="ce1">
            <text:p>-0,066446374</text:p>
          </table:table-cell>
          <table:table-cell office:value-type="float" office:value="-0.22703189176895938" table:style-name="ce1">
            <text:p>-0,227031892</text:p>
          </table:table-cell>
          <table:table-cell table:number-columns-repeated="16375" table:style-name="ce1"/>
        </table:table-row>
        <table:table-row table:style-name="ro1">
          <table:table-cell office:value-type="float" office:value="0.13017949361730435" table:formula="of:=SUM([.A145:.A150])" table:style-name="ce1">
            <text:p>0,130179494</text:p>
          </table:table-cell>
          <table:table-cell office:value-type="float" office:value="-2.943945248565627E-2" table:formula="of:=SUM([.B145:.B150])" table:style-name="ce1">
            <text:p>-0,029439452</text:p>
          </table:table-cell>
          <table:table-cell office:value-type="float" office:value="-0.10074004113164775" table:formula="of:=SUM([.C145:.C150])" table:style-name="ce1">
            <text:p>-0,100740041</text:p>
          </table:table-cell>
          <table:table-cell office:value-type="string" table:style-name="ce1">
            <text:p>dB3</text:p>
          </table:table-cell>
          <table:table-cell table:number-columns-repeated="2" table:style-name="ce1"/>
          <table:table-cell office:value-type="float" office:value="0.54364401544718355" table:style-name="ce1">
            <text:p>0,543644015</text:p>
          </table:table-cell>
          <table:table-cell office:value-type="float" office:value="-5.7514702429186271E-2" table:style-name="ce1">
            <text:p>-0,057514702</text:p>
          </table:table-cell>
          <table:table-cell office:value-type="float" office:value="-0.24837638945993723" table:style-name="ce1">
            <text:p>-0,248376389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-0.3031414600720761" table:style-name="ce1">
            <text:p>-0,30314146</text:p>
          </table:table-cell>
          <table:table-cell office:value-type="float" office:value="0.26650186235128276" table:style-name="ce1">
            <text:p>0,266501862</text:p>
          </table:table-cell>
          <table:table-cell office:value-type="float" office:value="-0.26159383284862514" table:style-name="ce1">
            <text:p>-0,261593833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formula="of:=MAX(0;[.G152])" table:style-name="ce1">
            <text:p>0</text:p>
          </table:table-cell>
          <table:table-cell office:value-type="float" office:value="0.25399620632071884" table:formula="of:=MAX(0;[.H152])" table:style-name="ce1">
            <text:p>0,253996206</text:p>
          </table:table-cell>
          <table:table-cell office:value-type="float" office:value="0" table:formula="of:=MAX(0;[.I152])" table:style-name="ce1">
            <text:p>0</text:p>
          </table:table-cell>
          <table:table-cell office:value-type="string" table:style-name="ce1">
            <text:p>dZ2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MAX(0;[.G153])" table:style-name="ce1">
            <text:p>0</text:p>
          </table:table-cell>
          <table:table-cell office:value-type="float" office:value="0" table:formula="of:=MAX(0;[.H153])" table:style-name="ce1">
            <text:p>0</text:p>
          </table:table-cell>
          <table:table-cell office:value-type="float" office:value="0.47153641428937265" table:formula="of:=MAX(0;[.I153])" table:style-name="ce1">
            <text:p>0,471536414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formula="of:=MAX(0;[.G154])" table:style-name="ce1">
            <text:p>0</text:p>
          </table:table-cell>
          <table:table-cell office:value-type="float" office:value="0" table:formula="of:=MAX(0;[.H154])" table:style-name="ce1">
            <text:p>0</text:p>
          </table:table-cell>
          <table:table-cell office:value-type="float" office:value="0.41800978055960841" table:formula="of:=MAX(0;[.I154])" table:style-name="ce1">
            <text:p>0,418009781</text:p>
          </table:table-cell>
          <table:table-cell table:number-columns-repeated="16381" table:style-name="ce1"/>
        </table:table-row>
        <table:table-row table:style-name="ro1">
          <table:table-cell office:value-type="float" office:value="0.53407227717576189" table:formula="of:=MAX(0;[.G155])" table:style-name="ce1">
            <text:p>0,534072277</text:p>
          </table:table-cell>
          <table:table-cell office:value-type="float" office:value="0" table:formula="of:=MAX(0;[.H155])" table:style-name="ce1">
            <text:p>0</text:p>
          </table:table-cell>
          <table:table-cell office:value-type="float" office:value="0" table:formula="of:=MAX(0;[.I155])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0.54364401544718355" table:formula="of:=MAX(0;[.G156])" table:style-name="ce1">
            <text:p>0,543644015</text:p>
          </table:table-cell>
          <table:table-cell office:value-type="float" office:value="0" table:formula="of:=MAX(0;[.H156])" table:style-name="ce1">
            <text:p>0</text:p>
          </table:table-cell>
          <table:table-cell office:value-type="float" office:value="0" table:formula="of:=MAX(0;[.I156])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formula="of:=MAX(0;[.G157])" table:style-name="ce1">
            <text:p>0</text:p>
          </table:table-cell>
          <table:table-cell office:value-type="float" office:value="0.26650186235128276" table:formula="of:=MAX(0;[.H157])" table:style-name="ce1">
            <text:p>0,266501862</text:p>
          </table:table-cell>
          <table:table-cell office:value-type="float" office:value="0" table:formula="of:=MAX(0;[.I157])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.7178429691328599E-3" table:formula="of:=MMULT(TRANSPOSE([.A110:.C115]); [.A158:.C163])" table:number-matrix-columns-spanned="3" table:number-matrix-rows-spanned="3" table:style-name="ce1">
            <text:p>0,009717843</text:p>
          </table:table-cell>
          <table:table-cell office:value-type="float" office:value="5.3665471279705779E-2" table:style-name="ce1">
            <text:p>0,053665471</text:p>
          </table:table-cell>
          <table:table-cell office:value-type="float" office:value="5.8554608375156192E-2" table:style-name="ce1">
            <text:p>0,058554608</text:p>
          </table:table-cell>
          <table:table-cell office:value-type="string" table:style-name="ce1">
            <text:p>dW2</text:p>
          </table:table-cell>
          <table:table-cell table:number-columns-repeated="16380" table:style-name="ce1"/>
        </table:table-row>
        <table:table-row table:style-name="ro1">
          <table:table-cell office:value-type="float" office:value="0.13952128094169927" table:style-name="ce1">
            <text:p>0,139521281</text:p>
          </table:table-cell>
          <table:table-cell office:value-type="float" office:value="0.14325786685410791" table:style-name="ce1">
            <text:p>0,143257867</text:p>
          </table:table-cell>
          <table:table-cell office:value-type="float" office:value="0.29027923927895372" table:style-name="ce1">
            <text:p>0,290279239</text:p>
          </table:table-cell>
          <table:table-cell table:number-columns-repeated="16381" table:style-name="ce1"/>
        </table:table-row>
        <table:table-row table:style-name="ro1">
          <table:table-cell office:value-type="float" office:value="6.4504837307929844E-2" table:style-name="ce1">
            <text:p>0,064504837</text:p>
          </table:table-cell>
          <table:table-cell office:value-type="float" office:value="7.1598805908039034E-2" table:style-name="ce1">
            <text:p>0,071598806</text:p>
          </table:table-cell>
          <table:table-cell office:value-type="float" office:value="0.1380969212084748" table:style-name="ce1">
            <text:p>0,1380969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777162926229455" table:formula="of:=SUM([.A158:.A163])" table:style-name="ce1">
            <text:p>1,077716293</text:p>
          </table:table-cell>
          <table:table-cell office:value-type="float" office:value="0.52049806867200155" table:formula="of:=SUM([.B158:.B163])" table:style-name="ce1">
            <text:p>0,520498069</text:p>
          </table:table-cell>
          <table:table-cell office:value-type="float" office:value="0.88954619484898112" table:formula="of:=SUM([.C158:.C163])" table:style-name="ce1">
            <text:p>0,889546195</text:p>
          </table:table-cell>
          <table:table-cell office:value-type="string" table:style-name="ce1">
            <text:p>dB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.3808312172068138E-2" table:formula="of:=MAX(0;[.G171])" table:style-name="ce1">
            <text:p>0,073808312</text:p>
          </table:table-cell>
          <table:table-cell office:value-type="float" office:value="0.22131435434499197" table:formula="of:=MAX(0;[.H171])" table:style-name="ce1">
            <text:p>0,221314354</text:p>
          </table:table-cell>
          <table:table-cell office:value-type="float" office:value="0.1004706468538223" table:formula="of:=MAX(0;[.I171])" table:style-name="ce1">
            <text:p>0,100470647</text:p>
          </table:table-cell>
          <table:table-cell office:value-type="string" table:style-name="ce1">
            <text:p>dZ1</text:p>
          </table:table-cell>
          <table:table-cell table:number-columns-repeated="2" table:style-name="ce1"/>
          <table:table-cell office:value-type="float" office:value="7.3808312172068138E-2" table:formula="of:=MMULT([.A158:.C163];TRANSPOSE([.A98:.C100]))" table:number-matrix-columns-spanned="3" table:number-matrix-rows-spanned="6" table:style-name="ce1">
            <text:p>0,073808312</text:p>
          </table:table-cell>
          <table:table-cell office:value-type="float" office:value="0.22131435434499197" table:style-name="ce1">
            <text:p>0,221314354</text:p>
          </table:table-cell>
          <table:table-cell office:value-type="float" office:value="0.1004706468538223" table:style-name="ce1">
            <text:p>0,100470647</text:p>
          </table:table-cell>
          <table:table-cell office:value-type="string" table:style-name="ce1">
            <text:p>dZ1 before ReLu</text:p>
          </table:table-cell>
          <table:table-cell table:number-columns-repeated="16374"/>
        </table:table-row>
        <table:table-row table:style-name="ro1">
          <table:table-cell office:value-type="float" office:value="0.39382359354280827" table:formula="of:=MAX(0;[.G172])" table:style-name="ce1">
            <text:p>0,393823594</text:p>
          </table:table-cell>
          <table:table-cell office:value-type="float" office:value="6.6314453220523831E-2" table:formula="of:=MAX(0;[.H172])" table:style-name="ce1">
            <text:p>0,066314453</text:p>
          </table:table-cell>
          <table:table-cell office:value-type="float" office:value="0.27173375519047555" table:formula="of:=MAX(0;[.I172])" table:style-name="ce1">
            <text:p>0,271733755</text:p>
          </table:table-cell>
          <table:table-cell table:number-columns-repeated="3" table:style-name="ce1"/>
          <table:table-cell office:value-type="float" office:value="0.39382359354280827" table:style-name="ce1">
            <text:p>0,393823594</text:p>
          </table:table-cell>
          <table:table-cell office:value-type="float" office:value="6.6314453220523831E-2" table:style-name="ce1">
            <text:p>0,066314453</text:p>
          </table:table-cell>
          <table:table-cell office:value-type="float" office:value="0.27173375519047555" table:style-name="ce1">
            <text:p>0,271733755</text:p>
          </table:table-cell>
          <table:table-cell table:number-columns-repeated="16375" table:style-name="ce1"/>
        </table:table-row>
        <table:table-row table:style-name="ro1">
          <table:table-cell office:value-type="float" office:value="0.34911855994010327" table:formula="of:=MAX(0;[.G173])" table:style-name="ce1">
            <text:p>0,34911856</text:p>
          </table:table-cell>
          <table:table-cell office:value-type="float" office:value="5.8786743077768558E-2" table:formula="of:=MAX(0;[.H173])" table:style-name="ce1">
            <text:p>0,058786743</text:p>
          </table:table-cell>
          <table:table-cell office:value-type="float" office:value="0.24088779558836507" table:formula="of:=MAX(0;[.I173])" table:style-name="ce1">
            <text:p>0,240887796</text:p>
          </table:table-cell>
          <table:table-cell table:number-columns-repeated="3" table:style-name="ce1"/>
          <table:table-cell office:value-type="float" office:value="0.34911855994010327" table:style-name="ce1">
            <text:p>0,34911856</text:p>
          </table:table-cell>
          <table:table-cell office:value-type="float" office:value="5.8786743077768558E-2" table:style-name="ce1">
            <text:p>0,058786743</text:p>
          </table:table-cell>
          <table:table-cell office:value-type="float" office:value="0.24088779558836507" table:style-name="ce1">
            <text:p>0,240887796</text:p>
          </table:table-cell>
          <table:table-cell table:number-columns-repeated="16375" table:style-name="ce1"/>
        </table:table-row>
        <table:table-row table:style-name="ro1">
          <table:table-cell office:value-type="float" office:value="0.29044748208081478" table:formula="of:=MAX(0;[.G174])" table:style-name="ce1">
            <text:p>0,290447482</text:p>
          </table:table-cell>
          <table:table-cell office:value-type="float" office:value="0.4392552548693292" table:formula="of:=MAX(0;[.H174])" table:style-name="ce1">
            <text:p>0,439255255</text:p>
          </table:table-cell>
          <table:table-cell office:value-type="float" office:value="8.2328018322833096E-2" table:formula="of:=MAX(0;[.I174])" table:style-name="ce1">
            <text:p>0,082328018</text:p>
          </table:table-cell>
          <table:table-cell table:number-columns-repeated="3" table:style-name="ce1"/>
          <table:table-cell office:value-type="float" office:value="0.29044748208081478" table:style-name="ce1">
            <text:p>0,290447482</text:p>
          </table:table-cell>
          <table:table-cell office:value-type="float" office:value="0.4392552548693292" table:style-name="ce1">
            <text:p>0,439255255</text:p>
          </table:table-cell>
          <table:table-cell office:value-type="float" office:value="8.2328018322833096E-2" table:style-name="ce1">
            <text:p>0,082328018</text:p>
          </table:table-cell>
          <table:table-cell table:number-columns-repeated="16375" table:style-name="ce1"/>
        </table:table-row>
        <table:table-row table:style-name="ro1">
          <table:table-cell office:value-type="float" office:value="0.2956529334754695" table:formula="of:=MAX(0;[.G175])" table:style-name="ce1">
            <text:p>0,295652933</text:p>
          </table:table-cell>
          <table:table-cell office:value-type="float" office:value="0.44712766561528555" table:formula="of:=MAX(0;[.H175])" table:style-name="ce1">
            <text:p>0,447127666</text:p>
          </table:table-cell>
          <table:table-cell office:value-type="float" office:value="8.380351569925211E-2" table:formula="of:=MAX(0;[.I175])" table:style-name="ce1">
            <text:p>0,083803516</text:p>
          </table:table-cell>
          <table:table-cell table:number-columns-repeated="3" table:style-name="ce1"/>
          <table:table-cell office:value-type="float" office:value="0.2956529334754695" table:style-name="ce1">
            <text:p>0,295652933</text:p>
          </table:table-cell>
          <table:table-cell office:value-type="float" office:value="0.44712766561528555" table:style-name="ce1">
            <text:p>0,447127666</text:p>
          </table:table-cell>
          <table:table-cell office:value-type="float" office:value="8.380351569925211E-2" table:style-name="ce1">
            <text:p>0,083803516</text:p>
          </table:table-cell>
          <table:table-cell table:number-columns-repeated="16375" table:style-name="ce1"/>
        </table:table-row>
        <table:table-row table:style-name="ro1">
          <table:table-cell office:value-type="float" office:value="7.7442308827336589E-2" table:formula="of:=MAX(0;[.G176])" table:style-name="ce1">
            <text:p>0,077442309</text:p>
          </table:table-cell>
          <table:table-cell office:value-type="float" office:value="0.23221089973106787" table:formula="of:=MAX(0;[.H176])" table:style-name="ce1">
            <text:p>0,2322109</text:p>
          </table:table-cell>
          <table:table-cell office:value-type="float" office:value="0.10541737959807303" table:formula="of:=MAX(0;[.I176])" table:style-name="ce1">
            <text:p>0,10541738</text:p>
          </table:table-cell>
          <table:table-cell table:number-columns-repeated="3" table:style-name="ce1"/>
          <table:table-cell office:value-type="float" office:value="7.7442308827336589E-2" table:style-name="ce1">
            <text:p>0,077442309</text:p>
          </table:table-cell>
          <table:table-cell office:value-type="float" office:value="0.23221089973106787" table:style-name="ce1">
            <text:p>0,2322109</text:p>
          </table:table-cell>
          <table:table-cell office:value-type="float" office:value="0.10541737959807303" table:style-name="ce1">
            <text:p>0,10541738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4256948376678804" table:formula="of:=MMULT(TRANSPOSE([.F93:.G98]); [.A171:.C176])" table:number-matrix-columns-spanned="3" table:number-matrix-rows-spanned="2" table:style-name="ce1">
            <text:p>0,542569484</text:p>
          </table:table-cell>
          <table:table-cell office:value-type="float" office:value="0.13659781247543376" table:style-name="ce1">
            <text:p>0,136597812</text:p>
          </table:table-cell>
          <table:table-cell office:value-type="float" office:value="0.43587183643069111" table:style-name="ce1">
            <text:p>0,435871836</text:p>
          </table:table-cell>
          <table:table-cell office:value-type="string" table:style-name="ce1">
            <text:p>dW1</text:p>
          </table:table-cell>
          <table:table-cell table:number-columns-repeated="16380"/>
        </table:table-row>
        <table:table-row table:style-name="ro1">
          <table:table-cell office:value-type="float" office:value="-0.41795237792690682" table:style-name="ce1">
            <text:p>-0,417952378</text:p>
          </table:table-cell>
          <table:table-cell office:value-type="float" office:value="-0.27319379889811085" table:style-name="ce1">
            <text:p>-0,273193799</text:p>
          </table:table-cell>
          <table:table-cell office:value-type="float" office:value="-0.18395440503219077" table:style-name="ce1">
            <text:p>-0,18395440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4802931900386005" table:formula="of:=SUM([.A171:.A176])" table:style-name="ce1">
            <text:p>1,48029319</text:p>
          </table:table-cell>
          <table:table-cell office:value-type="float" office:value="1.4650093708589671" table:formula="of:=SUM([.B171:.B176])" table:style-name="ce1">
            <text:p>1,465009371</text:p>
          </table:table-cell>
          <table:table-cell office:value-type="float" office:value="0.88464111125282119" table:formula="of:=SUM([.C171:.C176])" table:style-name="ce1">
            <text:p>0,884641111</text:p>
          </table:table-cell>
          <table:table-cell office:value-type="string" table:style-name="ce1">
            <text:p>dB1</text:p>
          </table:table-cell>
          <table:table-cell table:number-columns-repeated="16380"/>
        </table:table-row>
        <table:table-row table:number-rows-repeated="1048395" table:style-name="ro1">
          <table:table-cell table:number-columns-repeated="16384"/>
        </table:table-row>
      </table:table>
      <table:table table:name="Sheet4_2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0.29958858853214998" table:style-name="Default_1">
            <text:p>0,299588589</text:p>
          </table:table-cell>
          <table:table-cell office:value-type="float" office:value="0.92138454936367897" table:style-name="Default_1">
            <text:p>0,921384549</text:p>
          </table:table-cell>
          <table:table-cell office:value-type="float" office:value="0.48134944575442501" table:style-name="Default_1">
            <text:p>0,481349446</text:p>
          </table:table-cell>
          <table:table-cell office:value-type="string" table:style-name="Default_1">
            <text:p>w1</text:p>
          </table:table-cell>
          <table:table-cell table:style-name="Default_1"/>
          <table:table-cell office:value-type="float" office:value="0.111109791978521" table:style-name="Default_1">
            <text:p>0,111109792</text:p>
          </table:table-cell>
          <table:table-cell office:value-type="float" office:value="0.45181313012650098" table:style-name="Default_1">
            <text:p>0,45181313</text:p>
          </table:table-cell>
          <table:table-cell table:style-name="Default_1"/>
          <table:table-cell table:number-columns-repeated="16376"/>
        </table:table-row>
        <table:table-row table:style-name="ro1">
          <table:table-cell office:value-type="float" office:value="0.71012667441118704" table:style-name="Default_1">
            <text:p>0,710126674</text:p>
          </table:table-cell>
          <table:table-cell office:value-type="float" office:value="0.676536175650993" table:style-name="Default_1">
            <text:p>0,676536176</text:p>
          </table:table-cell>
          <table:table-cell office:value-type="float" office:value="0.45897751673895498" table:style-name="Default_1">
            <text:p>0,458977517</text:p>
          </table:table-cell>
          <table:table-cell table:number-columns-repeated="2" table:style-name="Default_1"/>
          <table:table-cell office:value-type="float" office:value="0.68859910024808701" table:style-name="Default_1">
            <text:p>0,6885991</text:p>
          </table:table-cell>
          <table:table-cell office:value-type="float" office:value="-0.71010419494570098" table:style-name="Default_1">
            <text:p>-0,710104195</text:p>
          </table:table-cell>
          <table:table-cell table:style-name="Default_1"/>
          <table:table-cell table:number-columns-repeated="16376"/>
        </table:table-row>
        <table:table-row table:style-name="ro1">
          <table:table-cell table:number-columns-repeated="5" table:style-name="Default_1"/>
          <table:table-cell office:value-type="float" office:value="0.83685414231878097" table:style-name="Default_1">
            <text:p>0,836854142</text:p>
          </table:table-cell>
          <table:table-cell office:value-type="float" office:value="0.12546550202821399" table:style-name="Default_1">
            <text:p>0,125465502</text:p>
          </table:table-cell>
          <table:table-cell table:style-name="Default_1"/>
          <table:table-cell table:number-columns-repeated="16376"/>
        </table:table-row>
        <table:table-row table:style-name="ro1">
          <table:table-cell office:value-type="float" office:value="0.55491769016021797" table:style-name="Default_1">
            <text:p>0,55491769</text:p>
          </table:table-cell>
          <table:table-cell office:value-type="float" office:value="0.30065833030489097" table:style-name="Default_1">
            <text:p>0,30065833</text:p>
          </table:table-cell>
          <table:table-cell office:value-type="float" office:value="0.851414649045376" table:style-name="Default_1">
            <text:p>0,851414649</text:p>
          </table:table-cell>
          <table:table-cell office:value-type="string" table:style-name="Default_1">
            <text:p>w2</text:p>
          </table:table-cell>
          <table:table-cell table:style-name="Default_1"/>
          <table:table-cell office:value-type="float" office:value="-0.60840549763660901" table:style-name="Default_1">
            <text:p>-0,608405498</text:p>
          </table:table-cell>
          <table:table-cell office:value-type="float" office:value="-0.84091789389624005" table:style-name="Default_1">
            <text:p>-0,840917894</text:p>
          </table:table-cell>
          <table:table-cell table:style-name="Default_1"/>
          <table:table-cell table:number-columns-repeated="16376"/>
        </table:table-row>
        <table:table-row table:style-name="ro1">
          <table:table-cell office:value-type="float" office:value="0.846399391320794" table:style-name="Default_1">
            <text:p>0,846399391</text:p>
          </table:table-cell>
          <table:table-cell office:value-type="float" office:value="0.89023840715907399" table:style-name="Default_1">
            <text:p>0,890238407</text:p>
          </table:table-cell>
          <table:table-cell office:value-type="float" office:value="0.18852743360061999" table:style-name="Default_1">
            <text:p>0,188527434</text:p>
          </table:table-cell>
          <table:table-cell table:number-columns-repeated="2" table:style-name="Default_1"/>
          <table:table-cell office:value-type="float" office:value="0.36090544632418498" table:style-name="Default_1">
            <text:p>0,360905446</text:p>
          </table:table-cell>
          <table:table-cell office:value-type="float" office:value="0.114794391863328" table:style-name="Default_1">
            <text:p>0,114794392</text:p>
          </table:table-cell>
          <table:table-cell table:style-name="Default_1"/>
          <table:table-cell table:number-columns-repeated="16376"/>
        </table:table-row>
        <table:table-row table:style-name="ro1">
          <table:table-cell office:value-type="float" office:value="0.16733271532640101" table:style-name="Default_1">
            <text:p>0,167332715</text:p>
          </table:table-cell>
          <table:table-cell office:value-type="float" office:value="0.40627643035980798" table:style-name="Default_1">
            <text:p>0,40627643</text:p>
          </table:table-cell>
          <table:table-cell office:value-type="float" office:value="0.59845677422867405" table:style-name="Default_1">
            <text:p>0,598456774</text:p>
          </table:table-cell>
          <table:table-cell table:number-columns-repeated="2" table:style-name="Default_1"/>
          <table:table-cell office:value-type="float" office:value="0.529786158492623" table:style-name="Default_1">
            <text:p>0,529786158</text:p>
          </table:table-cell>
          <table:table-cell office:value-type="float" office:value="-6.6414675460727601E-2" table:style-name="Default_1">
            <text:p>-0,066414675</text:p>
          </table:table-cell>
          <table:table-cell table:style-name="Default_1"/>
          <table:table-cell table:number-columns-repeated="16376"/>
        </table:table-row>
        <table:table-row table:style-name="ro1">
          <table:table-cell table:number-columns-repeated="8" table:style-name="Default_1"/>
          <table:table-cell table:number-columns-repeated="16376"/>
        </table:table-row>
        <table:table-row table:style-name="ro1">
          <table:table-cell office:value-type="float" office:value="0.81416614524410602" table:style-name="Default_1">
            <text:p>0,814166145</text:p>
          </table:table-cell>
          <table:table-cell office:value-type="float" office:value="0.92067652708652303" table:style-name="Default_1">
            <text:p>0,920676527</text:p>
          </table:table-cell>
          <table:table-cell office:value-type="float" office:value="8.0931155763436902E-2" table:style-name="Default_1">
            <text:p>0,080931156</text:p>
          </table:table-cell>
          <table:table-cell office:value-type="string" table:style-name="Default_1">
            <text:p>w3</text:p>
          </table:table-cell>
          <table:table-cell table:number-columns-repeated="4" table:style-name="Default_1"/>
          <table:table-cell table:number-columns-repeated="16376"/>
        </table:table-row>
        <table:table-row table:style-name="ro1">
          <table:table-cell office:value-type="float" office:value="0.64826345125098905" table:style-name="Default_1">
            <text:p>0,648263451</text:p>
          </table:table-cell>
          <table:table-cell office:value-type="float" office:value="0.23910093352678999" table:style-name="Default_1">
            <text:p>0,239100934</text:p>
          </table:table-cell>
          <table:table-cell office:value-type="float" office:value="0.570400831049233" table:style-name="Default_1">
            <text:p>0,570400831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0.25959603407863702" table:style-name="Default_1">
            <text:p>0,259596034</text:p>
          </table:table-cell>
          <table:table-cell office:value-type="float" office:value="0.97701884363791103" table:style-name="Default_1">
            <text:p>0,977018844</text:p>
          </table:table-cell>
          <table:table-cell office:value-type="float" office:value="0.97935659270745301" table:style-name="Default_1">
            <text:p>0,979356593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table:number-columns-repeated="8" table:style-name="Default_1"/>
          <table:table-cell table:number-columns-repeated="16376"/>
        </table:table-row>
        <table:table-row table:style-name="ro1">
          <table:table-cell office:value-type="float" office:value="0.35413178130298695" table:formula="of:=MAX(0; [.F12])" table:style-name="Default_1">
            <text:p>0,354131781</text:p>
          </table:table-cell>
          <table:table-cell office:value-type="float" office:value="0.40804277277670914" table:formula="of:=MAX(0; [.G12])" table:style-name="Default_1">
            <text:p>0,408042773</text:p>
          </table:table-cell>
          <table:table-cell office:value-type="float" office:value="0.26085470528226629" table:formula="of:=MAX(0; [.H12])" table:style-name="Default_1">
            <text:p>0,260854705</text:p>
          </table:table-cell>
          <table:table-cell office:value-type="string" table:style-name="Default_1">
            <text:p>y1</text:p>
          </table:table-cell>
          <table:table-cell table:style-name="Default_1"/>
          <table:table-cell office:value-type="float" office:value="0.35413178130298695" table:formula="of:=MMULT([.F1:.G6];[.A1:.C2] )" table:number-matrix-columns-spanned="3" table:number-matrix-rows-spanned="6" table:style-name="Default_1">
            <text:p>0,354131781</text:p>
          </table:table-cell>
          <table:table-cell office:value-type="float" office:value="0.40804277277670914" table:style-name="Default_1">
            <text:p>0,408042773</text:p>
          </table:table-cell>
          <table:table-cell office:value-type="float" office:value="0.26085470528226629" table:style-name="Default_1">
            <text:p>0,260854705</text:p>
          </table:table-cell>
          <table:table-cell table:number-columns-repeated="16376"/>
        </table:table-row>
        <table:table-row table:style-name="ro1">
          <table:table-cell office:value-type="float" office:value="0" table:formula="of:=MAX(0; [.F13])" table:style-name="Default_1">
            <text:p>0</text:p>
          </table:table-cell>
          <table:table-cell office:value-type="float" office:value="0.15405339531202672" table:formula="of:=MAX(0; [.G13])" table:style-name="Default_1">
            <text:p>0,154053395</text:p>
          </table:table-cell>
          <table:table-cell office:value-type="float" office:value="5.534935229319804E-3" table:formula="of:=MAX(0; [.H13])" table:style-name="Default_1">
            <text:p>0,005534935</text:p>
          </table:table-cell>
          <table:table-cell table:number-columns-repeated="2" table:style-name="Default_1"/>
          <table:table-cell office:value-type="float" office:value="-0.29796749793439103" table:style-name="Default_1">
            <text:p>-0,297967498</text:p>
          </table:table-cell>
          <table:table-cell office:value-type="float" office:value="0.15405339531202672" table:style-name="Default_1">
            <text:p>0,154053395</text:p>
          </table:table-cell>
          <table:table-cell office:value-type="float" office:value="5.534935229319804E-3" table:style-name="Default_1">
            <text:p>0,005534935</text:p>
          </table:table-cell>
          <table:table-cell table:number-columns-repeated="16376"/>
        </table:table-row>
        <table:table-row table:style-name="ro1">
          <table:table-cell office:value-type="float" office:value="0.33980835101319218" table:formula="of:=MAX(0; [.F14])" table:style-name="Default_1">
            <text:p>0,339808351</text:p>
          </table:table-cell>
          <table:table-cell office:value-type="float" office:value="0.85594642772181784" table:formula="of:=MAX(0; [.G14])" table:style-name="Default_1">
            <text:p>0,855946428</text:p>
          </table:table-cell>
          <table:table-cell office:value-type="float" office:value="0.46040512213975587" table:formula="of:=MAX(0; [.H14])" table:style-name="Default_1">
            <text:p>0,460405122</text:p>
          </table:table-cell>
          <table:table-cell table:number-columns-repeated="2" table:style-name="Default_1"/>
          <table:table-cell office:value-type="float" office:value="0.33980835101319218" table:style-name="Default_1">
            <text:p>0,339808351</text:p>
          </table:table-cell>
          <table:table-cell office:value-type="float" office:value="0.85594642772181784" table:style-name="Default_1">
            <text:p>0,855946428</text:p>
          </table:table-cell>
          <table:table-cell office:value-type="float" office:value="0.46040512213975587" table:style-name="Default_1">
            <text:p>0,460405122</text:p>
          </table:table-cell>
          <table:table-cell table:number-columns-repeated="16376"/>
        </table:table-row>
        <table:table-row table:style-name="ro1">
          <table:table-cell office:value-type="float" office:value="0" table:formula="of:=MAX(0; [.F15])" table:style-name="Default_1">
            <text:p>0</text:p>
          </table:table-cell>
          <table:table-cell office:value-type="float" office:value="0" table:formula="of:=MAX(0; [.G15])" table:style-name="Default_1">
            <text:p>0</text:p>
          </table:table-cell>
          <table:table-cell office:value-type="float" office:value="0" table:formula="of:=MAX(0; [.H15])" table:style-name="Default_1">
            <text:p>0</text:p>
          </table:table-cell>
          <table:table-cell table:number-columns-repeated="2" table:style-name="Default_1"/>
          <table:table-cell office:value-type="float" office:value="-0.77942957173754834" table:style-name="Default_1">
            <text:p>-0,779429572</text:p>
          </table:table-cell>
          <table:table-cell office:value-type="float" office:value="-1.1294868012433414" table:style-name="Default_1">
            <text:p>-1,129486801</text:p>
          </table:table-cell>
          <table:table-cell office:value-type="float" office:value="-0.67881805580317511" table:style-name="Default_1">
            <text:p>-0,678818056</text:p>
          </table:table-cell>
          <table:table-cell table:number-columns-repeated="16376"/>
        </table:table-row>
        <table:table-row table:style-name="ro1">
          <table:table-cell office:value-type="float" office:value="0.18964171299278793" table:formula="of:=MAX(0; [.F16])" table:style-name="Default_1">
            <text:p>0,189641713</text:p>
          </table:table-cell>
          <table:table-cell office:value-type="float" office:value="0.41019526088170399" table:formula="of:=MAX(0; [.G16])" table:style-name="Default_1">
            <text:p>0,410195261</text:p>
          </table:table-cell>
          <table:table-cell office:value-type="float" office:value="0.22640968147088861" table:formula="of:=MAX(0; [.H16])" table:style-name="Default_1">
            <text:p>0,226409681</text:p>
          </table:table-cell>
          <table:table-cell table:number-columns-repeated="2" table:style-name="Default_1"/>
          <table:table-cell office:value-type="float" office:value="0.18964171299278793" table:style-name="Default_1">
            <text:p>0,189641713</text:p>
          </table:table-cell>
          <table:table-cell office:value-type="float" office:value="0.41019526088170399" table:style-name="Default_1">
            <text:p>0,410195261</text:p>
          </table:table-cell>
          <table:table-cell office:value-type="float" office:value="0.22640968147088861" table:style-name="Default_1">
            <text:p>0,226409681</text:p>
          </table:table-cell>
          <table:table-cell table:number-columns-repeated="16376"/>
        </table:table-row>
        <table:table-row table:style-name="ro1">
          <table:table-cell office:value-type="float" office:value="0.11155505482965007" table:formula="of:=MAX(0; [.F17])" table:style-name="Default_1">
            <text:p>0,111555055</text:p>
          </table:table-cell>
          <table:table-cell office:value-type="float" office:value="0.44320485035853752" table:formula="of:=MAX(0; [.G17])" table:style-name="Default_1">
            <text:p>0,44320485</text:p>
          </table:table-cell>
          <table:table-cell office:value-type="float" office:value="0.22452943094080169" table:formula="of:=MAX(0; [.H17])" table:style-name="Default_1">
            <text:p>0,224529431</text:p>
          </table:table-cell>
          <table:table-cell table:number-columns-repeated="2" table:style-name="Default_1"/>
          <table:table-cell office:value-type="float" office:value="0.11155505482965007" table:style-name="Default_1">
            <text:p>0,111555055</text:p>
          </table:table-cell>
          <table:table-cell office:value-type="float" office:value="0.44320485035853752" table:style-name="Default_1">
            <text:p>0,44320485</text:p>
          </table:table-cell>
          <table:table-cell office:value-type="float" office:value="0.22452943094080169" table:style-name="Default_1">
            <text:p>0,224529431</text:p>
          </table:table-cell>
          <table:table-cell table:number-columns-repeated="16376"/>
        </table:table-row>
        <table:table-row table:style-name="ro1">
          <table:table-cell table:number-columns-repeated="8" table:style-name="Default_1"/>
          <table:table-cell table:number-columns-repeated="16376"/>
        </table:table-row>
        <table:table-row table:style-name="ro1">
          <table:table-cell office:value-type="float" office:value="0.58553067074458232" table:formula="of:=MAX(0;[.F19])" table:style-name="Default_1">
            <text:p>0,585530671</text:p>
          </table:table-cell>
          <table:table-cell office:value-type="float" office:value="0.57570713666860129" table:formula="of:=MAX(0;[.G19])" table:style-name="Default_1">
            <text:p>0,575707137</text:p>
          </table:table-cell>
          <table:table-cell office:value-type="float" office:value="0.53455050851036701" table:formula="of:=MAX(0;[.H19])" table:style-name="Default_1">
            <text:p>0,534550509</text:p>
          </table:table-cell>
          <table:table-cell office:value-type="string" table:style-name="Default_1">
            <text:p>y2</text:p>
          </table:table-cell>
          <table:table-cell table:style-name="Default_1"/>
          <table:table-cell office:value-type="float" office:value="0.58553067074458232" table:formula="of:=MMULT([.A12:.C17];[.A4:.C6])" table:number-matrix-columns-spanned="3" table:number-matrix-rows-spanned="6" table:style-name="Default_1">
            <text:p>0,585530671</text:p>
          </table:table-cell>
          <table:table-cell office:value-type="float" office:value="0.57570713666860129" table:style-name="Default_1">
            <text:p>0,575707137</text:p>
          </table:table-cell>
          <table:table-cell office:value-type="float" office:value="0.53455050851036701" table:style-name="Default_1">
            <text:p>0,534550509</text:p>
          </table:table-cell>
          <table:table-cell table:number-columns-repeated="16376"/>
        </table:table-row>
        <table:table-row table:style-name="ro1">
          <table:table-cell office:value-type="float" office:value="0.13131687576407891" table:formula="of:=MAX(0;[.F20])" table:style-name="Default_1">
            <text:p>0,131316876</text:p>
          </table:table-cell>
          <table:table-cell office:value-type="float" office:value="0.13939296298726664" table:formula="of:=MAX(0;[.G20])" table:style-name="Default_1">
            <text:p>0,139392963</text:p>
          </table:table-cell>
          <table:table-cell office:value-type="float" office:value="3.2355710738541557E-2" table:formula="of:=MAX(0;[.H20])" table:style-name="Default_1">
            <text:p>0,032355711</text:p>
          </table:table-cell>
          <table:table-cell table:number-columns-repeated="2" table:style-name="Default_1"/>
          <table:table-cell office:value-type="float" office:value="0.13131687576407891" table:style-name="Default_1">
            <text:p>0,131316876</text:p>
          </table:table-cell>
          <table:table-cell office:value-type="float" office:value="0.13939296298726664" table:style-name="Default_1">
            <text:p>0,139392963</text:p>
          </table:table-cell>
          <table:table-cell office:value-type="float" office:value="3.2355710738541557E-2" table:style-name="Default_1">
            <text:p>0,032355711</text:p>
          </table:table-cell>
          <table:table-cell table:number-columns-repeated="16376"/>
        </table:table-row>
        <table:table-row table:style-name="ro1">
          <table:table-cell office:value-type="float" office:value="0.99007903990617652" table:formula="of:=MAX(0;[.F21])" table:style-name="Default_1">
            <text:p>0,99007904</text:p>
          </table:table-cell>
          <table:table-cell office:value-type="float" office:value="1.0512143454101666" table:formula="of:=MAX(0;[.G21])" table:style-name="Default_1">
            <text:p>1,051214345</text:p>
          </table:table-cell>
          <table:table-cell office:value-type="float" office:value="0.72621975547271489" table:formula="of:=MAX(0;[.H21])" table:style-name="Default_1">
            <text:p>0,726219755</text:p>
          </table:table-cell>
          <table:table-cell table:number-columns-repeated="2" table:style-name="Default_1"/>
          <table:table-cell office:value-type="float" office:value="0.99007903990617652" table:style-name="Default_1">
            <text:p>0,99007904</text:p>
          </table:table-cell>
          <table:table-cell office:value-type="float" office:value="1.0512143454101666" table:style-name="Default_1">
            <text:p>1,051214345</text:p>
          </table:table-cell>
          <table:table-cell office:value-type="float" office:value="0.72621975547271489" table:style-name="Default_1">
            <text:p>0,726219755</text:p>
          </table:table-cell>
          <table:table-cell table:number-columns-repeated="16376"/>
        </table:table-row>
        <table:table-row table:style-name="ro1">
          <table:table-cell office:value-type="float" office:value="0" table:formula="of:=MAX(0;[.F22])" table:style-name="Default_1">
            <text:p>0</text:p>
          </table:table-cell>
          <table:table-cell office:value-type="float" office:value="0" table:formula="of:=MAX(0;[.G22])" table:style-name="Default_1">
            <text:p>0</text:p>
          </table:table-cell>
          <table:table-cell office:value-type="float" office:value="0" table:formula="of:=MAX(0;[.H22])" table:style-name="Default_1">
            <text:p>0</text:p>
          </table:table-cell>
          <table:table-cell table:number-columns-repeated="2" table:style-name="Default_1"/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76"/>
        </table:table-row>
        <table:table-row table:style-name="ro1">
          <table:table-cell office:value-type="float" office:value="0.49031030724164282" table:formula="of:=MAX(0;[.F23])" table:style-name="Default_1">
            <text:p>0,490310307</text:p>
          </table:table-cell>
          <table:table-cell office:value-type="float" office:value="0.51417385364299373" table:formula="of:=MAX(0;[.G23])" table:style-name="Default_1">
            <text:p>0,514173854</text:p>
          </table:table-cell>
          <table:table-cell office:value-type="float" office:value="0.37429319994849253" table:formula="of:=MAX(0;[.H23])" table:style-name="Default_1">
            <text:p>0,3742932</text:p>
          </table:table-cell>
          <table:table-cell table:number-columns-repeated="2" table:style-name="Default_1"/>
          <table:table-cell office:value-type="float" office:value="0.49031030724164282" table:style-name="Default_1">
            <text:p>0,490310307</text:p>
          </table:table-cell>
          <table:table-cell office:value-type="float" office:value="0.51417385364299373" table:style-name="Default_1">
            <text:p>0,514173854</text:p>
          </table:table-cell>
          <table:table-cell office:value-type="float" office:value="0.37429319994849253" table:style-name="Default_1">
            <text:p>0,3742932</text:p>
          </table:table-cell>
          <table:table-cell table:number-columns-repeated="16376"/>
        </table:table-row>
        <table:table-row table:style-name="ro1">
          <table:table-cell office:value-type="float" office:value="0.47460330827567165" table:formula="of:=MAX(0;[.F24])" table:style-name="Default_1">
            <text:p>0,474603308</text:p>
          </table:table-cell>
          <table:table-cell office:value-type="float" office:value="0.51931895226386127" table:formula="of:=MAX(0;[.G24])" table:style-name="Default_1">
            <text:p>0,519318952</text:p>
          </table:table-cell>
          <table:table-cell office:value-type="float" office:value="0.31290703981469814" table:formula="of:=MAX(0;[.H24])" table:style-name="Default_1">
            <text:p>0,31290704</text:p>
          </table:table-cell>
          <table:table-cell table:number-columns-repeated="2" table:style-name="Default_1"/>
          <table:table-cell office:value-type="float" office:value="0.47460330827567165" table:style-name="Default_1">
            <text:p>0,474603308</text:p>
          </table:table-cell>
          <table:table-cell office:value-type="float" office:value="0.51931895226386127" table:style-name="Default_1">
            <text:p>0,519318952</text:p>
          </table:table-cell>
          <table:table-cell office:value-type="float" office:value="0.31290703981469814" table:style-name="Default_1">
            <text:p>0,31290704</text:p>
          </table:table-cell>
          <table:table-cell table:number-columns-repeated="16376"/>
        </table:table-row>
        <table:table-row table:style-name="ro1">
          <table:table-cell table:number-columns-repeated="8" table:style-name="Default_1"/>
          <table:table-cell table:number-columns-repeated="16376"/>
        </table:table-row>
        <table:table-row table:style-name="ro1">
          <table:table-cell office:value-type="float" office:value="0.98869633647293476" table:formula="of:=MAX(0;[.F26])" table:style-name="Default_1">
            <text:p>0,988696336</text:p>
          </table:table-cell>
          <table:table-cell office:value-type="float" office:value="1.1990023779501184" table:formula="of:=MAX(0;[.G26])" table:style-name="Default_1">
            <text:p>1,199002378</text:p>
          </table:table-cell>
          <table:table-cell office:value-type="float" office:value="0.89928706775979328" table:formula="of:=MAX(0;[.H26])" table:style-name="Default_1">
            <text:p>0,899287068</text:p>
          </table:table-cell>
          <table:table-cell office:value-type="string" table:style-name="Default_1">
            <text:p>y3</text:p>
          </table:table-cell>
          <table:table-cell table:style-name="Default_1"/>
          <table:table-cell office:value-type="float" office:value="0.98869633647293476" table:formula="of:=MMULT([.A19:.C24];[.A8:.C10])" table:number-matrix-columns-spanned="3" table:number-matrix-rows-spanned="6" table:style-name="Default_1">
            <text:p>0,988696336</text:p>
          </table:table-cell>
          <table:table-cell office:value-type="float" office:value="1.1990023779501184" table:style-name="Default_1">
            <text:p>1,199002378</text:p>
          </table:table-cell>
          <table:table-cell office:value-type="float" office:value="0.89928706775979328" table:style-name="Default_1">
            <text:p>0,899287068</text:p>
          </table:table-cell>
          <table:table-cell table:number-columns-repeated="16376"/>
        </table:table-row>
        <table:table-row table:style-name="ro1">
          <table:table-cell office:value-type="float" office:value="0.20567653200008709" table:formula="of:=MAX(0;[.F27])" table:style-name="Default_1">
            <text:p>0,205676532</text:p>
          </table:table-cell>
          <table:table-cell office:value-type="float" office:value="0.18584149179449791" table:formula="of:=MAX(0;[.G27])" table:style-name="Default_1">
            <text:p>0,185841492</text:p>
          </table:table-cell>
          <table:table-cell office:value-type="float" office:value="0.12182526708070844" table:formula="of:=MAX(0;[.H27])" table:style-name="Default_1">
            <text:p>0,121825267</text:p>
          </table:table-cell>
          <table:table-cell table:number-columns-repeated="2" table:style-name="Default_1"/>
          <table:table-cell office:value-type="float" office:value="0.20567653200008709" table:style-name="Default_1">
            <text:p>0,205676532</text:p>
          </table:table-cell>
          <table:table-cell office:value-type="float" office:value="0.18584149179449791" table:style-name="Default_1">
            <text:p>0,185841492</text:p>
          </table:table-cell>
          <table:table-cell office:value-type="float" office:value="0.12182526708070844" table:style-name="Default_1">
            <text:p>0,121825267</text:p>
          </table:table-cell>
          <table:table-cell table:number-columns-repeated="16376"/>
        </table:table-row>
        <table:table-row table:style-name="ro1">
          <table:table-cell office:value-type="float" office:value="1.6760764433578152" table:formula="of:=MAX(0;[.F28])" table:style-name="Default_1">
            <text:p>1,676076443</text:p>
          </table:table-cell>
          <table:table-cell office:value-type="float" office:value="1.8724192490452602" table:formula="of:=MAX(0;[.G28])" table:style-name="Default_1">
            <text:p>1,872419249</text:p>
          </table:table-cell>
          <table:table-cell office:value-type="float" office:value="1.3909698825061931" table:formula="of:=MAX(0;[.H28])" table:style-name="Default_1">
            <text:p>1,390969883</text:p>
          </table:table-cell>
          <table:table-cell table:number-columns-repeated="2" table:style-name="Default_1"/>
          <table:table-cell office:value-type="float" office:value="1.6760764433578152" table:style-name="Default_1">
            <text:p>1,676076443</text:p>
          </table:table-cell>
          <table:table-cell office:value-type="float" office:value="1.8724192490452602" table:style-name="Default_1">
            <text:p>1,872419249</text:p>
          </table:table-cell>
          <table:table-cell office:value-type="float" office:value="1.3909698825061931" table:style-name="Default_1">
            <text:p>1,390969883</text:p>
          </table:table-cell>
          <table:table-cell table:number-columns-repeated="16376"/>
        </table:table-row>
        <table:table-row table:style-name="ro1">
          <table:table-cell office:value-type="float" office:value="0" table:formula="of:=MAX(0;[.F29])" table:style-name="Default_1">
            <text:p>0</text:p>
          </table:table-cell>
          <table:table-cell office:value-type="float" office:value="0" table:formula="of:=MAX(0;[.G29])" table:style-name="Default_1">
            <text:p>0</text:p>
          </table:table-cell>
          <table:table-cell office:value-type="float" office:value="0" table:formula="of:=MAX(0;[.H29])" table:style-name="Default_1">
            <text:p>0</text:p>
          </table:table-cell>
          <table:table-cell table:number-columns-repeated="2" table:style-name="Default_1"/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76"/>
        </table:table-row>
        <table:table-row table:style-name="ro1">
          <table:table-cell office:value-type="float" office:value="0.82967920001524065" table:formula="of:=MAX(0;[.F30])" table:style-name="Default_1">
            <text:p>0,8296792</text:p>
          </table:table-cell>
          <table:table-cell office:value-type="float" office:value="0.94004814866227826" table:formula="of:=MAX(0;[.G30])" table:style-name="Default_1">
            <text:p>0,940048149</text:p>
          </table:table-cell>
          <table:table-cell office:value-type="float" office:value="0.69953308624466737" table:formula="of:=MAX(0;[.H30])" table:style-name="Default_1">
            <text:p>0,699533086</text:p>
          </table:table-cell>
          <table:table-cell table:number-columns-repeated="2" table:style-name="Default_1"/>
          <table:table-cell office:value-type="float" office:value="0.82967920001524065" table:style-name="Default_1">
            <text:p>0,8296792</text:p>
          </table:table-cell>
          <table:table-cell office:value-type="float" office:value="0.94004814866227826" table:style-name="Default_1">
            <text:p>0,940048149</text:p>
          </table:table-cell>
          <table:table-cell office:value-type="float" office:value="0.69953308624466737" table:style-name="Default_1">
            <text:p>0,699533086</text:p>
          </table:table-cell>
          <table:table-cell table:number-columns-repeated="16376"/>
        </table:table-row>
        <table:table-row table:style-name="ro1">
          <table:table-cell office:value-type="float" office:value="0.8042908688847038" table:formula="of:=MAX(0;[.F31])" table:style-name="Default_1">
            <text:p>0,804290869</text:p>
          </table:table-cell>
          <table:table-cell office:value-type="float" office:value="0.86684184609738169" table:formula="of:=MAX(0;[.G31])" table:style-name="Default_1">
            <text:p>0,866841846</text:p>
          </table:table-cell>
          <table:table-cell office:value-type="float" office:value="0.64107772856592238" table:formula="of:=MAX(0;[.H31])" table:style-name="Default_1">
            <text:p>0,641077729</text:p>
          </table:table-cell>
          <table:table-cell table:number-columns-repeated="2" table:style-name="Default_1"/>
          <table:table-cell office:value-type="float" office:value="0.8042908688847038" table:style-name="Default_1">
            <text:p>0,804290869</text:p>
          </table:table-cell>
          <table:table-cell office:value-type="float" office:value="0.86684184609738169" table:style-name="Default_1">
            <text:p>0,866841846</text:p>
          </table:table-cell>
          <table:table-cell office:value-type="float" office:value="0.64107772856592238" table:style-name="Default_1">
            <text:p>0,641077729</text:p>
          </table:table-cell>
          <table:table-cell table:number-columns-repeated="16376"/>
        </table:table-row>
        <table:table-row table:style-name="ro1">
          <table:table-cell table:number-columns-repeated="8" table:style-name="Default_1"/>
          <table:table-cell table:number-columns-repeated="16376"/>
        </table:table-row>
        <table:table-row table:style-name="ro1">
          <table:table-cell office:value-type="float" office:value="2.6877282940598315" table:formula="of:=EXP([.A26])" table:style-name="Default_1">
            <text:p>2,687728294</text:p>
          </table:table-cell>
          <table:table-cell office:value-type="float" office:value="3.3168063525097389" table:formula="of:=EXP([.B26])" table:style-name="Default_1">
            <text:p>3,316806353</text:p>
          </table:table-cell>
          <table:table-cell office:value-type="float" office:value="2.4578502057265368" table:formula="of:=EXP([.C26])" table:style-name="Default_1">
            <text:p>2,457850206</text:p>
          </table:table-cell>
          <table:table-cell office:value-type="string" table:style-name="Default_1">
            <text:p>exp_scores</text:p>
          </table:table-cell>
          <table:table-cell table:number-columns-repeated="4" table:style-name="Default_1"/>
          <table:table-cell table:number-columns-repeated="16376"/>
        </table:table-row>
        <table:table-row table:style-name="ro1">
          <table:table-cell office:value-type="float" office:value="1.2283558059302728" table:formula="of:=EXP([.A27])" table:style-name="Default_1">
            <text:p>1,228355806</text:p>
          </table:table-cell>
          <table:table-cell office:value-type="float" office:value="1.204231364696136" table:formula="of:=EXP([.B27])" table:style-name="Default_1">
            <text:p>1,204231365</text:p>
          </table:table-cell>
          <table:table-cell office:value-type="float" office:value="1.1295567137936249" table:formula="of:=EXP([.C27])" table:style-name="Default_1">
            <text:p>1,129556714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5.3445451538721436" table:formula="of:=EXP([.A28])" table:style-name="Default_1">
            <text:p>5,344545154</text:p>
          </table:table-cell>
          <table:table-cell office:value-type="float" office:value="6.5040122067170341" table:formula="of:=EXP([.B28])" table:style-name="Default_1">
            <text:p>6,504012207</text:p>
          </table:table-cell>
          <table:table-cell office:value-type="float" office:value="4.0187458747648899" table:formula="of:=EXP([.C28])" table:style-name="Default_1">
            <text:p>4,018745875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1" table:formula="of:=EXP([.A29])" table:style-name="Default_1">
            <text:p>1</text:p>
          </table:table-cell>
          <table:table-cell office:value-type="float" office:value="1" table:formula="of:=EXP([.B29])" table:style-name="Default_1">
            <text:p>1</text:p>
          </table:table-cell>
          <table:table-cell office:value-type="float" office:value="1" table:formula="of:=EXP([.C29])" table:style-name="Default_1">
            <text:p>1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2.2925831616403718" table:formula="of:=EXP([.A30])" table:style-name="Default_1">
            <text:p>2,292583162</text:p>
          </table:table-cell>
          <table:table-cell office:value-type="float" office:value="2.5601046809774632" table:formula="of:=EXP([.B30])" table:style-name="Default_1">
            <text:p>2,560104681</text:p>
          </table:table-cell>
          <table:table-cell office:value-type="float" office:value="2.0128126781049187" table:formula="of:=EXP([.C30])" table:style-name="Default_1">
            <text:p>2,012812678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2.2351109499846498" table:formula="of:=EXP([.A31])" table:style-name="Default_1">
            <text:p>2,23511095</text:p>
          </table:table-cell>
          <table:table-cell office:value-type="float" office:value="2.3793845126240627" table:formula="of:=EXP([.B31])" table:style-name="Default_1">
            <text:p>2,379384513</text:p>
          </table:table-cell>
          <table:table-cell office:value-type="float" office:value="1.8985258726992649" table:formula="of:=EXP([.C31])" table:style-name="Default_1">
            <text:p>1,898525873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table:number-columns-repeated="8" table:style-name="Default_1"/>
          <table:table-cell table:number-columns-repeated="16376"/>
        </table:table-row>
        <table:table-row table:style-name="ro1">
          <table:table-cell office:value-type="float" office:value="0.31760884679341517" table:formula="of:=[.A33]/SUM([.$A33:.$C33])" table:style-name="Default_1">
            <text:p>0,317608847</text:p>
          </table:table-cell>
          <table:table-cell office:value-type="float" office:value="0.39194699962266388" table:formula="of:=[.B33]/SUM([.$A33:.$C33])" table:style-name="Default_1">
            <text:p>0,391947</text:p>
          </table:table-cell>
          <table:table-cell office:value-type="float" office:value="0.29044415358392095" table:formula="of:=[.C33]/SUM([.$A33:.$C33])" table:style-name="Default_1">
            <text:p>0,290444154</text:p>
          </table:table-cell>
          <table:table-cell office:value-type="string" table:style-name="Default_1">
            <text:p>probs</text:p>
          </table:table-cell>
          <table:table-cell table:number-columns-repeated="4" table:style-name="Default_1"/>
          <table:table-cell table:number-columns-repeated="16376"/>
        </table:table-row>
        <table:table-row table:style-name="ro1">
          <table:table-cell office:value-type="float" office:value="0.34483610033351197" table:formula="of:=[.A34]/SUM([.$A34:.$C34])" table:style-name="Default_1">
            <text:p>0,3448361</text:p>
          </table:table-cell>
          <table:table-cell office:value-type="float" office:value="0.33806365036604957" table:formula="of:=[.B34]/SUM([.$A34:.$C34])" table:style-name="Default_1">
            <text:p>0,33806365</text:p>
          </table:table-cell>
          <table:table-cell office:value-type="float" office:value="0.3171002493004384" table:formula="of:=[.C34]/SUM([.$A34:.$C34])" table:style-name="Default_1">
            <text:p>0,317100249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0.33682756764639871" table:formula="of:=[.A35]/SUM([.$A35:.$C35])" table:style-name="Default_1">
            <text:p>0,336827568</text:p>
          </table:table-cell>
          <table:table-cell office:value-type="float" office:value="0.40990029056893496" table:formula="of:=[.B35]/SUM([.$A35:.$C35])" table:style-name="Default_1">
            <text:p>0,409900291</text:p>
          </table:table-cell>
          <table:table-cell office:value-type="float" office:value="0.25327214178466628" table:formula="of:=[.C35]/SUM([.$A35:.$C35])" table:style-name="Default_1">
            <text:p>0,253272142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0.33333333333333331" table:formula="of:=[.A36]/SUM([.$A36:.$C36])" table:style-name="Default_1">
            <text:p>0,333333333</text:p>
          </table:table-cell>
          <table:table-cell office:value-type="float" office:value="0.33333333333333331" table:formula="of:=[.B36]/SUM([.$A36:.$C36])" table:style-name="Default_1">
            <text:p>0,333333333</text:p>
          </table:table-cell>
          <table:table-cell office:value-type="float" office:value="0.33333333333333331" table:formula="of:=[.C36]/SUM([.$A36:.$C36])" table:style-name="Default_1">
            <text:p>0,333333333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0.33392804424389211" table:formula="of:=[.A37]/SUM([.$A37:.$C37])" table:style-name="Default_1">
            <text:p>0,333928044</text:p>
          </table:table-cell>
          <table:table-cell office:value-type="float" office:value="0.37289410630005354" table:formula="of:=[.B37]/SUM([.$A37:.$C37])" table:style-name="Default_1">
            <text:p>0,372894106</text:p>
          </table:table-cell>
          <table:table-cell office:value-type="float" office:value="0.29317784945605446" table:formula="of:=[.C37]/SUM([.$A37:.$C37])" table:style-name="Default_1">
            <text:p>0,293177849</text:p>
          </table:table-cell>
          <table:table-cell table:number-columns-repeated="5" table:style-name="Default_1"/>
          <table:table-cell table:number-columns-repeated="16376"/>
        </table:table-row>
        <table:table-row table:style-name="ro1">
          <table:table-cell office:value-type="float" office:value="0.34317574515959415" table:formula="of:=[.A38]/SUM([.$A38:.$C38])" table:style-name="Default_1">
            <text:p>0,343175745</text:p>
          </table:table-cell>
          <table:table-cell office:value-type="float" office:value="0.3653273020502934" table:formula="of:=[.B38]/SUM([.$A38:.$C38])" table:style-name="Default_1">
            <text:p>0,365327302</text:p>
          </table:table-cell>
          <table:table-cell office:value-type="float" office:value="0.29149695279011251" table:formula="of:=[.C38]/SUM([.$A38:.$C38])" table:style-name="Default_1">
            <text:p>0,291496953</text:p>
          </table:table-cell>
          <table:table-cell table:number-columns-repeated="5" table:style-name="Default_1"/>
          <table:table-cell table:number-columns-repeated="16376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" svg:font-family="&quot;Noto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oto Sans" style:font-name-asian="Noto Sans" style:font-name-complex="Noto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oun, Alexis</dc:creator>
    <meta:creation-date>2024-04-20T17:00:46Z</meta:creation-date>
    <dc:date>2024-05-22T10:07:11Z</dc:date>
    <meta:editing-cycles>8</meta:editing-cycles>
    <meta:editing-duration>PT26094S</meta:editing-duration>
  </office:meta>
</office:document-meta>
</file>